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2in" svg:height="3.5453in" svg:x="7.1028in" svg:y="0.5339in">
            <draw:object draw:notify-on-update-of-ranges="Sheet1.A3:Sheet1.A199 Sheet1.C3:Sheet1.C199 Sheet1.A3:Sheet1.A199 Sheet1.E3:Sheet1.E1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538806831" calcext:value-type="float">
            <text:p>1.538806831</text:p>
          </table:table-cell>
          <table:table-cell office:value-type="float" office:value="0.00000000000959153422284766" calcext:value-type="float">
            <text:p>9.59153422284766E-012</text:p>
          </table:table-cell>
          <table:table-cell table:formula="of:=[.B3]*[.$D$1]" office:value-type="float" office:value="0.0000000000239788355571191" calcext:value-type="float">
            <text:p>2.39788355571191E-011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0.0000000000239788355571191" calcext:value-type="float">
            <text:p>2.39788355571191E-011</text:p>
          </table:table-cell>
        </table:table-row>
        <table:table-row table:style-name="ro1">
          <table:table-cell office:value-type="float" office:value="1.6764565524" calcext:value-type="float">
            <text:p>1.6764565524</text:p>
          </table:table-cell>
          <table:table-cell office:value-type="float" office:value="0.00000000000959153422284766" calcext:value-type="float">
            <text:p>9.59153422284766E-012</text:p>
          </table:table-cell>
          <table:table-cell table:formula="of:=[.B4]*[.$D$1]" office:value-type="float" office:value="0.0000000000239788355571191" calcext:value-type="float">
            <text:p>2.39788355571191E-01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0000000000239788355571191" calcext:value-type="float">
            <text:p>2.39788355571191E-011</text:p>
          </table:table-cell>
        </table:table-row>
        <table:table-row table:style-name="ro1">
          <table:table-cell office:value-type="float" office:value="1.8201665102" calcext:value-type="float">
            <text:p>1.8201665102</text:p>
          </table:table-cell>
          <table:table-cell office:value-type="float" office:value="0.00000000000959153422284766" calcext:value-type="float">
            <text:p>9.59153422284766E-012</text:p>
          </table:table-cell>
          <table:table-cell table:formula="of:=[.B5]*[.$D$1]" office:value-type="float" office:value="0.0000000000239788355571191" calcext:value-type="float">
            <text:p>2.39788355571191E-011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0.0000000000239788355571191" calcext:value-type="float">
            <text:p>2.39788355571191E-011</text:p>
          </table:table-cell>
        </table:table-row>
        <table:table-row table:style-name="ro1">
          <table:table-cell office:value-type="float" office:value="1.9642249393" calcext:value-type="float">
            <text:p>1.9642249393</text:p>
          </table:table-cell>
          <table:table-cell office:value-type="float" office:value="0.00000000000959153422284766" calcext:value-type="float">
            <text:p>9.59153422284766E-012</text:p>
          </table:table-cell>
          <table:table-cell table:formula="of:=[.B6]*[.$D$1]" office:value-type="float" office:value="0.0000000000239788355571191" calcext:value-type="float">
            <text:p>2.39788355571191E-011</text:p>
          </table:table-cell>
          <table:table-cell office:value-type="float" office:value="0.5" calcext:value-type="float">
            <text:p>0.5</text:p>
          </table:table-cell>
          <table:table-cell table:formula="of:=[.C6]*[.D6]" office:value-type="float" office:value="0.0000000000119894177785596" calcext:value-type="float">
            <text:p>1.19894177785596E-011</text:p>
          </table:table-cell>
        </table:table-row>
        <table:table-row table:style-name="ro1">
          <table:table-cell office:value-type="float" office:value="2.1040163007" calcext:value-type="float">
            <text:p>2.1040163007</text:p>
          </table:table-cell>
          <table:table-cell office:value-type="float" office:value="0.00000000000928182358159053" calcext:value-type="float">
            <text:p>9.28182358159053E-012</text:p>
          </table:table-cell>
          <table:table-cell table:formula="of:=[.B7]*[.$D$1]" office:value-type="float" office:value="0.0000000000232045589539763" calcext:value-type="float">
            <text:p>2.32045589539763E-011</text:p>
          </table:table-cell>
          <table:table-cell office:value-type="float" office:value="0.5" calcext:value-type="float">
            <text:p>0.5</text:p>
          </table:table-cell>
          <table:table-cell table:formula="of:=[.C7]*[.D7]" office:value-type="float" office:value="0.0000000000116022794769882" calcext:value-type="float">
            <text:p>1.16022794769882E-011</text:p>
          </table:table-cell>
        </table:table-row>
        <table:table-row table:style-name="ro1">
          <table:table-cell office:value-type="float" office:value="2.2232562464" calcext:value-type="float">
            <text:p>2.2232562464</text:p>
          </table:table-cell>
          <table:table-cell office:value-type="float" office:value="0.0000000000085845632205708" calcext:value-type="float">
            <text:p>8.5845632205708E-012</text:p>
          </table:table-cell>
          <table:table-cell table:formula="of:=[.B8]*[.$D$1]" office:value-type="float" office:value="0.000000000021461408051427" calcext:value-type="float">
            <text:p>2.1461408051427E-011</text:p>
          </table:table-cell>
          <table:table-cell office:value-type="float" office:value="0.5" calcext:value-type="float">
            <text:p>0.5</text:p>
          </table:table-cell>
          <table:table-cell table:formula="of:=[.C8]*[.D8]" office:value-type="float" office:value="0.0000000000107307040257135" calcext:value-type="float">
            <text:p>1.07307040257135E-011</text:p>
          </table:table-cell>
        </table:table-row>
        <table:table-row table:style-name="ro1">
          <table:table-cell office:value-type="float" office:value="2.3174258653" calcext:value-type="float">
            <text:p>2.3174258653</text:p>
          </table:table-cell>
          <table:table-cell office:value-type="float" office:value="0.00000000000781831294947989" calcext:value-type="float">
            <text:p>7.81831294947989E-012</text:p>
          </table:table-cell>
          <table:table-cell table:formula="of:=[.B9]*[.$D$1]" office:value-type="float" office:value="0.0000000000195457823736997" calcext:value-type="float">
            <text:p>1.95457823736997E-011</text:p>
          </table:table-cell>
          <table:table-cell office:value-type="float" office:value="0.5" calcext:value-type="float">
            <text:p>0.5</text:p>
          </table:table-cell>
          <table:table-cell table:formula="of:=[.C9]*[.D9]" office:value-type="float" office:value="0.00000000000977289118684986" calcext:value-type="float">
            <text:p>9.77289118684986E-012</text:p>
          </table:table-cell>
        </table:table-row>
        <table:table-row table:style-name="ro1">
          <table:table-cell office:value-type="float" office:value="2.40943485" calcext:value-type="float">
            <text:p>2.40943485</text:p>
          </table:table-cell>
          <table:table-cell office:value-type="float" office:value="0.00000000000701966486322055" calcext:value-type="float">
            <text:p>7.01966486322055E-012</text:p>
          </table:table-cell>
          <table:table-cell table:formula="of:=[.B10]*[.$D$1]" office:value-type="float" office:value="0.0000000000175491621580514" calcext:value-type="float">
            <text:p>1.75491621580514E-011</text:p>
          </table:table-cell>
          <table:table-cell office:value-type="float" office:value="0.5" calcext:value-type="float">
            <text:p>0.5</text:p>
          </table:table-cell>
          <table:table-cell table:formula="of:=[.C10]*[.D10]" office:value-type="float" office:value="0.00000000000877458107902569" calcext:value-type="float">
            <text:p>8.77458107902569E-012</text:p>
          </table:table-cell>
        </table:table-row>
        <table:table-row table:style-name="ro1">
          <table:table-cell office:value-type="float" office:value="2.5015735317" calcext:value-type="float">
            <text:p>2.5015735317</text:p>
          </table:table-cell>
          <table:table-cell office:value-type="float" office:value="0.00000000000640875329946402" calcext:value-type="float">
            <text:p>6.40875329946402E-012</text:p>
          </table:table-cell>
          <table:table-cell table:formula="of:=[.B11]*[.$D$1]" office:value-type="float" office:value="0.0000000000160218832486601" calcext:value-type="float">
            <text:p>1.60218832486601E-011</text:p>
          </table:table-cell>
          <table:table-cell office:value-type="float" office:value="0.5" calcext:value-type="float">
            <text:p>0.5</text:p>
          </table:table-cell>
          <table:table-cell table:formula="of:=[.C11]*[.D11]" office:value-type="float" office:value="0.00000000000801094162433003" calcext:value-type="float">
            <text:p>8.01094162433003E-012</text:p>
          </table:table-cell>
        </table:table-row>
        <table:table-row table:style-name="ro1">
          <table:table-cell office:value-type="float" office:value="2.5880223436" calcext:value-type="float">
            <text:p>2.5880223436</text:p>
          </table:table-cell>
          <table:table-cell office:value-type="float" office:value="0.00000000000609264795157086" calcext:value-type="float">
            <text:p>6.09264795157086E-012</text:p>
          </table:table-cell>
          <table:table-cell table:formula="of:=[.B12]*[.$D$1]" office:value-type="float" office:value="0.0000000000152316198789272" calcext:value-type="float">
            <text:p>1.52316198789272E-011</text:p>
          </table:table-cell>
          <table:table-cell office:value-type="float" office:value="0.5" calcext:value-type="float">
            <text:p>0.5</text:p>
          </table:table-cell>
          <table:table-cell table:formula="of:=[.C12]*[.D12]" office:value-type="float" office:value="0.00000000000761580993946358" calcext:value-type="float">
            <text:p>7.61580993946358E-012</text:p>
          </table:table-cell>
        </table:table-row>
        <table:table-row table:style-name="ro1">
          <table:table-cell office:value-type="float" office:value="2.6670062439" calcext:value-type="float">
            <text:p>2.6670062439</text:p>
          </table:table-cell>
          <table:table-cell office:value-type="float" office:value="0.0000000000058391811655866" calcext:value-type="float">
            <text:p>5.8391811655866E-012</text:p>
          </table:table-cell>
          <table:table-cell table:formula="of:=[.B13]*[.$D$1]" office:value-type="float" office:value="0.0000000000145979529139665" calcext:value-type="float">
            <text:p>1.45979529139665E-011</text:p>
          </table:table-cell>
          <table:table-cell office:value-type="float" office:value="0.5" calcext:value-type="float">
            <text:p>0.5</text:p>
          </table:table-cell>
          <table:table-cell table:formula="of:=[.C13]*[.D13]" office:value-type="float" office:value="0.00000000000729897645698325" calcext:value-type="float">
            <text:p>7.29897645698325E-012</text:p>
          </table:table-cell>
        </table:table-row>
        <table:table-row table:style-name="ro1">
          <table:table-cell office:value-type="float" office:value="2.7399382248" calcext:value-type="float">
            <text:p>2.7399382248</text:p>
          </table:table-cell>
          <table:table-cell office:value-type="float" office:value="0.00000000000556866961658143" calcext:value-type="float">
            <text:p>5.56866961658143E-012</text:p>
          </table:table-cell>
          <table:table-cell table:formula="of:=[.B14]*[.$D$1]" office:value-type="float" office:value="0.0000000000139216740414536" calcext:value-type="float">
            <text:p>1.39216740414536E-011</text:p>
          </table:table-cell>
          <table:table-cell office:value-type="float" office:value="0.5" calcext:value-type="float">
            <text:p>0.5</text:p>
          </table:table-cell>
          <table:table-cell table:formula="of:=[.C14]*[.D14]" office:value-type="float" office:value="0.00000000000696083702072679" calcext:value-type="float">
            <text:p>6.96083702072679E-012</text:p>
          </table:table-cell>
        </table:table-row>
        <table:table-row table:style-name="ro1">
          <table:table-cell office:value-type="float" office:value="2.8112055597" calcext:value-type="float">
            <text:p>2.8112055597</text:p>
          </table:table-cell>
          <table:table-cell office:value-type="float" office:value="0.00000000000524016050831362" calcext:value-type="float">
            <text:p>5.24016050831362E-012</text:p>
          </table:table-cell>
          <table:table-cell table:formula="of:=[.B15]*[.$D$1]" office:value-type="float" office:value="0.000000000013100401270784" calcext:value-type="float">
            <text:p>1.3100401270784E-011</text:p>
          </table:table-cell>
          <table:table-cell office:value-type="float" office:value="0.5" calcext:value-type="float">
            <text:p>0.5</text:p>
          </table:table-cell>
          <table:table-cell table:formula="of:=[.C15]*[.D15]" office:value-type="float" office:value="0.00000000000655020063539202" calcext:value-type="float">
            <text:p>6.55020063539202E-012</text:p>
          </table:table-cell>
        </table:table-row>
        <table:table-row table:style-name="ro1">
          <table:table-cell office:value-type="float" office:value="2.8851735499" calcext:value-type="float">
            <text:p>2.8851735499</text:p>
          </table:table-cell>
          <table:table-cell office:value-type="float" office:value="0.00000000000485173031652849" calcext:value-type="float">
            <text:p>4.85173031652849E-012</text:p>
          </table:table-cell>
          <table:table-cell table:formula="of:=[.B16]*[.$D$1]" office:value-type="float" office:value="0.0000000000121293257913212" calcext:value-type="float">
            <text:p>1.21293257913212E-011</text:p>
          </table:table-cell>
          <table:table-cell office:value-type="float" office:value="0.5" calcext:value-type="float">
            <text:p>0.5</text:p>
          </table:table-cell>
          <table:table-cell table:formula="of:=[.C16]*[.D16]" office:value-type="float" office:value="0.00000000000606466289566062" calcext:value-type="float">
            <text:p>6.06466289566062E-012</text:p>
          </table:table-cell>
        </table:table-row>
        <table:table-row table:style-name="ro1">
          <table:table-cell office:value-type="float" office:value="2.9576834374" calcext:value-type="float">
            <text:p>2.9576834374</text:p>
          </table:table-cell>
          <table:table-cell office:value-type="float" office:value="0.00000000000450713743622049" calcext:value-type="float">
            <text:p>4.50713743622049E-012</text:p>
          </table:table-cell>
          <table:table-cell table:formula="of:=[.B17]*[.$D$1]" office:value-type="float" office:value="0.0000000000112678435905512" calcext:value-type="float">
            <text:p>1.12678435905512E-011</text:p>
          </table:table-cell>
          <table:table-cell office:value-type="float" office:value="0.5" calcext:value-type="float">
            <text:p>0.5</text:p>
          </table:table-cell>
          <table:table-cell table:formula="of:=[.C17]*[.D17]" office:value-type="float" office:value="0.00000000000563392179527561" calcext:value-type="float">
            <text:p>5.63392179527561E-012</text:p>
          </table:table-cell>
        </table:table-row>
        <table:table-row table:style-name="ro1">
          <table:table-cell office:value-type="float" office:value="3.0195179955" calcext:value-type="float">
            <text:p>3.0195179955</text:p>
          </table:table-cell>
          <table:table-cell office:value-type="float" office:value="0.00000000000417852787981248" calcext:value-type="float">
            <text:p>4.17852787981248E-012</text:p>
          </table:table-cell>
          <table:table-cell table:formula="of:=[.B18]*[.$D$1]" office:value-type="float" office:value="0.0000000000104463196995312" calcext:value-type="float">
            <text:p>1.04463196995312E-011</text:p>
          </table:table-cell>
          <table:table-cell office:value-type="float" office:value="0.5" calcext:value-type="float">
            <text:p>0.5</text:p>
          </table:table-cell>
          <table:table-cell table:formula="of:=[.C18]*[.D18]" office:value-type="float" office:value="0.0000000000052231598497656" calcext:value-type="float">
            <text:p>5.2231598497656E-012</text:p>
          </table:table-cell>
        </table:table-row>
        <table:table-row table:style-name="ro1">
          <table:table-cell office:value-type="float" office:value="3.0686626152" calcext:value-type="float">
            <text:p>3.0686626152</text:p>
          </table:table-cell>
          <table:table-cell office:value-type="float" office:value="0.00000000000377095485778167" calcext:value-type="float">
            <text:p>3.77095485778167E-012</text:p>
          </table:table-cell>
          <table:table-cell table:formula="of:=[.B19]*[.$D$1]" office:value-type="float" office:value="0.00000000000942738714445418" calcext:value-type="float">
            <text:p>9.42738714445418E-012</text:p>
          </table:table-cell>
          <table:table-cell office:value-type="float" office:value="0.5" calcext:value-type="float">
            <text:p>0.5</text:p>
          </table:table-cell>
          <table:table-cell table:formula="of:=[.C19]*[.D19]" office:value-type="float" office:value="0.00000000000471369357222709" calcext:value-type="float">
            <text:p>4.71369357222709E-012</text:p>
          </table:table-cell>
        </table:table-row>
        <table:table-row table:style-name="ro1">
          <table:table-cell office:value-type="float" office:value="3.1150817994" calcext:value-type="float">
            <text:p>3.1150817994</text:p>
          </table:table-cell>
          <table:table-cell office:value-type="float" office:value="0.0000000000033218107089407" calcext:value-type="float">
            <text:p>3.3218107089407E-012</text:p>
          </table:table-cell>
          <table:table-cell table:formula="of:=[.B20]*[.$D$1]" office:value-type="float" office:value="0.00000000000830452677235175" calcext:value-type="float">
            <text:p>8.30452677235175E-012</text:p>
          </table:table-cell>
          <table:table-cell office:value-type="float" office:value="0.5" calcext:value-type="float">
            <text:p>0.5</text:p>
          </table:table-cell>
          <table:table-cell table:formula="of:=[.C20]*[.D20]" office:value-type="float" office:value="0.00000000000415226338617588" calcext:value-type="float">
            <text:p>4.15226338617588E-012</text:p>
          </table:table-cell>
        </table:table-row>
        <table:table-row table:style-name="ro1">
          <table:table-cell office:value-type="float" office:value="3.1608860315" calcext:value-type="float">
            <text:p>3.1608860315</text:p>
          </table:table-cell>
          <table:table-cell office:value-type="float" office:value="0.00000000000295459454123533" calcext:value-type="float">
            <text:p>2.95459454123533E-012</text:p>
          </table:table-cell>
          <table:table-cell table:formula="of:=[.B21]*[.$D$1]" office:value-type="float" office:value="0.00000000000738648635308833" calcext:value-type="float">
            <text:p>7.38648635308833E-012</text:p>
          </table:table-cell>
          <table:table-cell office:value-type="float" office:value="0.5" calcext:value-type="float">
            <text:p>0.5</text:p>
          </table:table-cell>
          <table:table-cell table:formula="of:=[.C21]*[.D21]" office:value-type="float" office:value="0.00000000000369324317654417" calcext:value-type="float">
            <text:p>3.69324317654417E-012</text:p>
          </table:table-cell>
        </table:table-row>
        <table:table-row table:style-name="ro1">
          <table:table-cell office:value-type="float" office:value="3.2024688016" calcext:value-type="float">
            <text:p>3.2024688016</text:p>
          </table:table-cell>
          <table:table-cell office:value-type="float" office:value="0.00000000000265876238825763" calcext:value-type="float">
            <text:p>2.65876238825763E-012</text:p>
          </table:table-cell>
          <table:table-cell table:formula="of:=[.B22]*[.$D$1]" office:value-type="float" office:value="0.00000000000664690597064408" calcext:value-type="float">
            <text:p>6.64690597064408E-012</text:p>
          </table:table-cell>
          <table:table-cell office:value-type="float" office:value="0.5" calcext:value-type="float">
            <text:p>0.5</text:p>
          </table:table-cell>
          <table:table-cell table:formula="of:=[.C22]*[.D22]" office:value-type="float" office:value="0.00000000000332345298532204" calcext:value-type="float">
            <text:p>3.32345298532204E-012</text:p>
          </table:table-cell>
        </table:table-row>
        <table:table-row table:style-name="ro1">
          <table:table-cell office:value-type="float" office:value="3.238720905" calcext:value-type="float">
            <text:p>3.238720905</text:p>
          </table:table-cell>
          <table:table-cell office:value-type="float" office:value="0.00000000000236115866502879" calcext:value-type="float">
            <text:p>2.36115866502879E-012</text:p>
          </table:table-cell>
          <table:table-cell table:formula="of:=[.B23]*[.$D$1]" office:value-type="float" office:value="0.00000000000590289666257197" calcext:value-type="float">
            <text:p>5.90289666257197E-012</text:p>
          </table:table-cell>
          <table:table-cell office:value-type="float" office:value="0.5" calcext:value-type="float">
            <text:p>0.5</text:p>
          </table:table-cell>
          <table:table-cell table:formula="of:=[.C23]*[.D23]" office:value-type="float" office:value="0.00000000000295144833128598" calcext:value-type="float">
            <text:p>2.95144833128598E-012</text:p>
          </table:table-cell>
        </table:table-row>
        <table:table-row table:style-name="ro1">
          <table:table-cell office:value-type="float" office:value="3.2708671455" calcext:value-type="float">
            <text:p>3.2708671455</text:p>
          </table:table-cell>
          <table:table-cell office:value-type="float" office:value="0.00000000000203657974456769" calcext:value-type="float">
            <text:p>2.03657974456769E-012</text:p>
          </table:table-cell>
          <table:table-cell table:formula="of:=[.B24]*[.$D$1]" office:value-type="float" office:value="0.00000000000509144936141922" calcext:value-type="float">
            <text:p>5.09144936141922E-012</text:p>
          </table:table-cell>
          <table:table-cell office:value-type="float" office:value="0.5" calcext:value-type="float">
            <text:p>0.5</text:p>
          </table:table-cell>
          <table:table-cell table:formula="of:=[.C24]*[.D24]" office:value-type="float" office:value="0.00000000000254572468070961" calcext:value-type="float">
            <text:p>2.54572468070961E-012</text:p>
          </table:table-cell>
        </table:table-row>
        <table:table-row table:style-name="ro1">
          <table:table-cell office:value-type="float" office:value="3.2961003244" calcext:value-type="float">
            <text:p>3.2961003244</text:p>
          </table:table-cell>
          <table:table-cell office:value-type="float" office:value="0.00000000000172218394061026" calcext:value-type="float">
            <text:p>1.72218394061026E-012</text:p>
          </table:table-cell>
          <table:table-cell table:formula="of:=[.B25]*[.$D$1]" office:value-type="float" office:value="0.00000000000430545985152564" calcext:value-type="float">
            <text:p>4.30545985152564E-012</text:p>
          </table:table-cell>
          <table:table-cell office:value-type="float" office:value="0.5" calcext:value-type="float">
            <text:p>0.5</text:p>
          </table:table-cell>
          <table:table-cell table:formula="of:=[.C25]*[.D25]" office:value-type="float" office:value="0.00000000000215272992576282" calcext:value-type="float">
            <text:p>2.15272992576282E-012</text:p>
          </table:table-cell>
        </table:table-row>
        <table:table-row table:style-name="ro1">
          <table:table-cell office:value-type="float" office:value="3.3181888067" calcext:value-type="float">
            <text:p>3.3181888067</text:p>
          </table:table-cell>
          <table:table-cell office:value-type="float" office:value="0.00000000000144831333508135" calcext:value-type="float">
            <text:p>1.44831333508135E-012</text:p>
          </table:table-cell>
          <table:table-cell table:formula="of:=[.B26]*[.$D$1]" office:value-type="float" office:value="0.00000000000362078333770336" calcext:value-type="float">
            <text:p>3.62078333770336E-012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000000000362078333770336" calcext:value-type="float">
            <text:p>3.62078333770336E-012</text:p>
          </table:table-cell>
        </table:table-row>
        <table:table-row table:style-name="ro1">
          <table:table-cell office:value-type="float" office:value="3.3370558341" calcext:value-type="float">
            <text:p>3.3370558341</text:p>
          </table:table-cell>
          <table:table-cell office:value-type="float" office:value="0.00000000000120003672216964" calcext:value-type="float">
            <text:p>1.20003672216964E-012</text:p>
          </table:table-cell>
          <table:table-cell table:formula="of:=[.B27]*[.$D$1]" office:value-type="float" office:value="0.00000000000300009180542411" calcext:value-type="float">
            <text:p>3.00009180542411E-012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0.00000000000300009180542411" calcext:value-type="float">
            <text:p>3.00009180542411E-012</text:p>
          </table:table-cell>
        </table:table-row>
        <table:table-row table:style-name="ro1">
          <table:table-cell office:value-type="float" office:value="3.3522832064" calcext:value-type="float">
            <text:p>3.3522832064</text:p>
          </table:table-cell>
          <table:table-cell office:value-type="float" office:value="0.00000000000102455199714419" calcext:value-type="float">
            <text:p>1.02455199714419E-012</text:p>
          </table:table-cell>
          <table:table-cell table:formula="of:=[.B28]*[.$D$1]" office:value-type="float" office:value="0.00000000000256137999286047" calcext:value-type="float">
            <text:p>2.56137999286047E-012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00000000000256137999286047" calcext:value-type="float">
            <text:p>2.56137999286047E-012</text:p>
          </table:table-cell>
        </table:table-row>
        <table:table-row table:style-name="ro1">
          <table:table-cell office:value-type="float" office:value="3.365426091" calcext:value-type="float">
            <text:p>3.365426091</text:p>
          </table:table-cell>
          <table:table-cell office:value-type="float" office:value="0.000000000000878712391525427" calcext:value-type="float">
            <text:p>8.78712391525427E-013</text:p>
          </table:table-cell>
          <table:table-cell table:formula="of:=[.B29]*[.$D$1]" office:value-type="float" office:value="0.00000000000219678097881357" calcext:value-type="float">
            <text:p>2.19678097881357E-012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0.00000000000219678097881357" calcext:value-type="float">
            <text:p>2.19678097881357E-012</text:p>
          </table:table-cell>
        </table:table-row>
        <table:table-row table:style-name="ro1">
          <table:table-cell office:value-type="float" office:value="3.3764511691" calcext:value-type="float">
            <text:p>3.3764511691</text:p>
          </table:table-cell>
          <table:table-cell office:value-type="float" office:value="0.000000000000744212275934173" calcext:value-type="float">
            <text:p>7.44212275934173E-013</text:p>
          </table:table-cell>
          <table:table-cell table:formula="of:=[.B30]*[.$D$1]" office:value-type="float" office:value="0.00000000000186053068983543" calcext:value-type="float">
            <text:p>1.86053068983543E-012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00000000000186053068983543" calcext:value-type="float">
            <text:p>1.86053068983543E-012</text:p>
          </table:table-cell>
        </table:table-row>
        <table:table-row table:style-name="ro1">
          <table:table-cell office:value-type="float" office:value="3.386761978" calcext:value-type="float">
            <text:p>3.386761978</text:p>
          </table:table-cell>
          <table:table-cell office:value-type="float" office:value="0.000000000000625724489544241" calcext:value-type="float">
            <text:p>6.25724489544241E-013</text:p>
          </table:table-cell>
          <table:table-cell table:formula="of:=[.B31]*[.$D$1]" office:value-type="float" office:value="0.0000000000015643112238606" calcext:value-type="float">
            <text:p>1.5643112238606E-012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0.0000000000015643112238606" calcext:value-type="float">
            <text:p>1.5643112238606E-012</text:p>
          </table:table-cell>
        </table:table-row>
        <table:table-row table:style-name="ro1">
          <table:table-cell office:value-type="float" office:value="3.3963941907" calcext:value-type="float">
            <text:p>3.3963941907</text:p>
          </table:table-cell>
          <table:table-cell office:value-type="float" office:value="0.000000000000525278190931076" calcext:value-type="float">
            <text:p>5.25278190931076E-013</text:p>
          </table:table-cell>
          <table:table-cell table:formula="of:=[.B32]*[.$D$1]" office:value-type="float" office:value="0.00000000000131319547732769" calcext:value-type="float">
            <text:p>1.31319547732769E-012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0.00000000000131319547732769" calcext:value-type="float">
            <text:p>1.31319547732769E-012</text:p>
          </table:table-cell>
        </table:table-row>
        <table:table-row table:style-name="ro1">
          <table:table-cell office:value-type="float" office:value="3.4036753515" calcext:value-type="float">
            <text:p>3.4036753515</text:p>
          </table:table-cell>
          <table:table-cell office:value-type="float" office:value="0.000000000000447084576064205" calcext:value-type="float">
            <text:p>4.47084576064205E-013</text:p>
          </table:table-cell>
          <table:table-cell table:formula="of:=[.B33]*[.$D$1]" office:value-type="float" office:value="0.00000000000111771144016051" calcext:value-type="float">
            <text:p>1.11771144016051E-012</text:p>
          </table:table-cell>
          <table:table-cell office:value-type="float" office:value="1" calcext:value-type="float">
            <text:p>1</text:p>
          </table:table-cell>
          <table:table-cell table:formula="of:=[.C33]*[.D33]" office:value-type="float" office:value="0.00000000000111771144016051" calcext:value-type="float">
            <text:p>1.11771144016051E-012</text:p>
          </table:table-cell>
        </table:table-row>
        <table:table-row table:style-name="ro1">
          <table:table-cell office:value-type="float" office:value="3.4086232529" calcext:value-type="float">
            <text:p>3.4086232529</text:p>
          </table:table-cell>
          <table:table-cell office:value-type="float" office:value="0.000000000000372882910492024" calcext:value-type="float">
            <text:p>3.72882910492024E-013</text:p>
          </table:table-cell>
          <table:table-cell table:formula="of:=[.B34]*[.$D$1]" office:value-type="float" office:value="0.00000000000093220727623006" calcext:value-type="float">
            <text:p>9.3220727623006E-013</text:p>
          </table:table-cell>
          <table:table-cell office:value-type="float" office:value="1" calcext:value-type="float">
            <text:p>1</text:p>
          </table:table-cell>
          <table:table-cell table:formula="of:=[.C34]*[.D34]" office:value-type="float" office:value="0.00000000000093220727623006" calcext:value-type="float">
            <text:p>9.3220727623006E-013</text:p>
          </table:table-cell>
        </table:table-row>
        <table:table-row table:style-name="ro1">
          <table:table-cell office:value-type="float" office:value="3.4129998679" calcext:value-type="float">
            <text:p>3.4129998679</text:p>
          </table:table-cell>
          <table:table-cell office:value-type="float" office:value="0.000000000000290741357583421" calcext:value-type="float">
            <text:p>2.90741357583421E-013</text:p>
          </table:table-cell>
          <table:table-cell table:formula="of:=[.B35]*[.$D$1]" office:value-type="float" office:value="0.000000000000726853393958552" calcext:value-type="float">
            <text:p>7.26853393958552E-013</text:p>
          </table:table-cell>
          <table:table-cell office:value-type="float" office:value="1" calcext:value-type="float">
            <text:p>1</text:p>
          </table:table-cell>
          <table:table-cell table:formula="of:=[.C35]*[.D35]" office:value-type="float" office:value="0.000000000000726853393958552" calcext:value-type="float">
            <text:p>7.26853393958552E-013</text:p>
          </table:table-cell>
        </table:table-row>
        <table:table-row table:style-name="ro1">
          <table:table-cell office:value-type="float" office:value="3.4171823643" calcext:value-type="float">
            <text:p>3.4171823643</text:p>
          </table:table-cell>
          <table:table-cell office:value-type="float" office:value="0.000000000000223333837593086" calcext:value-type="float">
            <text:p>2.23333837593086E-013</text:p>
          </table:table-cell>
          <table:table-cell table:formula="of:=[.B36]*[.$D$1]" office:value-type="float" office:value="0.000000000000558334593982715" calcext:value-type="float">
            <text:p>5.58334593982715E-013</text:p>
          </table:table-cell>
          <table:table-cell office:value-type="float" office:value="1" calcext:value-type="float">
            <text:p>1</text:p>
          </table:table-cell>
          <table:table-cell table:formula="of:=[.C36]*[.D36]" office:value-type="float" office:value="0.000000000000558334593982715" calcext:value-type="float">
            <text:p>5.58334593982715E-013</text:p>
          </table:table-cell>
        </table:table-row>
        <table:table-row table:style-name="ro1">
          <table:table-cell office:value-type="float" office:value="3.4209350737" calcext:value-type="float">
            <text:p>3.4209350737</text:p>
          </table:table-cell>
          <table:table-cell office:value-type="float" office:value="0.000000000000179228980154767" calcext:value-type="float">
            <text:p>1.79228980154767E-013</text:p>
          </table:table-cell>
          <table:table-cell table:formula="of:=[.B37]*[.$D$1]" office:value-type="float" office:value="0.000000000000448072450386917" calcext:value-type="float">
            <text:p>4.48072450386917E-013</text:p>
          </table:table-cell>
          <table:table-cell office:value-type="float" office:value="1" calcext:value-type="float">
            <text:p>1</text:p>
          </table:table-cell>
          <table:table-cell table:formula="of:=[.C37]*[.D37]" office:value-type="float" office:value="0.000000000000448072450386917" calcext:value-type="float">
            <text:p>4.48072450386917E-013</text:p>
          </table:table-cell>
        </table:table-row>
        <table:table-row table:style-name="ro1">
          <table:table-cell office:value-type="float" office:value="3.4231987324" calcext:value-type="float">
            <text:p>3.4231987324</text:p>
          </table:table-cell>
          <table:table-cell office:value-type="float" office:value="0.000000000000141155415743192" calcext:value-type="float">
            <text:p>1.41155415743192E-013</text:p>
          </table:table-cell>
          <table:table-cell table:formula="of:=[.B38]*[.$D$1]" office:value-type="float" office:value="0.000000000000352888539357981" calcext:value-type="float">
            <text:p>3.52888539357981E-013</text:p>
          </table:table-cell>
          <table:table-cell office:value-type="float" office:value="1" calcext:value-type="float">
            <text:p>1</text:p>
          </table:table-cell>
          <table:table-cell table:formula="of:=[.C38]*[.D38]" office:value-type="float" office:value="0.000000000000352888539357981" calcext:value-type="float">
            <text:p>3.52888539357981E-013</text:p>
          </table:table-cell>
        </table:table-row>
        <table:table-row table:style-name="ro1">
          <table:table-cell office:value-type="float" office:value="3.4243892271" calcext:value-type="float">
            <text:p>3.4243892271</text:p>
          </table:table-cell>
          <table:table-cell office:value-type="float" office:value="0.000000000000105119821516013" calcext:value-type="float">
            <text:p>1.05119821516013E-013</text:p>
          </table:table-cell>
          <table:table-cell table:formula="of:=[.B39]*[.$D$1]" office:value-type="float" office:value="0.000000000000262799553790032" calcext:value-type="float">
            <text:p>2.62799553790032E-013</text:p>
          </table:table-cell>
          <table:table-cell office:value-type="float" office:value="1" calcext:value-type="float">
            <text:p>1</text:p>
          </table:table-cell>
          <table:table-cell table:formula="of:=[.C39]*[.D39]" office:value-type="float" office:value="0.000000000000262799553790032" calcext:value-type="float">
            <text:p>2.62799553790032E-013</text:p>
          </table:table-cell>
        </table:table-row>
        <table:table-row table:style-name="ro1">
          <table:table-cell office:value-type="float" office:value="3.4253470948" calcext:value-type="float">
            <text:p>3.4253470948</text:p>
          </table:table-cell>
          <table:table-cell office:value-type="float" office:value="0.0000000000000722187736166798" calcext:value-type="float">
            <text:p>7.22187736166798E-014</text:p>
          </table:table-cell>
          <table:table-cell table:formula="of:=[.B40]*[.$D$1]" office:value-type="float" office:value="0.0000000000001805469340417" calcext:value-type="float">
            <text:p>1.805469340417E-013</text:p>
          </table:table-cell>
          <table:table-cell office:value-type="float" office:value="1" calcext:value-type="float">
            <text:p>1</text:p>
          </table:table-cell>
          <table:table-cell table:formula="of:=[.C40]*[.D40]" office:value-type="float" office:value="0.0000000000001805469340417" calcext:value-type="float">
            <text:p>1.805469340417E-013</text:p>
          </table:table-cell>
        </table:table-row>
        <table:table-row table:style-name="ro1">
          <table:table-cell office:value-type="float" office:value="3.4262512832" calcext:value-type="float">
            <text:p>3.4262512832</text:p>
          </table:table-cell>
          <table:table-cell office:value-type="float" office:value="0.0000000000000512714404745393" calcext:value-type="float">
            <text:p>5.12714404745393E-014</text:p>
          </table:table-cell>
          <table:table-cell table:formula="of:=[.B41]*[.$D$1]" office:value-type="float" office:value="0.000000000000128178601186348" calcext:value-type="float">
            <text:p>1.28178601186348E-013</text:p>
          </table:table-cell>
          <table:table-cell office:value-type="float" office:value="1" calcext:value-type="float">
            <text:p>1</text:p>
          </table:table-cell>
          <table:table-cell table:formula="of:=[.C41]*[.D41]" office:value-type="float" office:value="0.000000000000128178601186348" calcext:value-type="float">
            <text:p>1.28178601186348E-013</text:p>
          </table:table-cell>
        </table:table-row>
        <table:table-row table:style-name="ro1">
          <table:table-cell office:value-type="float" office:value="3.4271112919" calcext:value-type="float">
            <text:p>3.4271112919</text:p>
          </table:table-cell>
          <table:table-cell office:value-type="float" office:value="0.000000000000040169399057852" calcext:value-type="float">
            <text:p>4.0169399057852E-014</text:p>
          </table:table-cell>
          <table:table-cell table:formula="of:=[.B42]*[.$D$1]" office:value-type="float" office:value="0.00000000000010042349764463" calcext:value-type="float">
            <text:p>1.0042349764463E-013</text:p>
          </table:table-cell>
          <table:table-cell office:value-type="float" office:value="1" calcext:value-type="float">
            <text:p>1</text:p>
          </table:table-cell>
          <table:table-cell table:formula="of:=[.C42]*[.D42]" office:value-type="float" office:value="0.00000000000010042349764463" calcext:value-type="float">
            <text:p>1.0042349764463E-013</text:p>
          </table:table-cell>
        </table:table-row>
        <table:table-row table:style-name="ro1">
          <table:table-cell office:value-type="float" office:value="3.4277984396" calcext:value-type="float">
            <text:p>3.4277984396</text:p>
          </table:table-cell>
          <table:table-cell office:value-type="float" office:value="0.0000000000000312786884781455" calcext:value-type="float">
            <text:p>3.12786884781455E-014</text:p>
          </table:table-cell>
          <table:table-cell table:formula="of:=[.B43]*[.$D$1]" office:value-type="float" office:value="0.0000000000000781967211953639" calcext:value-type="float">
            <text:p>7.81967211953639E-014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float" office:value="0.0000000000000781967211953639" calcext:value-type="float">
            <text:p>7.81967211953639E-014</text:p>
          </table:table-cell>
        </table:table-row>
        <table:table-row table:style-name="ro1">
          <table:table-cell office:value-type="float" office:value="3.4281015799" calcext:value-type="float">
            <text:p>3.4281015799</text:p>
          </table:table-cell>
          <table:table-cell office:value-type="float" office:value="0.0000000000000229250773526247" calcext:value-type="float">
            <text:p>2.29250773526247E-014</text:p>
          </table:table-cell>
          <table:table-cell table:formula="of:=[.B44]*[.$D$1]" office:value-type="float" office:value="0.0000000000000573126933815617" calcext:value-type="float">
            <text:p>5.73126933815617E-014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0.0000000000000573126933815617" calcext:value-type="float">
            <text:p>5.73126933815617E-014</text:p>
          </table:table-cell>
        </table:table-row>
        <table:table-row table:style-name="ro1">
          <table:table-cell office:value-type="float" office:value="3.4282544161" calcext:value-type="float">
            <text:p>3.4282544161</text:p>
          </table:table-cell>
          <table:table-cell office:value-type="float" office:value="0.0000000000000148312810552206" calcext:value-type="float">
            <text:p>1.48312810552206E-014</text:p>
          </table:table-cell>
          <table:table-cell table:formula="of:=[.B45]*[.$D$1]" office:value-type="float" office:value="0.0000000000000370782026380514" calcext:value-type="float">
            <text:p>3.70782026380514E-014</text:p>
          </table:table-cell>
          <table:table-cell office:value-type="float" office:value="1" calcext:value-type="float">
            <text:p>1</text:p>
          </table:table-cell>
          <table:table-cell table:formula="of:=[.C45]*[.D45]" office:value-type="float" office:value="0.0000000000000370782026380514" calcext:value-type="float">
            <text:p>3.70782026380514E-014</text:p>
          </table:table-cell>
        </table:table-row>
        <table:table-row table:style-name="ro1">
          <table:table-cell office:value-type="float" office:value="3.4283757051" calcext:value-type="float">
            <text:p>3.4283757051</text:p>
          </table:table-cell>
          <table:table-cell office:value-type="float" office:value="8.1184358266546E-015" calcext:value-type="float">
            <text:p>8.1184358266546E-015</text:p>
          </table:table-cell>
          <table:table-cell table:formula="of:=[.B46]*[.$D$1]" office:value-type="float" office:value="0.0000000000000202960895666365" calcext:value-type="float">
            <text:p>2.02960895666365E-014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float" office:value="0.0000000000000202960895666365" calcext:value-type="float">
            <text:p>2.02960895666365E-014</text:p>
          </table:table-cell>
        </table:table-row>
        <table:table-row table:style-name="ro1">
          <table:table-cell office:value-type="float" office:value="3.4284850728" calcext:value-type="float">
            <text:p>3.4284850728</text:p>
          </table:table-cell>
          <table:table-cell office:value-type="float" office:value="5.20868545962166E-015" calcext:value-type="float">
            <text:p>5.20868545962166E-015</text:p>
          </table:table-cell>
          <table:table-cell table:formula="of:=[.B47]*[.$D$1]" office:value-type="float" office:value="0.0000000000000130217136490541" calcext:value-type="float">
            <text:p>1.30217136490541E-014</text:p>
          </table:table-cell>
          <table:table-cell office:value-type="float" office:value="1" calcext:value-type="float">
            <text:p>1</text:p>
          </table:table-cell>
          <table:table-cell table:formula="of:=[.C47]*[.D47]" office:value-type="float" office:value="0.0000000000000130217136490541" calcext:value-type="float">
            <text:p>1.30217136490541E-014</text:p>
          </table:table-cell>
        </table:table-row>
        <table:table-row table:style-name="ro1">
          <table:table-cell office:value-type="float" office:value="3.4285656256" calcext:value-type="float">
            <text:p>3.4285656256</text:p>
          </table:table-cell>
          <table:table-cell office:value-type="float" office:value="3.80626084063529E-015" calcext:value-type="float">
            <text:p>3.80626084063529E-015</text:p>
          </table:table-cell>
          <table:table-cell table:formula="of:=[.B48]*[.$D$1]" office:value-type="float" office:value="9.51565210158823E-015" calcext:value-type="float">
            <text:p>9.51565210158823E-015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9.51565210158823E-015" calcext:value-type="float">
            <text:p>9.51565210158823E-015</text:p>
          </table:table-cell>
        </table:table-row>
        <table:table-row table:style-name="ro1">
          <table:table-cell office:value-type="float" office:value="3.4285996181" calcext:value-type="float">
            <text:p>3.4285996181</text:p>
          </table:table-cell>
          <table:table-cell office:value-type="float" office:value="2.7118157247388E-015" calcext:value-type="float">
            <text:p>2.7118157247388E-015</text:p>
          </table:table-cell>
          <table:table-cell table:formula="of:=[.B49]*[.$D$1]" office:value-type="float" office:value="6.779539311847E-015" calcext:value-type="float">
            <text:p>6.779539311847E-015</text:p>
          </table:table-cell>
          <table:table-cell office:value-type="float" office:value="1" calcext:value-type="float">
            <text:p>1</text:p>
          </table:table-cell>
          <table:table-cell table:formula="of:=[.C49]*[.D49]" office:value-type="float" office:value="6.779539311847E-015" calcext:value-type="float">
            <text:p>6.779539311847E-015</text:p>
          </table:table-cell>
        </table:table-row>
        <table:table-row table:style-name="ro1">
          <table:table-cell office:value-type="float" office:value="3.4286189179" calcext:value-type="float">
            <text:p>3.4286189179</text:p>
          </table:table-cell>
          <table:table-cell office:value-type="float" office:value="1.68398041514954E-015" calcext:value-type="float">
            <text:p>1.68398041514954E-015</text:p>
          </table:table-cell>
          <table:table-cell table:formula="of:=[.B50]*[.$D$1]" office:value-type="float" office:value="4.20995103787385E-015" calcext:value-type="float">
            <text:p>4.20995103787385E-015</text:p>
          </table:table-cell>
          <table:table-cell office:value-type="float" office:value="1" calcext:value-type="float">
            <text:p>1</text:p>
          </table:table-cell>
          <table:table-cell table:formula="of:=[.C50]*[.D50]" office:value-type="float" office:value="4.20995103787385E-015" calcext:value-type="float">
            <text:p>4.20995103787385E-015</text:p>
          </table:table-cell>
        </table:table-row>
        <table:table-row table:style-name="ro1">
          <table:table-cell office:value-type="float" office:value="3.4286349139" calcext:value-type="float">
            <text:p>3.4286349139</text:p>
          </table:table-cell>
          <table:table-cell office:value-type="float" office:value="9.03634278831451E-016" calcext:value-type="float">
            <text:p>9.03634278831451E-016</text:p>
          </table:table-cell>
          <table:table-cell table:formula="of:=[.B51]*[.$D$1]" office:value-type="float" office:value="2.25908569707863E-015" calcext:value-type="float">
            <text:p>2.25908569707863E-015</text:p>
          </table:table-cell>
          <table:table-cell office:value-type="float" office:value="1" calcext:value-type="float">
            <text:p>1</text:p>
          </table:table-cell>
          <table:table-cell table:formula="of:=[.C51]*[.D51]" office:value-type="float" office:value="2.25908569707863E-015" calcext:value-type="float">
            <text:p>2.25908569707863E-015</text:p>
          </table:table-cell>
        </table:table-row>
        <table:table-row table:style-name="ro1">
          <table:table-cell office:value-type="float" office:value="3.4286485648" calcext:value-type="float">
            <text:p>3.4286485648</text:p>
          </table:table-cell>
          <table:table-cell office:value-type="float" office:value="5.76543409439518E-016" calcext:value-type="float">
            <text:p>5.76543409439518E-016</text:p>
          </table:table-cell>
          <table:table-cell table:formula="of:=[.B52]*[.$D$1]" office:value-type="float" office:value="1.44135852359879E-015" calcext:value-type="float">
            <text:p>1.44135852359879E-015</text:p>
          </table:table-cell>
          <table:table-cell office:value-type="float" office:value="1" calcext:value-type="float">
            <text:p>1</text:p>
          </table:table-cell>
          <table:table-cell table:formula="of:=[.C52]*[.D52]" office:value-type="float" office:value="1.44135852359879E-015" calcext:value-type="float">
            <text:p>1.44135852359879E-015</text:p>
          </table:table-cell>
        </table:table-row>
        <table:table-row table:style-name="ro1">
          <table:table-cell office:value-type="float" office:value="3.4286556262" calcext:value-type="float">
            <text:p>3.4286556262</text:p>
          </table:table-cell>
          <table:table-cell office:value-type="float" office:value="3.938155521612E-016" calcext:value-type="float">
            <text:p>3.938155521612E-016</text:p>
          </table:table-cell>
          <table:table-cell table:formula="of:=[.B53]*[.$D$1]" office:value-type="float" office:value="9.84538880402999E-016" calcext:value-type="float">
            <text:p>9.84538880402999E-016</text:p>
          </table:table-cell>
          <table:table-cell office:value-type="float" office:value="1" calcext:value-type="float">
            <text:p>1</text:p>
          </table:table-cell>
          <table:table-cell table:formula="of:=[.C53]*[.D53]" office:value-type="float" office:value="9.84538880402999E-016" calcext:value-type="float">
            <text:p>9.84538880402999E-016</text:p>
          </table:table-cell>
        </table:table-row>
        <table:table-row table:style-name="ro1">
          <table:table-cell office:value-type="float" office:value="3.4286577509" calcext:value-type="float">
            <text:p>3.4286577509</text:p>
          </table:table-cell>
          <table:table-cell office:value-type="float" office:value="2.4482295373342E-016" calcext:value-type="float">
            <text:p>2.4482295373342E-016</text:p>
          </table:table-cell>
          <table:table-cell table:formula="of:=[.B54]*[.$D$1]" office:value-type="float" office:value="6.1205738433355E-016" calcext:value-type="float">
            <text:p>6.1205738433355E-016</text:p>
          </table:table-cell>
          <table:table-cell office:value-type="float" office:value="1" calcext:value-type="float">
            <text:p>1</text:p>
          </table:table-cell>
          <table:table-cell table:formula="of:=[.C54]*[.D54]" office:value-type="float" office:value="6.1205738433355E-016" calcext:value-type="float">
            <text:p>6.1205738433355E-016</text:p>
          </table:table-cell>
        </table:table-row>
        <table:table-row table:style-name="ro1">
          <table:table-cell office:value-type="float" office:value="3.4286587879" calcext:value-type="float">
            <text:p>3.4286587879</text:p>
          </table:table-cell>
          <table:table-cell office:value-type="float" office:value="1.20113466993724E-016" calcext:value-type="float">
            <text:p>1.20113466993724E-016</text:p>
          </table:table-cell>
          <table:table-cell table:formula="of:=[.B55]*[.$D$1]" office:value-type="float" office:value="3.00283667484309E-016" calcext:value-type="float">
            <text:p>3.00283667484309E-016</text:p>
          </table:table-cell>
          <table:table-cell office:value-type="float" office:value="1" calcext:value-type="float">
            <text:p>1</text:p>
          </table:table-cell>
          <table:table-cell table:formula="of:=[.C55]*[.D55]" office:value-type="float" office:value="3.00283667484309E-016" calcext:value-type="float">
            <text:p>3.00283667484309E-016</text:p>
          </table:table-cell>
        </table:table-row>
        <table:table-row table:style-name="ro1">
          <table:table-cell office:value-type="float" office:value="3.4286596055" calcext:value-type="float">
            <text:p>3.4286596055</text:p>
          </table:table-cell>
          <table:table-cell office:value-type="float" office:value="5.95562647346022E-017" calcext:value-type="float">
            <text:p>5.95562647346022E-017</text:p>
          </table:table-cell>
          <table:table-cell table:formula="of:=[.B56]*[.$D$1]" office:value-type="float" office:value="1.48890661836506E-016" calcext:value-type="float">
            <text:p>1.48890661836506E-016</text:p>
          </table:table-cell>
          <table:table-cell office:value-type="float" office:value="1" calcext:value-type="float">
            <text:p>1</text:p>
          </table:table-cell>
          <table:table-cell table:formula="of:=[.C56]*[.D56]" office:value-type="float" office:value="1.48890661836506E-016" calcext:value-type="float">
            <text:p>1.48890661836506E-016</text:p>
          </table:table-cell>
        </table:table-row>
        <table:table-row table:style-name="ro1">
          <table:table-cell office:value-type="float" office:value="3.4286603788" calcext:value-type="float">
            <text:p>3.4286603788</text:p>
          </table:table-cell>
          <table:table-cell office:value-type="float" office:value="4.63148124970181E-017" calcext:value-type="float">
            <text:p>4.63148124970181E-017</text:p>
          </table:table-cell>
          <table:table-cell table:formula="of:=[.B57]*[.$D$1]" office:value-type="float" office:value="1.15787031242545E-016" calcext:value-type="float">
            <text:p>1.15787031242545E-016</text:p>
          </table:table-cell>
          <table:table-cell office:value-type="float" office:value="1" calcext:value-type="float">
            <text:p>1</text:p>
          </table:table-cell>
          <table:table-cell table:formula="of:=[.C57]*[.D57]" office:value-type="float" office:value="1.15787031242545E-016" calcext:value-type="float">
            <text:p>1.15787031242545E-016</text:p>
          </table:table-cell>
        </table:table-row>
        <table:table-row table:style-name="ro1">
          <table:table-cell office:value-type="float" office:value="3.4286611431" calcext:value-type="float">
            <text:p>3.4286611431</text:p>
          </table:table-cell>
          <table:table-cell office:value-type="float" office:value="4.34242475944596E-017" calcext:value-type="float">
            <text:p>4.34242475944596E-017</text:p>
          </table:table-cell>
          <table:table-cell table:formula="of:=[.B58]*[.$D$1]" office:value-type="float" office:value="1.08560618986149E-016" calcext:value-type="float">
            <text:p>1.08560618986149E-016</text:p>
          </table:table-cell>
          <table:table-cell office:value-type="float" office:value="1" calcext:value-type="float">
            <text:p>1</text:p>
          </table:table-cell>
          <table:table-cell table:formula="of:=[.C58]*[.D58]" office:value-type="float" office:value="1.08560618986149E-016" calcext:value-type="float">
            <text:p>1.08560618986149E-016</text:p>
          </table:table-cell>
        </table:table-row>
        <table:table-row table:style-name="ro1">
          <table:table-cell office:value-type="float" office:value="3.4286619056" calcext:value-type="float">
            <text:p>3.4286619056</text:p>
          </table:table-cell>
          <table:table-cell office:value-type="float" office:value="4.26065962995872E-017" calcext:value-type="float">
            <text:p>4.26065962995872E-017</text:p>
          </table:table-cell>
          <table:table-cell table:formula="of:=[.B59]*[.$D$1]" office:value-type="float" office:value="1.06516490748968E-016" calcext:value-type="float">
            <text:p>1.06516490748968E-016</text:p>
          </table:table-cell>
          <table:table-cell office:value-type="float" office:value="1" calcext:value-type="float">
            <text:p>1</text:p>
          </table:table-cell>
          <table:table-cell table:formula="of:=[.C59]*[.D59]" office:value-type="float" office:value="1.06516490748968E-016" calcext:value-type="float">
            <text:p>1.06516490748968E-016</text:p>
          </table:table-cell>
        </table:table-row>
        <table:table-row table:style-name="ro1">
          <table:table-cell office:value-type="float" office:value="3.4286626678" calcext:value-type="float">
            <text:p>3.4286626678</text:p>
          </table:table-cell>
          <table:table-cell office:value-type="float" office:value="4.22057441206965E-017" calcext:value-type="float">
            <text:p>4.22057441206965E-017</text:p>
          </table:table-cell>
          <table:table-cell table:formula="of:=[.B60]*[.$D$1]" office:value-type="float" office:value="1.05514360301741E-016" calcext:value-type="float">
            <text:p>1.05514360301741E-016</text:p>
          </table:table-cell>
          <table:table-cell office:value-type="float" office:value="1" calcext:value-type="float">
            <text:p>1</text:p>
          </table:table-cell>
          <table:table-cell table:formula="of:=[.C60]*[.D60]" office:value-type="float" office:value="1.05514360301741E-016" calcext:value-type="float">
            <text:p>1.05514360301741E-016</text:p>
          </table:table-cell>
        </table:table-row>
        <table:table-row table:style-name="ro1">
          <table:table-cell office:value-type="float" office:value="3.4286634299" calcext:value-type="float">
            <text:p>3.4286634299</text:p>
          </table:table-cell>
          <table:table-cell office:value-type="float" office:value="4.18887851587179E-017" calcext:value-type="float">
            <text:p>4.18887851587179E-017</text:p>
          </table:table-cell>
          <table:table-cell table:formula="of:=[.B61]*[.$D$1]" office:value-type="float" office:value="1.04721962896795E-016" calcext:value-type="float">
            <text:p>1.04721962896795E-016</text:p>
          </table:table-cell>
          <table:table-cell office:value-type="float" office:value="1" calcext:value-type="float">
            <text:p>1</text:p>
          </table:table-cell>
          <table:table-cell table:formula="of:=[.C61]*[.D61]" office:value-type="float" office:value="1.04721962896795E-016" calcext:value-type="float">
            <text:p>1.04721962896795E-016</text:p>
          </table:table-cell>
        </table:table-row>
        <table:table-row table:style-name="ro1">
          <table:table-cell office:value-type="float" office:value="3.4286641919" calcext:value-type="float">
            <text:p>3.4286641919</text:p>
          </table:table-cell>
          <table:table-cell office:value-type="float" office:value="4.15884830594238E-017" calcext:value-type="float">
            <text:p>4.15884830594238E-017</text:p>
          </table:table-cell>
          <table:table-cell table:formula="of:=[.B62]*[.$D$1]" office:value-type="float" office:value="1.03971207648559E-016" calcext:value-type="float">
            <text:p>1.03971207648559E-016</text:p>
          </table:table-cell>
          <table:table-cell office:value-type="float" office:value="1" calcext:value-type="float">
            <text:p>1</text:p>
          </table:table-cell>
          <table:table-cell table:formula="of:=[.C62]*[.D62]" office:value-type="float" office:value="1.03971207648559E-016" calcext:value-type="float">
            <text:p>1.03971207648559E-016</text:p>
          </table:table-cell>
        </table:table-row>
        <table:table-row table:style-name="ro1">
          <table:table-cell office:value-type="float" office:value="3.428664954" calcext:value-type="float">
            <text:p>3.428664954</text:p>
          </table:table-cell>
          <table:table-cell office:value-type="float" office:value="4.12900390413037E-017" calcext:value-type="float">
            <text:p>4.12900390413037E-017</text:p>
          </table:table-cell>
          <table:table-cell table:formula="of:=[.B63]*[.$D$1]" office:value-type="float" office:value="1.03225097603259E-016" calcext:value-type="float">
            <text:p>1.03225097603259E-016</text:p>
          </table:table-cell>
          <table:table-cell office:value-type="float" office:value="1" calcext:value-type="float">
            <text:p>1</text:p>
          </table:table-cell>
          <table:table-cell table:formula="of:=[.C63]*[.D63]" office:value-type="float" office:value="1.03225097603259E-016" calcext:value-type="float">
            <text:p>1.03225097603259E-016</text:p>
          </table:table-cell>
        </table:table-row>
        <table:table-row table:style-name="ro1">
          <table:table-cell office:value-type="float" office:value="3.4286657161" calcext:value-type="float">
            <text:p>3.4286657161</text:p>
          </table:table-cell>
          <table:table-cell office:value-type="float" office:value="4.09934139151357E-017" calcext:value-type="float">
            <text:p>4.09934139151357E-017</text:p>
          </table:table-cell>
          <table:table-cell table:formula="of:=[.B64]*[.$D$1]" office:value-type="float" office:value="1.02483534787839E-016" calcext:value-type="float">
            <text:p>1.02483534787839E-016</text:p>
          </table:table-cell>
          <table:table-cell office:value-type="float" office:value="1" calcext:value-type="float">
            <text:p>1</text:p>
          </table:table-cell>
          <table:table-cell table:formula="of:=[.C64]*[.D64]" office:value-type="float" office:value="1.02483534787839E-016" calcext:value-type="float">
            <text:p>1.02483534787839E-016</text:p>
          </table:table-cell>
        </table:table-row>
        <table:table-row table:style-name="ro1">
          <table:table-cell office:value-type="float" office:value="3.4286664782" calcext:value-type="float">
            <text:p>3.4286664782</text:p>
          </table:table-cell>
          <table:table-cell office:value-type="float" office:value="4.06976787069086E-017" calcext:value-type="float">
            <text:p>4.06976787069086E-017</text:p>
          </table:table-cell>
          <table:table-cell table:formula="of:=[.B65]*[.$D$1]" office:value-type="float" office:value="1.01744196767271E-016" calcext:value-type="float">
            <text:p>1.01744196767271E-016</text:p>
          </table:table-cell>
          <table:table-cell office:value-type="float" office:value="1" calcext:value-type="float">
            <text:p>1</text:p>
          </table:table-cell>
          <table:table-cell table:formula="of:=[.C65]*[.D65]" office:value-type="float" office:value="1.01744196767271E-016" calcext:value-type="float">
            <text:p>1.01744196767271E-016</text:p>
          </table:table-cell>
        </table:table-row>
        <table:table-row table:style-name="ro1">
          <table:table-cell office:value-type="float" office:value="3.4286672402" calcext:value-type="float">
            <text:p>3.4286672402</text:p>
          </table:table-cell>
          <table:table-cell office:value-type="float" office:value="4.04001635305282E-017" calcext:value-type="float">
            <text:p>4.04001635305282E-017</text:p>
          </table:table-cell>
          <table:table-cell table:formula="of:=[.B66]*[.$D$1]" office:value-type="float" office:value="1.0100040882632E-016" calcext:value-type="float">
            <text:p>1.0100040882632E-016</text:p>
          </table:table-cell>
          <table:table-cell office:value-type="float" office:value="1" calcext:value-type="float">
            <text:p>1</text:p>
          </table:table-cell>
          <table:table-cell table:formula="of:=[.C66]*[.D66]" office:value-type="float" office:value="1.0100040882632E-016" calcext:value-type="float">
            <text:p>1.0100040882632E-016</text:p>
          </table:table-cell>
        </table:table-row>
        <table:table-row table:style-name="ro1">
          <table:table-cell office:value-type="float" office:value="3.4286680023" calcext:value-type="float">
            <text:p>3.4286680023</text:p>
          </table:table-cell>
          <table:table-cell office:value-type="float" office:value="4.01035384053746E-017" calcext:value-type="float">
            <text:p>4.01035384053746E-017</text:p>
          </table:table-cell>
          <table:table-cell table:formula="of:=[.B67]*[.$D$1]" office:value-type="float" office:value="1.00258846013437E-016" calcext:value-type="float">
            <text:p>1.00258846013437E-016</text:p>
          </table:table-cell>
          <table:table-cell office:value-type="float" office:value="1" calcext:value-type="float">
            <text:p>1</text:p>
          </table:table-cell>
          <table:table-cell table:formula="of:=[.C67]*[.D67]" office:value-type="float" office:value="1.00258846013437E-016" calcext:value-type="float">
            <text:p>1.00258846013437E-016</text:p>
          </table:table-cell>
        </table:table-row>
        <table:table-row table:style-name="ro1">
          <table:table-cell office:value-type="float" office:value="3.4286687644" calcext:value-type="float">
            <text:p>3.4286687644</text:p>
          </table:table-cell>
          <table:table-cell office:value-type="float" office:value="3.98069134125122E-017" calcext:value-type="float">
            <text:p>3.98069134125122E-017</text:p>
          </table:table-cell>
          <table:table-cell table:formula="of:=[.B68]*[.$D$1]" office:value-type="float" office:value="9.95172835312805E-017" calcext:value-type="float">
            <text:p>9.95172835312805E-017</text:p>
          </table:table-cell>
          <table:table-cell office:value-type="float" office:value="1" calcext:value-type="float">
            <text:p>1</text:p>
          </table:table-cell>
          <table:table-cell table:formula="of:=[.C68]*[.D68]" office:value-type="float" office:value="9.95172835312805E-017" calcext:value-type="float">
            <text:p>9.95172835312805E-017</text:p>
          </table:table-cell>
        </table:table-row>
        <table:table-row table:style-name="ro1">
          <table:table-cell office:value-type="float" office:value="3.4286695264" calcext:value-type="float">
            <text:p>3.4286695264</text:p>
          </table:table-cell>
          <table:table-cell office:value-type="float" office:value="3.95102881550678E-017" calcext:value-type="float">
            <text:p>3.95102881550678E-017</text:p>
          </table:table-cell>
          <table:table-cell table:formula="of:=[.B69]*[.$D$1]" office:value-type="float" office:value="9.87757203876695E-017" calcext:value-type="float">
            <text:p>9.87757203876695E-017</text:p>
          </table:table-cell>
          <table:table-cell office:value-type="float" office:value="1" calcext:value-type="float">
            <text:p>1</text:p>
          </table:table-cell>
          <table:table-cell table:formula="of:=[.C69]*[.D69]" office:value-type="float" office:value="9.87757203876695E-017" calcext:value-type="float">
            <text:p>9.87757203876695E-017</text:p>
          </table:table-cell>
        </table:table-row>
        <table:table-row table:style-name="ro1">
          <table:table-cell office:value-type="float" office:value="3.4286702885" calcext:value-type="float">
            <text:p>3.4286702885</text:p>
          </table:table-cell>
          <table:table-cell office:value-type="float" office:value="3.92136630299144E-017" calcext:value-type="float">
            <text:p>3.92136630299144E-017</text:p>
          </table:table-cell>
          <table:table-cell table:formula="of:=[.B70]*[.$D$1]" office:value-type="float" office:value="9.8034157574786E-017" calcext:value-type="float">
            <text:p>9.8034157574786E-017</text:p>
          </table:table-cell>
          <table:table-cell office:value-type="float" office:value="1" calcext:value-type="float">
            <text:p>1</text:p>
          </table:table-cell>
          <table:table-cell table:formula="of:=[.C70]*[.D70]" office:value-type="float" office:value="9.8034157574786E-017" calcext:value-type="float">
            <text:p>9.8034157574786E-017</text:p>
          </table:table-cell>
        </table:table-row>
        <table:table-row table:style-name="ro1">
          <table:table-cell office:value-type="float" office:value="3.4286710506" calcext:value-type="float">
            <text:p>3.4286710506</text:p>
          </table:table-cell>
          <table:table-cell office:value-type="float" office:value="3.89170379106756E-017" calcext:value-type="float">
            <text:p>3.89170379106756E-017</text:p>
          </table:table-cell>
          <table:table-cell table:formula="of:=[.B71]*[.$D$1]" office:value-type="float" office:value="9.72925947766891E-017" calcext:value-type="float">
            <text:p>9.72925947766891E-017</text:p>
          </table:table-cell>
          <table:table-cell office:value-type="float" office:value="1" calcext:value-type="float">
            <text:p>1</text:p>
          </table:table-cell>
          <table:table-cell table:formula="of:=[.C71]*[.D71]" office:value-type="float" office:value="9.72925947766891E-017" calcext:value-type="float">
            <text:p>9.72925947766891E-017</text:p>
          </table:table-cell>
        </table:table-row>
        <table:table-row table:style-name="ro1">
          <table:table-cell office:value-type="float" office:value="3.4286718126" calcext:value-type="float">
            <text:p>3.4286718126</text:p>
          </table:table-cell>
          <table:table-cell office:value-type="float" office:value="3.86212575559859E-017" calcext:value-type="float">
            <text:p>3.86212575559859E-017</text:p>
          </table:table-cell>
          <table:table-cell table:formula="of:=[.B72]*[.$D$1]" office:value-type="float" office:value="9.65531438899648E-017" calcext:value-type="float">
            <text:p>9.65531438899648E-017</text:p>
          </table:table-cell>
          <table:table-cell office:value-type="float" office:value="1" calcext:value-type="float">
            <text:p>1</text:p>
          </table:table-cell>
          <table:table-cell table:formula="of:=[.C72]*[.D72]" office:value-type="float" office:value="9.65531438899648E-017" calcext:value-type="float">
            <text:p>9.65531438899648E-017</text:p>
          </table:table-cell>
        </table:table-row>
        <table:table-row table:style-name="ro1">
          <table:table-cell office:value-type="float" office:value="3.4286725747" calcext:value-type="float">
            <text:p>3.4286725747</text:p>
          </table:table-cell>
          <table:table-cell office:value-type="float" office:value="3.83237877877309E-017" calcext:value-type="float">
            <text:p>3.83237877877309E-017</text:p>
          </table:table-cell>
          <table:table-cell table:formula="of:=[.B73]*[.$D$1]" office:value-type="float" office:value="9.58094694693273E-017" calcext:value-type="float">
            <text:p>9.58094694693273E-017</text:p>
          </table:table-cell>
          <table:table-cell office:value-type="float" office:value="1" calcext:value-type="float">
            <text:p>1</text:p>
          </table:table-cell>
          <table:table-cell table:formula="of:=[.C73]*[.D73]" office:value-type="float" office:value="9.58094694693273E-017" calcext:value-type="float">
            <text:p>9.58094694693273E-017</text:p>
          </table:table-cell>
        </table:table-row>
        <table:table-row table:style-name="ro1">
          <table:table-cell office:value-type="float" office:value="3.4286733368" calcext:value-type="float">
            <text:p>3.4286733368</text:p>
          </table:table-cell>
          <table:table-cell office:value-type="float" office:value="3.80271625352156E-017" calcext:value-type="float">
            <text:p>3.80271625352156E-017</text:p>
          </table:table-cell>
          <table:table-cell table:formula="of:=[.B74]*[.$D$1]" office:value-type="float" office:value="9.50679063380389E-017" calcext:value-type="float">
            <text:p>9.50679063380389E-017</text:p>
          </table:table-cell>
          <table:table-cell office:value-type="float" office:value="1" calcext:value-type="float">
            <text:p>1</text:p>
          </table:table-cell>
          <table:table-cell table:formula="of:=[.C74]*[.D74]" office:value-type="float" office:value="9.50679063380389E-017" calcext:value-type="float">
            <text:p>9.50679063380389E-017</text:p>
          </table:table-cell>
        </table:table-row>
        <table:table-row table:style-name="ro1">
          <table:table-cell office:value-type="float" office:value="3.4286740989" calcext:value-type="float">
            <text:p>3.4286740989</text:p>
          </table:table-cell>
          <table:table-cell office:value-type="float" office:value="3.77313625962003E-017" calcext:value-type="float">
            <text:p>3.77313625962003E-017</text:p>
          </table:table-cell>
          <table:table-cell table:formula="of:=[.B75]*[.$D$1]" office:value-type="float" office:value="9.43284064905008E-017" calcext:value-type="float">
            <text:p>9.43284064905008E-017</text:p>
          </table:table-cell>
          <table:table-cell office:value-type="float" office:value="1" calcext:value-type="float">
            <text:p>1</text:p>
          </table:table-cell>
          <table:table-cell table:formula="of:=[.C75]*[.D75]" office:value-type="float" office:value="9.43284064905008E-017" calcext:value-type="float">
            <text:p>9.43284064905008E-017</text:p>
          </table:table-cell>
        </table:table-row>
        <table:table-row table:style-name="ro1">
          <table:table-cell office:value-type="float" office:value="3.4286748609" calcext:value-type="float">
            <text:p>3.4286748609</text:p>
          </table:table-cell>
          <table:table-cell office:value-type="float" office:value="3.74339124152281E-017" calcext:value-type="float">
            <text:p>3.74339124152281E-017</text:p>
          </table:table-cell>
          <table:table-cell table:formula="of:=[.B76]*[.$D$1]" office:value-type="float" office:value="9.35847810380701E-017" calcext:value-type="float">
            <text:p>9.35847810380701E-017</text:p>
          </table:table-cell>
          <table:table-cell office:value-type="float" office:value="1" calcext:value-type="float">
            <text:p>1</text:p>
          </table:table-cell>
          <table:table-cell table:formula="of:=[.C76]*[.D76]" office:value-type="float" office:value="9.35847810380701E-017" calcext:value-type="float">
            <text:p>9.35847810380701E-017</text:p>
          </table:table-cell>
        </table:table-row>
        <table:table-row table:style-name="ro1">
          <table:table-cell office:value-type="float" office:value="3.428675623" calcext:value-type="float">
            <text:p>3.428675623</text:p>
          </table:table-cell>
          <table:table-cell office:value-type="float" office:value="3.71372872890889E-017" calcext:value-type="float">
            <text:p>3.71372872890889E-017</text:p>
          </table:table-cell>
          <table:table-cell table:formula="of:=[.B77]*[.$D$1]" office:value-type="float" office:value="9.28432182227222E-017" calcext:value-type="float">
            <text:p>9.28432182227222E-017</text:p>
          </table:table-cell>
          <table:table-cell office:value-type="float" office:value="1" calcext:value-type="float">
            <text:p>1</text:p>
          </table:table-cell>
          <table:table-cell table:formula="of:=[.C77]*[.D77]" office:value-type="float" office:value="9.28432182227222E-017" calcext:value-type="float">
            <text:p>9.28432182227222E-017</text:p>
          </table:table-cell>
        </table:table-row>
        <table:table-row table:style-name="ro1">
          <table:table-cell office:value-type="float" office:value="3.4286763851" calcext:value-type="float">
            <text:p>3.4286763851</text:p>
          </table:table-cell>
          <table:table-cell office:value-type="float" office:value="3.68406620405166E-017" calcext:value-type="float">
            <text:p>3.68406620405166E-017</text:p>
          </table:table-cell>
          <table:table-cell table:formula="of:=[.B78]*[.$D$1]" office:value-type="float" office:value="9.21016551012915E-017" calcext:value-type="float">
            <text:p>9.21016551012915E-017</text:p>
          </table:table-cell>
          <table:table-cell office:value-type="float" office:value="1" calcext:value-type="float">
            <text:p>1</text:p>
          </table:table-cell>
          <table:table-cell table:formula="of:=[.C78]*[.D78]" office:value-type="float" office:value="9.21016551012915E-017" calcext:value-type="float">
            <text:p>9.21016551012915E-017</text:p>
          </table:table-cell>
        </table:table-row>
        <table:table-row table:style-name="ro1">
          <table:table-cell office:value-type="float" office:value="3.4286771471" calcext:value-type="float">
            <text:p>3.4286771471</text:p>
          </table:table-cell>
          <table:table-cell office:value-type="float" office:value="3.65448361523149E-017" calcext:value-type="float">
            <text:p>3.65448361523149E-017</text:p>
          </table:table-cell>
          <table:table-cell table:formula="of:=[.B79]*[.$D$1]" office:value-type="float" office:value="9.13620903807874E-017" calcext:value-type="float">
            <text:p>9.13620903807874E-017</text:p>
          </table:table-cell>
          <table:table-cell office:value-type="float" office:value="1" calcext:value-type="float">
            <text:p>1</text:p>
          </table:table-cell>
          <table:table-cell table:formula="of:=[.C79]*[.D79]" office:value-type="float" office:value="9.13620903807874E-017" calcext:value-type="float">
            <text:p>9.13620903807874E-017</text:p>
          </table:table-cell>
        </table:table-row>
        <table:table-row table:style-name="ro1">
          <table:table-cell office:value-type="float" office:value="3.4286779092" calcext:value-type="float">
            <text:p>3.4286779092</text:p>
          </table:table-cell>
          <table:table-cell office:value-type="float" office:value="3.62474117961243E-017" calcext:value-type="float">
            <text:p>3.62474117961243E-017</text:p>
          </table:table-cell>
          <table:table-cell table:formula="of:=[.B80]*[.$D$1]" office:value-type="float" office:value="9.06185294903108E-017" calcext:value-type="float">
            <text:p>9.06185294903108E-017</text:p>
          </table:table-cell>
          <table:table-cell office:value-type="float" office:value="1" calcext:value-type="float">
            <text:p>1</text:p>
          </table:table-cell>
          <table:table-cell table:formula="of:=[.C80]*[.D80]" office:value-type="float" office:value="9.06185294903108E-017" calcext:value-type="float">
            <text:p>9.06185294903108E-017</text:p>
          </table:table-cell>
        </table:table-row>
        <table:table-row table:style-name="ro1">
          <table:table-cell office:value-type="float" office:value="3.4286786713" calcext:value-type="float">
            <text:p>3.4286786713</text:p>
          </table:table-cell>
          <table:table-cell office:value-type="float" office:value="3.59507867904467E-017" calcext:value-type="float">
            <text:p>3.59507867904467E-017</text:p>
          </table:table-cell>
          <table:table-cell table:formula="of:=[.B81]*[.$D$1]" office:value-type="float" office:value="8.98769669761167E-017" calcext:value-type="float">
            <text:p>8.98769669761167E-017</text:p>
          </table:table-cell>
          <table:table-cell office:value-type="float" office:value="1" calcext:value-type="float">
            <text:p>1</text:p>
          </table:table-cell>
          <table:table-cell table:formula="of:=[.C81]*[.D81]" office:value-type="float" office:value="8.98769669761167E-017" calcext:value-type="float">
            <text:p>8.98769669761167E-017</text:p>
          </table:table-cell>
        </table:table-row>
        <table:table-row table:style-name="ro1">
          <table:table-cell office:value-type="float" office:value="3.4286794334" calcext:value-type="float">
            <text:p>3.4286794334</text:p>
          </table:table-cell>
          <table:table-cell office:value-type="float" office:value="3.56549413149649E-017" calcext:value-type="float">
            <text:p>3.56549413149649E-017</text:p>
          </table:table-cell>
          <table:table-cell table:formula="of:=[.B82]*[.$D$1]" office:value-type="float" office:value="8.91373532874123E-017" calcext:value-type="float">
            <text:p>8.91373532874123E-017</text:p>
          </table:table-cell>
          <table:table-cell office:value-type="float" office:value="1" calcext:value-type="float">
            <text:p>1</text:p>
          </table:table-cell>
          <table:table-cell table:formula="of:=[.C82]*[.D82]" office:value-type="float" office:value="8.91373532874123E-017" calcext:value-type="float">
            <text:p>8.91373532874123E-017</text:p>
          </table:table-cell>
        </table:table-row>
        <table:table-row table:style-name="ro1">
          <table:table-cell office:value-type="float" office:value="3.4286801954" calcext:value-type="float">
            <text:p>3.4286801954</text:p>
          </table:table-cell>
          <table:table-cell office:value-type="float" office:value="3.53575364206642E-017" calcext:value-type="float">
            <text:p>3.53575364206642E-017</text:p>
          </table:table-cell>
          <table:table-cell table:formula="of:=[.B83]*[.$D$1]" office:value-type="float" office:value="8.83938410516606E-017" calcext:value-type="float">
            <text:p>8.83938410516606E-017</text:p>
          </table:table-cell>
          <table:table-cell office:value-type="float" office:value="1" calcext:value-type="float">
            <text:p>1</text:p>
          </table:table-cell>
          <table:table-cell table:formula="of:=[.C83]*[.D83]" office:value-type="float" office:value="8.83938410516606E-017" calcext:value-type="float">
            <text:p>8.83938410516606E-017</text:p>
          </table:table-cell>
        </table:table-row>
        <table:table-row table:style-name="ro1">
          <table:table-cell office:value-type="float" office:value="3.4286809575" calcext:value-type="float">
            <text:p>3.4286809575</text:p>
          </table:table-cell>
          <table:table-cell office:value-type="float" office:value="3.50609113014255E-017" calcext:value-type="float">
            <text:p>3.50609113014255E-017</text:p>
          </table:table-cell>
          <table:table-cell table:formula="of:=[.B84]*[.$D$1]" office:value-type="float" office:value="8.76522782535637E-017" calcext:value-type="float">
            <text:p>8.76522782535637E-017</text:p>
          </table:table-cell>
          <table:table-cell office:value-type="float" office:value="1" calcext:value-type="float">
            <text:p>1</text:p>
          </table:table-cell>
          <table:table-cell table:formula="of:=[.C84]*[.D84]" office:value-type="float" office:value="8.76522782535637E-017" calcext:value-type="float">
            <text:p>8.76522782535637E-017</text:p>
          </table:table-cell>
        </table:table-row>
        <table:table-row table:style-name="ro1">
          <table:table-cell office:value-type="float" office:value="3.4286817196" calcext:value-type="float">
            <text:p>3.4286817196</text:p>
          </table:table-cell>
          <table:table-cell office:value-type="float" office:value="3.47642862918047E-017" calcext:value-type="float">
            <text:p>3.47642862918047E-017</text:p>
          </table:table-cell>
          <table:table-cell table:formula="of:=[.B85]*[.$D$1]" office:value-type="float" office:value="8.69107157295118E-017" calcext:value-type="float">
            <text:p>8.69107157295118E-017</text:p>
          </table:table-cell>
          <table:table-cell office:value-type="float" office:value="1" calcext:value-type="float">
            <text:p>1</text:p>
          </table:table-cell>
          <table:table-cell table:formula="of:=[.C85]*[.D85]" office:value-type="float" office:value="8.69107157295118E-017" calcext:value-type="float">
            <text:p>8.69107157295118E-017</text:p>
          </table:table-cell>
        </table:table-row>
        <table:table-row table:style-name="ro1">
          <table:table-cell office:value-type="float" office:value="3.4286824816" calcext:value-type="float">
            <text:p>3.4286824816</text:p>
          </table:table-cell>
          <table:table-cell office:value-type="float" office:value="3.44676611656655E-017" calcext:value-type="float">
            <text:p>3.44676611656655E-017</text:p>
          </table:table-cell>
          <table:table-cell table:formula="of:=[.B86]*[.$D$1]" office:value-type="float" office:value="8.61691529141638E-017" calcext:value-type="float">
            <text:p>8.61691529141638E-017</text:p>
          </table:table-cell>
          <table:table-cell office:value-type="float" office:value="1" calcext:value-type="float">
            <text:p>1</text:p>
          </table:table-cell>
          <table:table-cell table:formula="of:=[.C86]*[.D86]" office:value-type="float" office:value="8.61691529141638E-017" calcext:value-type="float">
            <text:p>8.61691529141638E-017</text:p>
          </table:table-cell>
        </table:table-row>
        <table:table-row table:style-name="ro1">
          <table:table-cell office:value-type="float" office:value="3.4286832437" calcext:value-type="float">
            <text:p>3.4286832437</text:p>
          </table:table-cell>
          <table:table-cell office:value-type="float" office:value="3.41710359259653E-017" calcext:value-type="float">
            <text:p>3.41710359259653E-017</text:p>
          </table:table-cell>
          <table:table-cell table:formula="of:=[.B87]*[.$D$1]" office:value-type="float" office:value="8.54275898149132E-017" calcext:value-type="float">
            <text:p>8.54275898149132E-017</text:p>
          </table:table-cell>
          <table:table-cell office:value-type="float" office:value="1" calcext:value-type="float">
            <text:p>1</text:p>
          </table:table-cell>
          <table:table-cell table:formula="of:=[.C87]*[.D87]" office:value-type="float" office:value="8.54275898149132E-017" calcext:value-type="float">
            <text:p>8.54275898149132E-017</text:p>
          </table:table-cell>
        </table:table-row>
        <table:table-row table:style-name="ro1">
          <table:table-cell office:value-type="float" office:value="3.4286840058" calcext:value-type="float">
            <text:p>3.4286840058</text:p>
          </table:table-cell>
          <table:table-cell office:value-type="float" office:value="3.38744108067265E-017" calcext:value-type="float">
            <text:p>3.38744108067265E-017</text:p>
          </table:table-cell>
          <table:table-cell table:formula="of:=[.B88]*[.$D$1]" office:value-type="float" office:value="8.46860270168163E-017" calcext:value-type="float">
            <text:p>8.46860270168163E-017</text:p>
          </table:table-cell>
          <table:table-cell office:value-type="float" office:value="1" calcext:value-type="float">
            <text:p>1</text:p>
          </table:table-cell>
          <table:table-cell table:formula="of:=[.C88]*[.D88]" office:value-type="float" office:value="8.46860270168163E-017" calcext:value-type="float">
            <text:p>8.46860270168163E-017</text:p>
          </table:table-cell>
        </table:table-row>
        <table:table-row table:style-name="ro1">
          <table:table-cell office:value-type="float" office:value="3.4286847678" calcext:value-type="float">
            <text:p>3.4286847678</text:p>
          </table:table-cell>
          <table:table-cell office:value-type="float" office:value="3.35785201512364E-017" calcext:value-type="float">
            <text:p>3.35785201512364E-017</text:p>
          </table:table-cell>
          <table:table-cell table:formula="of:=[.B89]*[.$D$1]" office:value-type="float" office:value="8.39463003780911E-017" calcext:value-type="float">
            <text:p>8.39463003780911E-017</text:p>
          </table:table-cell>
          <table:table-cell office:value-type="float" office:value="1" calcext:value-type="float">
            <text:p>1</text:p>
          </table:table-cell>
          <table:table-cell table:formula="of:=[.C89]*[.D89]" office:value-type="float" office:value="8.39463003780911E-017" calcext:value-type="float">
            <text:p>8.39463003780911E-017</text:p>
          </table:table-cell>
        </table:table-row>
        <table:table-row table:style-name="ro1">
          <table:table-cell office:value-type="float" office:value="3.4286855299" calcext:value-type="float">
            <text:p>3.4286855299</text:p>
          </table:table-cell>
          <table:table-cell office:value-type="float" office:value="3.32811606670233E-017" calcext:value-type="float">
            <text:p>3.32811606670233E-017</text:p>
          </table:table-cell>
          <table:table-cell table:formula="of:=[.B90]*[.$D$1]" office:value-type="float" office:value="8.32029016675584E-017" calcext:value-type="float">
            <text:p>8.32029016675584E-017</text:p>
          </table:table-cell>
          <table:table-cell office:value-type="float" office:value="1" calcext:value-type="float">
            <text:p>1</text:p>
          </table:table-cell>
          <table:table-cell table:formula="of:=[.C90]*[.D90]" office:value-type="float" office:value="8.32029016675584E-017" calcext:value-type="float">
            <text:p>8.32029016675584E-017</text:p>
          </table:table-cell>
        </table:table-row>
        <table:table-row table:style-name="ro1">
          <table:table-cell office:value-type="float" office:value="3.428686292" calcext:value-type="float">
            <text:p>3.428686292</text:p>
          </table:table-cell>
          <table:table-cell office:value-type="float" office:value="3.29845354312662E-017" calcext:value-type="float">
            <text:p>3.29845354312662E-017</text:p>
          </table:table-cell>
          <table:table-cell table:formula="of:=[.B91]*[.$D$1]" office:value-type="float" office:value="8.24613385781655E-017" calcext:value-type="float">
            <text:p>8.24613385781655E-017</text:p>
          </table:table-cell>
          <table:table-cell office:value-type="float" office:value="1" calcext:value-type="float">
            <text:p>1</text:p>
          </table:table-cell>
          <table:table-cell table:formula="of:=[.C91]*[.D91]" office:value-type="float" office:value="8.24613385781655E-017" calcext:value-type="float">
            <text:p>8.24613385781655E-017</text:p>
          </table:table-cell>
        </table:table-row>
        <table:table-row table:style-name="ro1">
          <table:table-cell office:value-type="float" office:value="3.4286870541" calcext:value-type="float">
            <text:p>3.4286870541</text:p>
          </table:table-cell>
          <table:table-cell office:value-type="float" office:value="3.26886252082093E-017" calcext:value-type="float">
            <text:p>3.26886252082093E-017</text:p>
          </table:table-cell>
          <table:table-cell table:formula="of:=[.B92]*[.$D$1]" office:value-type="float" office:value="8.17215630205232E-017" calcext:value-type="float">
            <text:p>8.17215630205232E-017</text:p>
          </table:table-cell>
          <table:table-cell office:value-type="float" office:value="1" calcext:value-type="float">
            <text:p>1</text:p>
          </table:table-cell>
          <table:table-cell table:formula="of:=[.C92]*[.D92]" office:value-type="float" office:value="8.17215630205232E-017" calcext:value-type="float">
            <text:p>8.17215630205232E-017</text:p>
          </table:table-cell>
        </table:table-row>
        <table:table-row table:style-name="ro1">
          <table:table-cell office:value-type="float" office:value="3.4286878161" calcext:value-type="float">
            <text:p>3.4286878161</text:p>
          </table:table-cell>
          <table:table-cell office:value-type="float" office:value="3.23912851868742E-017" calcext:value-type="float">
            <text:p>3.23912851868742E-017</text:p>
          </table:table-cell>
          <table:table-cell table:formula="of:=[.B93]*[.$D$1]" office:value-type="float" office:value="8.09782129671854E-017" calcext:value-type="float">
            <text:p>8.09782129671854E-017</text:p>
          </table:table-cell>
          <table:table-cell office:value-type="float" office:value="1" calcext:value-type="float">
            <text:p>1</text:p>
          </table:table-cell>
          <table:table-cell table:formula="of:=[.C93]*[.D93]" office:value-type="float" office:value="8.09782129671854E-017" calcext:value-type="float">
            <text:p>8.09782129671854E-017</text:p>
          </table:table-cell>
        </table:table-row>
        <table:table-row table:style-name="ro1">
          <table:table-cell office:value-type="float" office:value="3.4286885782" calcext:value-type="float">
            <text:p>3.4286885782</text:p>
          </table:table-cell>
          <table:table-cell office:value-type="float" office:value="3.20946601683814E-017" calcext:value-type="float">
            <text:p>3.20946601683814E-017</text:p>
          </table:table-cell>
          <table:table-cell table:formula="of:=[.B94]*[.$D$1]" office:value-type="float" office:value="8.02366504209534E-017" calcext:value-type="float">
            <text:p>8.02366504209534E-017</text:p>
          </table:table-cell>
          <table:table-cell office:value-type="float" office:value="1" calcext:value-type="float">
            <text:p>1</text:p>
          </table:table-cell>
          <table:table-cell table:formula="of:=[.C94]*[.D94]" office:value-type="float" office:value="8.02366504209534E-017" calcext:value-type="float">
            <text:p>8.02366504209534E-017</text:p>
          </table:table-cell>
        </table:table-row>
        <table:table-row table:style-name="ro1">
          <table:table-cell office:value-type="float" office:value="3.4286893403" calcext:value-type="float">
            <text:p>3.4286893403</text:p>
          </table:table-cell>
          <table:table-cell office:value-type="float" office:value="3.17980349365674E-017" calcext:value-type="float">
            <text:p>3.17980349365674E-017</text:p>
          </table:table-cell>
          <table:table-cell table:formula="of:=[.B95]*[.$D$1]" office:value-type="float" office:value="7.94950873414184E-017" calcext:value-type="float">
            <text:p>7.94950873414184E-017</text:p>
          </table:table-cell>
          <table:table-cell office:value-type="float" office:value="1" calcext:value-type="float">
            <text:p>1</text:p>
          </table:table-cell>
          <table:table-cell table:formula="of:=[.C95]*[.D95]" office:value-type="float" office:value="7.94950873414184E-017" calcext:value-type="float">
            <text:p>7.94950873414184E-017</text:p>
          </table:table-cell>
        </table:table-row>
        <table:table-row table:style-name="ro1">
          <table:table-cell office:value-type="float" office:value="3.4286901023" calcext:value-type="float">
            <text:p>3.4286901023</text:p>
          </table:table-cell>
          <table:table-cell office:value-type="float" office:value="3.15014098114139E-017" calcext:value-type="float">
            <text:p>3.15014098114139E-017</text:p>
          </table:table-cell>
          <table:table-cell table:formula="of:=[.B96]*[.$D$1]" office:value-type="float" office:value="7.87535245285349E-017" calcext:value-type="float">
            <text:p>7.87535245285349E-017</text:p>
          </table:table-cell>
          <table:table-cell office:value-type="float" office:value="1" calcext:value-type="float">
            <text:p>1</text:p>
          </table:table-cell>
          <table:table-cell table:formula="of:=[.C96]*[.D96]" office:value-type="float" office:value="7.87535245285349E-017" calcext:value-type="float">
            <text:p>7.87535245285349E-017</text:p>
          </table:table-cell>
        </table:table-row>
        <table:table-row table:style-name="ro1">
          <table:table-cell office:value-type="float" office:value="3.4286908644" calcext:value-type="float">
            <text:p>3.4286908644</text:p>
          </table:table-cell>
          <table:table-cell office:value-type="float" office:value="3.12047846921752E-017" calcext:value-type="float">
            <text:p>3.12047846921752E-017</text:p>
          </table:table-cell>
          <table:table-cell table:formula="of:=[.B97]*[.$D$1]" office:value-type="float" office:value="7.8011961730438E-017" calcext:value-type="float">
            <text:p>7.8011961730438E-017</text:p>
          </table:table-cell>
          <table:table-cell office:value-type="float" office:value="1" calcext:value-type="float">
            <text:p>1</text:p>
          </table:table-cell>
          <table:table-cell table:formula="of:=[.C97]*[.D97]" office:value-type="float" office:value="7.8011961730438E-017" calcext:value-type="float">
            <text:p>7.8011961730438E-017</text:p>
          </table:table-cell>
        </table:table-row>
        <table:table-row table:style-name="ro1">
          <table:table-cell office:value-type="float" office:value="3.4286916265" calcext:value-type="float">
            <text:p>3.4286916265</text:p>
          </table:table-cell>
          <table:table-cell office:value-type="float" office:value="3.09081596697393E-017" calcext:value-type="float">
            <text:p>3.09081596697393E-017</text:p>
          </table:table-cell>
          <table:table-cell table:formula="of:=[.B98]*[.$D$1]" office:value-type="float" office:value="7.72703991743483E-017" calcext:value-type="float">
            <text:p>7.72703991743483E-017</text:p>
          </table:table-cell>
          <table:table-cell office:value-type="float" office:value="1" calcext:value-type="float">
            <text:p>1</text:p>
          </table:table-cell>
          <table:table-cell table:formula="of:=[.C98]*[.D98]" office:value-type="float" office:value="7.72703991743483E-017" calcext:value-type="float">
            <text:p>7.72703991743483E-017</text:p>
          </table:table-cell>
        </table:table-row>
        <table:table-row table:style-name="ro1">
          <table:table-cell office:value-type="float" office:value="3.4286923885" calcext:value-type="float">
            <text:p>3.4286923885</text:p>
          </table:table-cell>
          <table:table-cell office:value-type="float" office:value="3.0612204028708E-017" calcext:value-type="float">
            <text:p>3.0612204028708E-017</text:p>
          </table:table-cell>
          <table:table-cell table:formula="of:=[.B99]*[.$D$1]" office:value-type="float" office:value="7.65305100717699E-017" calcext:value-type="float">
            <text:p>7.65305100717699E-017</text:p>
          </table:table-cell>
          <table:table-cell office:value-type="float" office:value="1" calcext:value-type="float">
            <text:p>1</text:p>
          </table:table-cell>
          <table:table-cell table:formula="of:=[.C99]*[.D99]" office:value-type="float" office:value="7.65305100717699E-017" calcext:value-type="float">
            <text:p>7.65305100717699E-017</text:p>
          </table:table-cell>
        </table:table-row>
        <table:table-row table:style-name="ro1">
          <table:table-cell office:value-type="float" office:value="3.4286931506" calcext:value-type="float">
            <text:p>3.4286931506</text:p>
          </table:table-cell>
          <table:table-cell office:value-type="float" office:value="3.03149093167149E-017" calcext:value-type="float">
            <text:p>3.03149093167149E-017</text:p>
          </table:table-cell>
          <table:table-cell table:formula="of:=[.B100]*[.$D$1]" office:value-type="float" office:value="7.57872732917872E-017" calcext:value-type="float">
            <text:p>7.57872732917872E-017</text:p>
          </table:table-cell>
          <table:table-cell office:value-type="float" office:value="1" calcext:value-type="float">
            <text:p>1</text:p>
          </table:table-cell>
          <table:table-cell table:formula="of:=[.C100]*[.D100]" office:value-type="float" office:value="7.57872732917872E-017" calcext:value-type="float">
            <text:p>7.57872732917872E-017</text:p>
          </table:table-cell>
        </table:table-row>
        <table:table-row table:style-name="ro1">
          <table:table-cell office:value-type="float" office:value="3.4286939127" calcext:value-type="float">
            <text:p>3.4286939127</text:p>
          </table:table-cell>
          <table:table-cell office:value-type="float" office:value="3.00182841974762E-017" calcext:value-type="float">
            <text:p>3.00182841974762E-017</text:p>
          </table:table-cell>
          <table:table-cell table:formula="of:=[.B101]*[.$D$1]" office:value-type="float" office:value="7.50457104936905E-017" calcext:value-type="float">
            <text:p>7.50457104936905E-017</text:p>
          </table:table-cell>
          <table:table-cell office:value-type="float" office:value="1" calcext:value-type="float">
            <text:p>1</text:p>
          </table:table-cell>
          <table:table-cell table:formula="of:=[.C101]*[.D101]" office:value-type="float" office:value="7.50457104936905E-017" calcext:value-type="float">
            <text:p>7.50457104936905E-017</text:p>
          </table:table-cell>
        </table:table-row>
        <table:table-row table:style-name="ro1">
          <table:table-cell office:value-type="float" office:value="3.4286946748" calcext:value-type="float">
            <text:p>3.4286946748</text:p>
          </table:table-cell>
          <table:table-cell office:value-type="float" office:value="2.97223091943154E-017" calcext:value-type="float">
            <text:p>2.97223091943154E-017</text:p>
          </table:table-cell>
          <table:table-cell table:formula="of:=[.B102]*[.$D$1]" office:value-type="float" office:value="7.43057729857885E-017" calcext:value-type="float">
            <text:p>7.43057729857885E-017</text:p>
          </table:table-cell>
          <table:table-cell office:value-type="float" office:value="1" calcext:value-type="float">
            <text:p>1</text:p>
          </table:table-cell>
          <table:table-cell table:formula="of:=[.C102]*[.D102]" office:value-type="float" office:value="7.43057729857885E-017" calcext:value-type="float">
            <text:p>7.43057729857885E-017</text:p>
          </table:table-cell>
        </table:table-row>
        <table:table-row table:style-name="ro1">
          <table:table-cell office:value-type="float" office:value="3.4286954368" calcext:value-type="float">
            <text:p>3.4286954368</text:p>
          </table:table-cell>
          <table:table-cell office:value-type="float" office:value="2.9425034044958E-017" calcext:value-type="float">
            <text:p>2.9425034044958E-017</text:p>
          </table:table-cell>
          <table:table-cell table:formula="of:=[.B103]*[.$D$1]" office:value-type="float" office:value="7.3562585112395E-017" calcext:value-type="float">
            <text:p>7.3562585112395E-017</text:p>
          </table:table-cell>
          <table:table-cell office:value-type="float" office:value="1" calcext:value-type="float">
            <text:p>1</text:p>
          </table:table-cell>
          <table:table-cell table:formula="of:=[.C103]*[.D103]" office:value-type="float" office:value="7.3562585112395E-017" calcext:value-type="float">
            <text:p>7.3562585112395E-017</text:p>
          </table:table-cell>
        </table:table-row>
        <table:table-row table:style-name="ro1">
          <table:table-cell office:value-type="float" office:value="3.4286961989" calcext:value-type="float">
            <text:p>3.4286961989</text:p>
          </table:table-cell>
          <table:table-cell office:value-type="float" office:value="2.9128408822016E-017" calcext:value-type="float">
            <text:p>2.9128408822016E-017</text:p>
          </table:table-cell>
          <table:table-cell table:formula="of:=[.B104]*[.$D$1]" office:value-type="float" office:value="7.28210220550399E-017" calcext:value-type="float">
            <text:p>7.28210220550399E-017</text:p>
          </table:table-cell>
          <table:table-cell office:value-type="float" office:value="1" calcext:value-type="float">
            <text:p>1</text:p>
          </table:table-cell>
          <table:table-cell table:formula="of:=[.C104]*[.D104]" office:value-type="float" office:value="7.28210220550399E-017" calcext:value-type="float">
            <text:p>7.28210220550399E-017</text:p>
          </table:table-cell>
        </table:table-row>
        <table:table-row table:style-name="ro1">
          <table:table-cell office:value-type="float" office:value="3.428696961" calcext:value-type="float">
            <text:p>3.428696961</text:p>
          </table:table-cell>
          <table:table-cell office:value-type="float" office:value="2.88317837027772E-017" calcext:value-type="float">
            <text:p>2.88317837027772E-017</text:p>
          </table:table-cell>
          <table:table-cell table:formula="of:=[.B105]*[.$D$1]" office:value-type="float" office:value="7.20794592569431E-017" calcext:value-type="float">
            <text:p>7.20794592569431E-017</text:p>
          </table:table-cell>
          <table:table-cell office:value-type="float" office:value="1" calcext:value-type="float">
            <text:p>1</text:p>
          </table:table-cell>
          <table:table-cell table:formula="of:=[.C105]*[.D105]" office:value-type="float" office:value="7.20794592569431E-017" calcext:value-type="float">
            <text:p>7.20794592569431E-017</text:p>
          </table:table-cell>
        </table:table-row>
        <table:table-row table:style-name="ro1">
          <table:table-cell office:value-type="float" office:value="3.428697723" calcext:value-type="float">
            <text:p>3.428697723</text:p>
          </table:table-cell>
          <table:table-cell office:value-type="float" office:value="2.85351586724552E-017" calcext:value-type="float">
            <text:p>2.85351586724552E-017</text:p>
          </table:table-cell>
          <table:table-cell table:formula="of:=[.B106]*[.$D$1]" office:value-type="float" office:value="7.13378966811379E-017" calcext:value-type="float">
            <text:p>7.13378966811379E-017</text:p>
          </table:table-cell>
          <table:table-cell office:value-type="float" office:value="1" calcext:value-type="float">
            <text:p>1</text:p>
          </table:table-cell>
          <table:table-cell table:formula="of:=[.C106]*[.D106]" office:value-type="float" office:value="7.13378966811379E-017" calcext:value-type="float">
            <text:p>7.13378966811379E-017</text:p>
          </table:table-cell>
        </table:table-row>
        <table:table-row table:style-name="ro1">
          <table:table-cell office:value-type="float" office:value="3.4286984851" calcext:value-type="float">
            <text:p>3.4286984851</text:p>
          </table:table-cell>
          <table:table-cell office:value-type="float" office:value="2.82385335463159E-017" calcext:value-type="float">
            <text:p>2.82385335463159E-017</text:p>
          </table:table-cell>
          <table:table-cell table:formula="of:=[.B107]*[.$D$1]" office:value-type="float" office:value="7.05963338657898E-017" calcext:value-type="float">
            <text:p>7.05963338657898E-017</text:p>
          </table:table-cell>
          <table:table-cell office:value-type="float" office:value="1" calcext:value-type="float">
            <text:p>1</text:p>
          </table:table-cell>
          <table:table-cell table:formula="of:=[.C107]*[.D107]" office:value-type="float" office:value="7.05963338657898E-017" calcext:value-type="float">
            <text:p>7.05963338657898E-017</text:p>
          </table:table-cell>
        </table:table-row>
        <table:table-row table:style-name="ro1">
          <table:table-cell office:value-type="float" office:value="3.4286992472" calcext:value-type="float">
            <text:p>3.4286992472</text:p>
          </table:table-cell>
          <table:table-cell office:value-type="float" office:value="2.7941908327317E-017" calcext:value-type="float">
            <text:p>2.7941908327317E-017</text:p>
          </table:table-cell>
          <table:table-cell table:formula="of:=[.B108]*[.$D$1]" office:value-type="float" office:value="6.98547708182925E-017" calcext:value-type="float">
            <text:p>6.98547708182925E-017</text:p>
          </table:table-cell>
          <table:table-cell office:value-type="float" office:value="1" calcext:value-type="float">
            <text:p>1</text:p>
          </table:table-cell>
          <table:table-cell table:formula="of:=[.C108]*[.D108]" office:value-type="float" office:value="6.98547708182925E-017" calcext:value-type="float">
            <text:p>6.98547708182925E-017</text:p>
          </table:table-cell>
        </table:table-row>
        <table:table-row table:style-name="ro1">
          <table:table-cell office:value-type="float" office:value="3.4287000092" calcext:value-type="float">
            <text:p>3.4287000092</text:p>
          </table:table-cell>
          <table:table-cell office:value-type="float" office:value="2.76458878202184E-017" calcext:value-type="float">
            <text:p>2.76458878202184E-017</text:p>
          </table:table-cell>
          <table:table-cell table:formula="of:=[.B109]*[.$D$1]" office:value-type="float" office:value="6.9114719550546E-017" calcext:value-type="float">
            <text:p>6.9114719550546E-017</text:p>
          </table:table-cell>
          <table:table-cell office:value-type="float" office:value="1" calcext:value-type="float">
            <text:p>1</text:p>
          </table:table-cell>
          <table:table-cell table:formula="of:=[.C109]*[.D109]" office:value-type="float" office:value="6.9114719550546E-017" calcext:value-type="float">
            <text:p>6.9114719550546E-017</text:p>
          </table:table-cell>
        </table:table-row>
        <table:table-row table:style-name="ro1">
          <table:table-cell office:value-type="float" office:value="3.4287007713" calcext:value-type="float">
            <text:p>3.4287007713</text:p>
          </table:table-cell>
          <table:table-cell office:value-type="float" office:value="2.73486580829249E-017" calcext:value-type="float">
            <text:p>2.73486580829249E-017</text:p>
          </table:table-cell>
          <table:table-cell table:formula="of:=[.B110]*[.$D$1]" office:value-type="float" office:value="6.83716452073122E-017" calcext:value-type="float">
            <text:p>6.83716452073122E-017</text:p>
          </table:table-cell>
          <table:table-cell office:value-type="float" office:value="1" calcext:value-type="float">
            <text:p>1</text:p>
          </table:table-cell>
          <table:table-cell table:formula="of:=[.C110]*[.D110]" office:value-type="float" office:value="6.83716452073122E-017" calcext:value-type="float">
            <text:p>6.83716452073122E-017</text:p>
          </table:table-cell>
        </table:table-row>
        <table:table-row table:style-name="ro1">
          <table:table-cell office:value-type="float" office:value="3.4287015334" calcext:value-type="float">
            <text:p>3.4287015334</text:p>
          </table:table-cell>
          <table:table-cell office:value-type="float" office:value="2.70520330476739E-017" calcext:value-type="float">
            <text:p>2.70520330476739E-017</text:p>
          </table:table-cell>
          <table:table-cell table:formula="of:=[.B111]*[.$D$1]" office:value-type="float" office:value="6.76300826191848E-017" calcext:value-type="float">
            <text:p>6.76300826191848E-017</text:p>
          </table:table-cell>
          <table:table-cell office:value-type="float" office:value="1" calcext:value-type="float">
            <text:p>1</text:p>
          </table:table-cell>
          <table:table-cell table:formula="of:=[.C111]*[.D111]" office:value-type="float" office:value="6.76300826191848E-017" calcext:value-type="float">
            <text:p>6.76300826191848E-017</text:p>
          </table:table-cell>
        </table:table-row>
        <table:table-row table:style-name="ro1">
          <table:table-cell office:value-type="float" office:value="3.4287022955" calcext:value-type="float">
            <text:p>3.4287022955</text:p>
          </table:table-cell>
          <table:table-cell office:value-type="float" office:value="2.67559929828684E-017" calcext:value-type="float">
            <text:p>2.67559929828684E-017</text:p>
          </table:table-cell>
          <table:table-cell table:formula="of:=[.B112]*[.$D$1]" office:value-type="float" office:value="6.6889982457171E-017" calcext:value-type="float">
            <text:p>6.6889982457171E-017</text:p>
          </table:table-cell>
          <table:table-cell office:value-type="float" office:value="1" calcext:value-type="float">
            <text:p>1</text:p>
          </table:table-cell>
          <table:table-cell table:formula="of:=[.C112]*[.D112]" office:value-type="float" office:value="6.6889982457171E-017" calcext:value-type="float">
            <text:p>6.6889982457171E-017</text:p>
          </table:table-cell>
        </table:table-row>
        <table:table-row table:style-name="ro1">
          <table:table-cell office:value-type="float" office:value="3.4287030575" calcext:value-type="float">
            <text:p>3.4287030575</text:p>
          </table:table-cell>
          <table:table-cell office:value-type="float" office:value="2.64587827074646E-017" calcext:value-type="float">
            <text:p>2.64587827074646E-017</text:p>
          </table:table-cell>
          <table:table-cell table:formula="of:=[.B113]*[.$D$1]" office:value-type="float" office:value="6.61469567686616E-017" calcext:value-type="float">
            <text:p>6.61469567686616E-017</text:p>
          </table:table-cell>
          <table:table-cell office:value-type="float" office:value="1" calcext:value-type="float">
            <text:p>1</text:p>
          </table:table-cell>
          <table:table-cell table:formula="of:=[.C113]*[.D113]" office:value-type="float" office:value="6.61469567686616E-017" calcext:value-type="float">
            <text:p>6.61469567686616E-017</text:p>
          </table:table-cell>
        </table:table-row>
        <table:table-row table:style-name="ro1">
          <table:table-cell office:value-type="float" office:value="3.4287038196" calcext:value-type="float">
            <text:p>3.4287038196</text:p>
          </table:table-cell>
          <table:table-cell office:value-type="float" office:value="2.61621575882259E-017" calcext:value-type="float">
            <text:p>2.61621575882259E-017</text:p>
          </table:table-cell>
          <table:table-cell table:formula="of:=[.B114]*[.$D$1]" office:value-type="float" office:value="6.54053939705648E-017" calcext:value-type="float">
            <text:p>6.54053939705648E-017</text:p>
          </table:table-cell>
          <table:table-cell office:value-type="float" office:value="1" calcext:value-type="float">
            <text:p>1</text:p>
          </table:table-cell>
          <table:table-cell table:formula="of:=[.C114]*[.D114]" office:value-type="float" office:value="6.54053939705648E-017" calcext:value-type="float">
            <text:p>6.54053939705648E-017</text:p>
          </table:table-cell>
        </table:table-row>
        <table:table-row table:style-name="ro1">
          <table:table-cell office:value-type="float" office:value="3.4287045817" calcext:value-type="float">
            <text:p>3.4287045817</text:p>
          </table:table-cell>
          <table:table-cell office:value-type="float" office:value="2.58655325490318E-017" calcext:value-type="float">
            <text:p>2.58655325490318E-017</text:p>
          </table:table-cell>
          <table:table-cell table:formula="of:=[.B115]*[.$D$1]" office:value-type="float" office:value="6.46638313725795E-017" calcext:value-type="float">
            <text:p>6.46638313725795E-017</text:p>
          </table:table-cell>
          <table:table-cell office:value-type="float" office:value="1" calcext:value-type="float">
            <text:p>1</text:p>
          </table:table-cell>
          <table:table-cell table:formula="of:=[.C115]*[.D115]" office:value-type="float" office:value="6.46638313725795E-017" calcext:value-type="float">
            <text:p>6.46638313725795E-017</text:p>
          </table:table-cell>
        </table:table-row>
        <table:table-row table:style-name="ro1">
          <table:table-cell office:value-type="float" office:value="3.4287053437" calcext:value-type="float">
            <text:p>3.4287053437</text:p>
          </table:table-cell>
          <table:table-cell office:value-type="float" office:value="2.55689074228926E-017" calcext:value-type="float">
            <text:p>2.55689074228926E-017</text:p>
          </table:table-cell>
          <table:table-cell table:formula="of:=[.B116]*[.$D$1]" office:value-type="float" office:value="6.39222685572316E-017" calcext:value-type="float">
            <text:p>6.39222685572316E-017</text:p>
          </table:table-cell>
          <table:table-cell office:value-type="float" office:value="1" calcext:value-type="float">
            <text:p>1</text:p>
          </table:table-cell>
          <table:table-cell table:formula="of:=[.C116]*[.D116]" office:value-type="float" office:value="6.39222685572316E-017" calcext:value-type="float">
            <text:p>6.39222685572316E-017</text:p>
          </table:table-cell>
        </table:table-row>
        <table:table-row table:style-name="ro1">
          <table:table-cell office:value-type="float" office:value="3.4287061058" calcext:value-type="float">
            <text:p>3.4287061058</text:p>
          </table:table-cell>
          <table:table-cell office:value-type="float" office:value="2.52722822127657E-017" calcext:value-type="float">
            <text:p>2.52722822127657E-017</text:p>
          </table:table-cell>
          <table:table-cell table:formula="of:=[.B117]*[.$D$1]" office:value-type="float" office:value="6.31807055319142E-017" calcext:value-type="float">
            <text:p>6.31807055319142E-017</text:p>
          </table:table-cell>
          <table:table-cell office:value-type="float" office:value="1" calcext:value-type="float">
            <text:p>1</text:p>
          </table:table-cell>
          <table:table-cell table:formula="of:=[.C117]*[.D117]" office:value-type="float" office:value="6.31807055319142E-017" calcext:value-type="float">
            <text:p>6.31807055319142E-017</text:p>
          </table:table-cell>
        </table:table-row>
        <table:table-row table:style-name="ro1">
          <table:table-cell office:value-type="float" office:value="3.4287068679" calcext:value-type="float">
            <text:p>3.4287068679</text:p>
          </table:table-cell>
          <table:table-cell office:value-type="float" office:value="2.49756570935269E-017" calcext:value-type="float">
            <text:p>2.49756570935269E-017</text:p>
          </table:table-cell>
          <table:table-cell table:formula="of:=[.B118]*[.$D$1]" office:value-type="float" office:value="6.24391427338174E-017" calcext:value-type="float">
            <text:p>6.24391427338174E-017</text:p>
          </table:table-cell>
          <table:table-cell office:value-type="float" office:value="1" calcext:value-type="float">
            <text:p>1</text:p>
          </table:table-cell>
          <table:table-cell table:formula="of:=[.C118]*[.D118]" office:value-type="float" office:value="6.24391427338174E-017" calcext:value-type="float">
            <text:p>6.24391427338174E-017</text:p>
          </table:table-cell>
        </table:table-row>
        <table:table-row table:style-name="ro1">
          <table:table-cell office:value-type="float" office:value="3.4287076299" calcext:value-type="float">
            <text:p>3.4287076299</text:p>
          </table:table-cell>
          <table:table-cell office:value-type="float" office:value="2.46795717895659E-017" calcext:value-type="float">
            <text:p>2.46795717895659E-017</text:p>
          </table:table-cell>
          <table:table-cell table:formula="of:=[.B119]*[.$D$1]" office:value-type="float" office:value="6.16989294739148E-017" calcext:value-type="float">
            <text:p>6.16989294739148E-017</text:p>
          </table:table-cell>
          <table:table-cell office:value-type="float" office:value="1" calcext:value-type="float">
            <text:p>1</text:p>
          </table:table-cell>
          <table:table-cell table:formula="of:=[.C119]*[.D119]" office:value-type="float" office:value="6.16989294739148E-017" calcext:value-type="float">
            <text:p>6.16989294739148E-017</text:p>
          </table:table-cell>
        </table:table-row>
        <table:table-row table:style-name="ro1">
          <table:table-cell office:value-type="float" office:value="3.428708392" calcext:value-type="float">
            <text:p>3.428708392</text:p>
          </table:table-cell>
          <table:table-cell office:value-type="float" office:value="2.43824069242505E-017" calcext:value-type="float">
            <text:p>2.43824069242505E-017</text:p>
          </table:table-cell>
          <table:table-cell table:formula="of:=[.B120]*[.$D$1]" office:value-type="float" office:value="6.09560173106263E-017" calcext:value-type="float">
            <text:p>6.09560173106263E-017</text:p>
          </table:table-cell>
          <table:table-cell office:value-type="float" office:value="1" calcext:value-type="float">
            <text:p>1</text:p>
          </table:table-cell>
          <table:table-cell table:formula="of:=[.C120]*[.D120]" office:value-type="float" office:value="6.09560173106263E-017" calcext:value-type="float">
            <text:p>6.09560173106263E-017</text:p>
          </table:table-cell>
        </table:table-row>
        <table:table-row table:style-name="ro1">
          <table:table-cell office:value-type="float" office:value="3.4287091541" calcext:value-type="float">
            <text:p>3.4287091541</text:p>
          </table:table-cell>
          <table:table-cell office:value-type="float" office:value="2.40857817180668E-017" calcext:value-type="float">
            <text:p>2.40857817180668E-017</text:p>
          </table:table-cell>
          <table:table-cell table:formula="of:=[.B121]*[.$D$1]" office:value-type="float" office:value="6.0214454295167E-017" calcext:value-type="float">
            <text:p>6.0214454295167E-017</text:p>
          </table:table-cell>
          <table:table-cell office:value-type="float" office:value="1" calcext:value-type="float">
            <text:p>1</text:p>
          </table:table-cell>
          <table:table-cell table:formula="of:=[.C121]*[.D121]" office:value-type="float" office:value="6.0214454295167E-017" calcext:value-type="float">
            <text:p>6.0214454295167E-017</text:p>
          </table:table-cell>
        </table:table-row>
        <table:table-row table:style-name="ro1">
          <table:table-cell office:value-type="float" office:value="3.4287099162" calcext:value-type="float">
            <text:p>3.4287099162</text:p>
          </table:table-cell>
          <table:table-cell office:value-type="float" office:value="2.37896768761127E-017" calcext:value-type="float">
            <text:p>2.37896768761127E-017</text:p>
          </table:table-cell>
          <table:table-cell table:formula="of:=[.B122]*[.$D$1]" office:value-type="float" office:value="5.94741921902818E-017" calcext:value-type="float">
            <text:p>5.94741921902818E-017</text:p>
          </table:table-cell>
          <table:table-cell office:value-type="float" office:value="1" calcext:value-type="float">
            <text:p>1</text:p>
          </table:table-cell>
          <table:table-cell table:formula="of:=[.C122]*[.D122]" office:value-type="float" office:value="5.94741921902818E-017" calcext:value-type="float">
            <text:p>5.94741921902818E-017</text:p>
          </table:table-cell>
        </table:table-row>
        <table:table-row table:style-name="ro1">
          <table:table-cell office:value-type="float" office:value="3.4287106782" calcext:value-type="float">
            <text:p>3.4287106782</text:p>
          </table:table-cell>
          <table:table-cell office:value-type="float" office:value="2.34925314736746E-017" calcext:value-type="float">
            <text:p>2.34925314736746E-017</text:p>
          </table:table-cell>
          <table:table-cell table:formula="of:=[.B123]*[.$D$1]" office:value-type="float" office:value="5.87313286841865E-017" calcext:value-type="float">
            <text:p>5.87313286841865E-017</text:p>
          </table:table-cell>
          <table:table-cell office:value-type="float" office:value="1" calcext:value-type="float">
            <text:p>1</text:p>
          </table:table-cell>
          <table:table-cell table:formula="of:=[.C123]*[.D123]" office:value-type="float" office:value="5.87313286841865E-017" calcext:value-type="float">
            <text:p>5.87313286841865E-017</text:p>
          </table:table-cell>
        </table:table-row>
        <table:table-row table:style-name="ro1">
          <table:table-cell office:value-type="float" office:value="3.4287114403" calcext:value-type="float">
            <text:p>3.4287114403</text:p>
          </table:table-cell>
          <table:table-cell office:value-type="float" office:value="2.31959064256085E-017" calcext:value-type="float">
            <text:p>2.31959064256085E-017</text:p>
          </table:table-cell>
          <table:table-cell table:formula="of:=[.B124]*[.$D$1]" office:value-type="float" office:value="5.79897660640211E-017" calcext:value-type="float">
            <text:p>5.79897660640211E-017</text:p>
          </table:table-cell>
          <table:table-cell office:value-type="float" office:value="1" calcext:value-type="float">
            <text:p>1</text:p>
          </table:table-cell>
          <table:table-cell table:formula="of:=[.C124]*[.D124]" office:value-type="float" office:value="5.79897660640211E-017" calcext:value-type="float">
            <text:p>5.79897660640211E-017</text:p>
          </table:table-cell>
        </table:table-row>
        <table:table-row table:style-name="ro1">
          <table:table-cell office:value-type="float" office:value="3.4287122024" calcext:value-type="float">
            <text:p>3.4287122024</text:p>
          </table:table-cell>
          <table:table-cell office:value-type="float" office:value="2.28992812233678E-017" calcext:value-type="float">
            <text:p>2.28992812233678E-017</text:p>
          </table:table-cell>
          <table:table-cell table:formula="of:=[.B125]*[.$D$1]" office:value-type="float" office:value="5.72482030584194E-017" calcext:value-type="float">
            <text:p>5.72482030584194E-017</text:p>
          </table:table-cell>
          <table:table-cell office:value-type="float" office:value="1" calcext:value-type="float">
            <text:p>1</text:p>
          </table:table-cell>
          <table:table-cell table:formula="of:=[.C125]*[.D125]" office:value-type="float" office:value="5.72482030584194E-017" calcext:value-type="float">
            <text:p>5.72482030584194E-017</text:p>
          </table:table-cell>
        </table:table-row>
        <table:table-row table:style-name="ro1">
          <table:table-cell office:value-type="float" office:value="3.4287129644" calcext:value-type="float">
            <text:p>3.4287129644</text:p>
          </table:table-cell>
          <table:table-cell office:value-type="float" office:value="2.26026560982144E-017" calcext:value-type="float">
            <text:p>2.26026560982144E-017</text:p>
          </table:table-cell>
          <table:table-cell table:formula="of:=[.B126]*[.$D$1]" office:value-type="float" office:value="5.6506640245536E-017" calcext:value-type="float">
            <text:p>5.6506640245536E-017</text:p>
          </table:table-cell>
          <table:table-cell office:value-type="float" office:value="1" calcext:value-type="float">
            <text:p>1</text:p>
          </table:table-cell>
          <table:table-cell table:formula="of:=[.C126]*[.D126]" office:value-type="float" office:value="5.6506640245536E-017" calcext:value-type="float">
            <text:p>5.6506640245536E-017</text:p>
          </table:table-cell>
        </table:table-row>
        <table:table-row table:style-name="ro1">
          <table:table-cell office:value-type="float" office:value="3.4287137265" calcext:value-type="float">
            <text:p>3.4287137265</text:p>
          </table:table-cell>
          <table:table-cell office:value-type="float" office:value="2.23060309789756E-017" calcext:value-type="float">
            <text:p>2.23060309789756E-017</text:p>
          </table:table-cell>
          <table:table-cell table:formula="of:=[.B127]*[.$D$1]" office:value-type="float" office:value="5.57650774474391E-017" calcext:value-type="float">
            <text:p>5.57650774474391E-017</text:p>
          </table:table-cell>
          <table:table-cell office:value-type="float" office:value="1" calcext:value-type="float">
            <text:p>1</text:p>
          </table:table-cell>
          <table:table-cell table:formula="of:=[.C127]*[.D127]" office:value-type="float" office:value="5.57650774474391E-017" calcext:value-type="float">
            <text:p>5.57650774474391E-017</text:p>
          </table:table-cell>
        </table:table-row>
        <table:table-row table:style-name="ro1">
          <table:table-cell office:value-type="float" office:value="3.4287144886" calcext:value-type="float">
            <text:p>3.4287144886</text:p>
          </table:table-cell>
          <table:table-cell office:value-type="float" office:value="2.20094059269664E-017" calcext:value-type="float">
            <text:p>2.20094059269664E-017</text:p>
          </table:table-cell>
          <table:table-cell table:formula="of:=[.B128]*[.$D$1]" office:value-type="float" office:value="5.5023514817416E-017" calcext:value-type="float">
            <text:p>5.5023514817416E-017</text:p>
          </table:table-cell>
          <table:table-cell office:value-type="float" office:value="1" calcext:value-type="float">
            <text:p>1</text:p>
          </table:table-cell>
          <table:table-cell table:formula="of:=[.C128]*[.D128]" office:value-type="float" office:value="5.5023514817416E-017" calcext:value-type="float">
            <text:p>5.5023514817416E-017</text:p>
          </table:table-cell>
        </table:table-row>
        <table:table-row table:style-name="ro1">
          <table:table-cell office:value-type="float" office:value="3.4287152506" calcext:value-type="float">
            <text:p>3.4287152506</text:p>
          </table:table-cell>
          <table:table-cell office:value-type="float" office:value="2.17132556670374E-017" calcext:value-type="float">
            <text:p>2.17132556670374E-017</text:p>
          </table:table-cell>
          <table:table-cell table:formula="of:=[.B129]*[.$D$1]" office:value-type="float" office:value="5.42831391675936E-017" calcext:value-type="float">
            <text:p>5.42831391675936E-017</text:p>
          </table:table-cell>
          <table:table-cell office:value-type="float" office:value="1" calcext:value-type="float">
            <text:p>1</text:p>
          </table:table-cell>
          <table:table-cell table:formula="of:=[.C129]*[.D129]" office:value-type="float" office:value="5.42831391675936E-017" calcext:value-type="float">
            <text:p>5.42831391675936E-017</text:p>
          </table:table-cell>
        </table:table-row>
        <table:table-row table:style-name="ro1">
          <table:table-cell office:value-type="float" office:value="3.4287160127" calcext:value-type="float">
            <text:p>3.4287160127</text:p>
          </table:table-cell>
          <table:table-cell office:value-type="float" office:value="2.14161556035154E-017" calcext:value-type="float">
            <text:p>2.14161556035154E-017</text:p>
          </table:table-cell>
          <table:table-cell table:formula="of:=[.B130]*[.$D$1]" office:value-type="float" office:value="5.35403890087886E-017" calcext:value-type="float">
            <text:p>5.35403890087886E-017</text:p>
          </table:table-cell>
          <table:table-cell office:value-type="float" office:value="1" calcext:value-type="float">
            <text:p>1</text:p>
          </table:table-cell>
          <table:table-cell table:formula="of:=[.C130]*[.D130]" office:value-type="float" office:value="5.35403890087886E-017" calcext:value-type="float">
            <text:p>5.35403890087886E-017</text:p>
          </table:table-cell>
        </table:table-row>
        <table:table-row table:style-name="ro1">
          <table:table-cell office:value-type="float" office:value="3.4287167748" calcext:value-type="float">
            <text:p>3.4287167748</text:p>
          </table:table-cell>
          <table:table-cell office:value-type="float" office:value="2.11195304842767E-017" calcext:value-type="float">
            <text:p>2.11195304842767E-017</text:p>
          </table:table-cell>
          <table:table-cell table:formula="of:=[.B131]*[.$D$1]" office:value-type="float" office:value="5.27988262106918E-017" calcext:value-type="float">
            <text:p>5.27988262106918E-017</text:p>
          </table:table-cell>
          <table:table-cell office:value-type="float" office:value="1" calcext:value-type="float">
            <text:p>1</text:p>
          </table:table-cell>
          <table:table-cell table:formula="of:=[.C131]*[.D131]" office:value-type="float" office:value="5.27988262106918E-017" calcext:value-type="float">
            <text:p>5.27988262106918E-017</text:p>
          </table:table-cell>
        </table:table-row>
        <table:table-row table:style-name="ro1">
          <table:table-cell office:value-type="float" office:value="3.4287175369" calcext:value-type="float">
            <text:p>3.4287175369</text:p>
          </table:table-cell>
          <table:table-cell office:value-type="float" office:value="2.08233608326448E-017" calcext:value-type="float">
            <text:p>2.08233608326448E-017</text:p>
          </table:table-cell>
          <table:table-cell table:formula="of:=[.B132]*[.$D$1]" office:value-type="float" office:value="5.20584020816121E-017" calcext:value-type="float">
            <text:p>5.20584020816121E-017</text:p>
          </table:table-cell>
          <table:table-cell office:value-type="float" office:value="1" calcext:value-type="float">
            <text:p>1</text:p>
          </table:table-cell>
          <table:table-cell table:formula="of:=[.C132]*[.D132]" office:value-type="float" office:value="5.20584020816121E-017" calcext:value-type="float">
            <text:p>5.20584020816121E-017</text:p>
          </table:table-cell>
        </table:table-row>
        <table:table-row table:style-name="ro1">
          <table:table-cell office:value-type="float" office:value="3.4287182989" calcext:value-type="float">
            <text:p>3.4287182989</text:p>
          </table:table-cell>
          <table:table-cell office:value-type="float" office:value="2.05262803021851E-017" calcext:value-type="float">
            <text:p>2.05262803021851E-017</text:p>
          </table:table-cell>
          <table:table-cell table:formula="of:=[.B133]*[.$D$1]" office:value-type="float" office:value="5.13157007554628E-017" calcext:value-type="float">
            <text:p>5.13157007554628E-017</text:p>
          </table:table-cell>
          <table:table-cell office:value-type="float" office:value="1" calcext:value-type="float">
            <text:p>1</text:p>
          </table:table-cell>
          <table:table-cell table:formula="of:=[.C133]*[.D133]" office:value-type="float" office:value="5.13157007554628E-017" calcext:value-type="float">
            <text:p>5.13157007554628E-017</text:p>
          </table:table-cell>
        </table:table-row>
        <table:table-row table:style-name="ro1">
          <table:table-cell office:value-type="float" office:value="3.428719061" calcext:value-type="float">
            <text:p>3.428719061</text:p>
          </table:table-cell>
          <table:table-cell office:value-type="float" office:value="2.02296551088164E-017" calcext:value-type="float">
            <text:p>2.02296551088164E-017</text:p>
          </table:table-cell>
          <table:table-cell table:formula="of:=[.B134]*[.$D$1]" office:value-type="float" office:value="5.05741377720411E-017" calcext:value-type="float">
            <text:p>5.05741377720411E-017</text:p>
          </table:table-cell>
          <table:table-cell office:value-type="float" office:value="1" calcext:value-type="float">
            <text:p>1</text:p>
          </table:table-cell>
          <table:table-cell table:formula="of:=[.C134]*[.D134]" office:value-type="float" office:value="5.05741377720411E-017" calcext:value-type="float">
            <text:p>5.05741377720411E-017</text:p>
          </table:table-cell>
        </table:table-row>
        <table:table-row table:style-name="ro1">
          <table:table-cell office:value-type="float" office:value="3.4287198231" calcext:value-type="float">
            <text:p>3.4287198231</text:p>
          </table:table-cell>
          <table:table-cell office:value-type="float" office:value="1.99330299915137E-017" calcext:value-type="float">
            <text:p>1.99330299915137E-017</text:p>
          </table:table-cell>
          <table:table-cell table:formula="of:=[.B135]*[.$D$1]" office:value-type="float" office:value="4.98325749787842E-017" calcext:value-type="float">
            <text:p>4.98325749787842E-017</text:p>
          </table:table-cell>
          <table:table-cell office:value-type="float" office:value="1" calcext:value-type="float">
            <text:p>1</text:p>
          </table:table-cell>
          <table:table-cell table:formula="of:=[.C135]*[.D135]" office:value-type="float" office:value="4.98325749787842E-017" calcext:value-type="float">
            <text:p>4.98325749787842E-017</text:p>
          </table:table-cell>
        </table:table-row>
        <table:table-row table:style-name="ro1">
          <table:table-cell office:value-type="float" office:value="3.4287205851" calcext:value-type="float">
            <text:p>3.4287205851</text:p>
          </table:table-cell>
          <table:table-cell office:value-type="float" office:value="1.96368343214642E-017" calcext:value-type="float">
            <text:p>1.96368343214642E-017</text:p>
          </table:table-cell>
          <table:table-cell table:formula="of:=[.B136]*[.$D$1]" office:value-type="float" office:value="4.90920858036605E-017" calcext:value-type="float">
            <text:p>4.90920858036605E-017</text:p>
          </table:table-cell>
          <table:table-cell office:value-type="float" office:value="1" calcext:value-type="float">
            <text:p>1</text:p>
          </table:table-cell>
          <table:table-cell table:formula="of:=[.C136]*[.D136]" office:value-type="float" office:value="4.90920858036605E-017" calcext:value-type="float">
            <text:p>4.90920858036605E-017</text:p>
          </table:table-cell>
        </table:table-row>
        <table:table-row table:style-name="ro1">
          <table:table-cell office:value-type="float" office:value="3.4287213472" calcext:value-type="float">
            <text:p>3.4287213472</text:p>
          </table:table-cell>
          <table:table-cell office:value-type="float" office:value="1.93397798054214E-017" calcext:value-type="float">
            <text:p>1.93397798054214E-017</text:p>
          </table:table-cell>
          <table:table-cell table:formula="of:=[.B137]*[.$D$1]" office:value-type="float" office:value="4.83494495135535E-017" calcext:value-type="float">
            <text:p>4.83494495135535E-017</text:p>
          </table:table-cell>
          <table:table-cell office:value-type="float" office:value="1" calcext:value-type="float">
            <text:p>1</text:p>
          </table:table-cell>
          <table:table-cell table:formula="of:=[.C137]*[.D137]" office:value-type="float" office:value="4.83494495135535E-017" calcext:value-type="float">
            <text:p>4.83494495135535E-017</text:p>
          </table:table-cell>
        </table:table-row>
        <table:table-row table:style-name="ro1">
          <table:table-cell office:value-type="float" office:value="3.4287221093" calcext:value-type="float">
            <text:p>3.4287221093</text:p>
          </table:table-cell>
          <table:table-cell office:value-type="float" office:value="1.90435710965066E-017" calcext:value-type="float">
            <text:p>1.90435710965066E-017</text:p>
          </table:table-cell>
          <table:table-cell table:formula="of:=[.B138]*[.$D$1]" office:value-type="float" office:value="4.76089277412665E-017" calcext:value-type="float">
            <text:p>4.76089277412665E-017</text:p>
          </table:table-cell>
          <table:table-cell office:value-type="float" office:value="1" calcext:value-type="float">
            <text:p>1</text:p>
          </table:table-cell>
          <table:table-cell table:formula="of:=[.C138]*[.D138]" office:value-type="float" office:value="4.76089277412665E-017" calcext:value-type="float">
            <text:p>4.76089277412665E-017</text:p>
          </table:table-cell>
        </table:table-row>
        <table:table-row table:style-name="ro1">
          <table:table-cell office:value-type="float" office:value="3.4287228714" calcext:value-type="float">
            <text:p>3.4287228714</text:p>
          </table:table-cell>
          <table:table-cell office:value-type="float" office:value="1.87493994416647E-017" calcext:value-type="float">
            <text:p>1.87493994416647E-017</text:p>
          </table:table-cell>
          <table:table-cell table:formula="of:=[.B139]*[.$D$1]" office:value-type="float" office:value="4.68734986041617E-017" calcext:value-type="float">
            <text:p>4.68734986041617E-017</text:p>
          </table:table-cell>
          <table:table-cell office:value-type="float" office:value="1" calcext:value-type="float">
            <text:p>1</text:p>
          </table:table-cell>
          <table:table-cell table:formula="of:=[.C139]*[.D139]" office:value-type="float" office:value="4.68734986041617E-017" calcext:value-type="float">
            <text:p>4.68734986041617E-017</text:p>
          </table:table-cell>
        </table:table-row>
        <table:table-row table:style-name="ro1">
          <table:table-cell office:value-type="float" office:value="3.4287236334" calcext:value-type="float">
            <text:p>3.4287236334</text:p>
          </table:table-cell>
          <table:table-cell office:value-type="float" office:value="1.84636235719054E-017" calcext:value-type="float">
            <text:p>1.84636235719054E-017</text:p>
          </table:table-cell>
          <table:table-cell table:formula="of:=[.B140]*[.$D$1]" office:value-type="float" office:value="4.61590589297634E-017" calcext:value-type="float">
            <text:p>4.61590589297634E-017</text:p>
          </table:table-cell>
          <table:table-cell office:value-type="float" office:value="1" calcext:value-type="float">
            <text:p>1</text:p>
          </table:table-cell>
          <table:table-cell table:formula="of:=[.C140]*[.D140]" office:value-type="float" office:value="4.61590589297634E-017" calcext:value-type="float">
            <text:p>4.61590589297634E-017</text:p>
          </table:table-cell>
        </table:table-row>
        <table:table-row table:style-name="ro1">
          <table:table-cell office:value-type="float" office:value="3.4287243956" calcext:value-type="float">
            <text:p>3.4287243956</text:p>
          </table:table-cell>
          <table:table-cell office:value-type="float" office:value="1.8220375451663E-017" calcext:value-type="float">
            <text:p>1.8220375451663E-017</text:p>
          </table:table-cell>
          <table:table-cell table:formula="of:=[.B141]*[.$D$1]" office:value-type="float" office:value="4.55509386291575E-017" calcext:value-type="float">
            <text:p>4.55509386291575E-017</text:p>
          </table:table-cell>
          <table:table-cell office:value-type="float" office:value="1" calcext:value-type="float">
            <text:p>1</text:p>
          </table:table-cell>
          <table:table-cell table:formula="of:=[.C141]*[.D141]" office:value-type="float" office:value="4.55509386291575E-017" calcext:value-type="float">
            <text:p>4.55509386291575E-017</text:p>
          </table:table-cell>
        </table:table-row>
        <table:table-row table:style-name="ro1">
          <table:table-cell office:value-type="float" office:value="3.4287251582" calcext:value-type="float">
            <text:p>3.4287251582</text:p>
          </table:table-cell>
          <table:table-cell office:value-type="float" office:value="1.8183138363434E-017" calcext:value-type="float">
            <text:p>1.8183138363434E-017</text:p>
          </table:table-cell>
          <table:table-cell table:formula="of:=[.B142]*[.$D$1]" office:value-type="float" office:value="4.5457845908585E-017" calcext:value-type="float">
            <text:p>4.5457845908585E-017</text:p>
          </table:table-cell>
          <table:table-cell office:value-type="float" office:value="1" calcext:value-type="float">
            <text:p>1</text:p>
          </table:table-cell>
          <table:table-cell table:formula="of:=[.C142]*[.D142]" office:value-type="float" office:value="4.5457845908585E-017" calcext:value-type="float">
            <text:p>4.5457845908585E-017</text:p>
          </table:table-cell>
        </table:table-row>
        <table:table-row table:style-name="ro1">
          <table:table-cell office:value-type="float" office:value="3.428725923" calcext:value-type="float">
            <text:p>3.428725923</text:p>
          </table:table-cell>
          <table:table-cell office:value-type="float" office:value="1.91515074337977E-017" calcext:value-type="float">
            <text:p>1.91515074337977E-017</text:p>
          </table:table-cell>
          <table:table-cell table:formula="of:=[.B143]*[.$D$1]" office:value-type="float" office:value="4.78787685844943E-017" calcext:value-type="float">
            <text:p>4.78787685844943E-017</text:p>
          </table:table-cell>
          <table:table-cell office:value-type="float" office:value="1" calcext:value-type="float">
            <text:p>1</text:p>
          </table:table-cell>
          <table:table-cell table:formula="of:=[.C143]*[.D143]" office:value-type="float" office:value="4.78787685844943E-017" calcext:value-type="float">
            <text:p>4.78787685844943E-017</text:p>
          </table:table-cell>
        </table:table-row>
        <table:table-row table:style-name="ro1">
          <table:table-cell office:value-type="float" office:value="3.4287266986" calcext:value-type="float">
            <text:p>3.4287266986</text:p>
          </table:table-cell>
          <table:table-cell office:value-type="float" office:value="2.35187637599885E-017" calcext:value-type="float">
            <text:p>2.35187637599885E-017</text:p>
          </table:table-cell>
          <table:table-cell table:formula="of:=[.B144]*[.$D$1]" office:value-type="float" office:value="5.87969093999713E-017" calcext:value-type="float">
            <text:p>5.87969093999713E-017</text:p>
          </table:table-cell>
          <table:table-cell office:value-type="float" office:value="1" calcext:value-type="float">
            <text:p>1</text:p>
          </table:table-cell>
          <table:table-cell table:formula="of:=[.C144]*[.D144]" office:value-type="float" office:value="5.87969093999713E-017" calcext:value-type="float">
            <text:p>5.87969093999713E-017</text:p>
          </table:table-cell>
        </table:table-row>
        <table:table-row table:style-name="ro1">
          <table:table-cell office:value-type="float" office:value="3.4287275274" calcext:value-type="float">
            <text:p>3.4287275274</text:p>
          </table:table-cell>
          <table:table-cell office:value-type="float" office:value="2.99894605986828E-017" calcext:value-type="float">
            <text:p>2.99894605986828E-017</text:p>
          </table:table-cell>
          <table:table-cell table:formula="of:=[.B145]*[.$D$1]" office:value-type="float" office:value="7.49736514967071E-017" calcext:value-type="float">
            <text:p>7.49736514967071E-017</text:p>
          </table:table-cell>
          <table:table-cell office:value-type="float" office:value="1" calcext:value-type="float">
            <text:p>1</text:p>
          </table:table-cell>
          <table:table-cell table:formula="of:=[.C145]*[.D145]" office:value-type="float" office:value="7.49736514967071E-017" calcext:value-type="float">
            <text:p>7.49736514967071E-017</text:p>
          </table:table-cell>
        </table:table-row>
        <table:table-row table:style-name="ro1">
          <table:table-cell office:value-type="float" office:value="3.4287286202" calcext:value-type="float">
            <text:p>3.4287286202</text:p>
          </table:table-cell>
          <table:table-cell office:value-type="float" office:value="3.66864422232768E-017" calcext:value-type="float">
            <text:p>3.66864422232768E-017</text:p>
          </table:table-cell>
          <table:table-cell table:formula="of:=[.B146]*[.$D$1]" office:value-type="float" office:value="9.17161055581921E-017" calcext:value-type="float">
            <text:p>9.17161055581921E-017</text:p>
          </table:table-cell>
          <table:table-cell office:value-type="float" office:value="1" calcext:value-type="float">
            <text:p>1</text:p>
          </table:table-cell>
          <table:table-cell table:formula="of:=[.C146]*[.D146]" office:value-type="float" office:value="9.17161055581921E-017" calcext:value-type="float">
            <text:p>9.17161055581921E-017</text:p>
          </table:table-cell>
        </table:table-row>
        <table:table-row table:style-name="ro1">
          <table:table-cell office:value-type="float" office:value="3.4287306248" calcext:value-type="float">
            <text:p>3.4287306248</text:p>
          </table:table-cell>
          <table:table-cell office:value-type="float" office:value="4.31815825643968E-017" calcext:value-type="float">
            <text:p>4.31815825643968E-017</text:p>
          </table:table-cell>
          <table:table-cell table:formula="of:=[.B147]*[.$D$1]" office:value-type="float" office:value="1.07953956410992E-016" calcext:value-type="float">
            <text:p>1.07953956410992E-016</text:p>
          </table:table-cell>
          <table:table-cell office:value-type="float" office:value="1" calcext:value-type="float">
            <text:p>1</text:p>
          </table:table-cell>
          <table:table-cell table:formula="of:=[.C147]*[.D147]" office:value-type="float" office:value="1.07953956410992E-016" calcext:value-type="float">
            <text:p>1.07953956410992E-016</text:p>
          </table:table-cell>
        </table:table-row>
        <table:table-row table:style-name="ro1">
          <table:table-cell office:value-type="float" office:value="3.4287332401" calcext:value-type="float">
            <text:p>3.4287332401</text:p>
          </table:table-cell>
          <table:table-cell office:value-type="float" office:value="4.92496688059326E-017" calcext:value-type="float">
            <text:p>4.92496688059326E-017</text:p>
          </table:table-cell>
          <table:table-cell table:formula="of:=[.B148]*[.$D$1]" office:value-type="float" office:value="1.23124172014832E-016" calcext:value-type="float">
            <text:p>1.23124172014832E-016</text:p>
          </table:table-cell>
          <table:table-cell office:value-type="float" office:value="1" calcext:value-type="float">
            <text:p>1</text:p>
          </table:table-cell>
          <table:table-cell table:formula="of:=[.C148]*[.D148]" office:value-type="float" office:value="1.23124172014832E-016" calcext:value-type="float">
            <text:p>1.23124172014832E-016</text:p>
          </table:table-cell>
        </table:table-row>
        <table:table-row table:style-name="ro1">
          <table:table-cell office:value-type="float" office:value="3.4287359856" calcext:value-type="float">
            <text:p>3.4287359856</text:p>
          </table:table-cell>
          <table:table-cell office:value-type="float" office:value="5.4157304799205E-017" calcext:value-type="float">
            <text:p>5.4157304799205E-017</text:p>
          </table:table-cell>
          <table:table-cell table:formula="of:=[.B149]*[.$D$1]" office:value-type="float" office:value="1.35393261998013E-016" calcext:value-type="float">
            <text:p>1.35393261998013E-016</text:p>
          </table:table-cell>
          <table:table-cell office:value-type="float" office:value="1" calcext:value-type="float">
            <text:p>1</text:p>
          </table:table-cell>
          <table:table-cell table:formula="of:=[.C149]*[.D149]" office:value-type="float" office:value="1.35393261998013E-016" calcext:value-type="float">
            <text:p>1.35393261998013E-016</text:p>
          </table:table-cell>
        </table:table-row>
        <table:table-row table:style-name="ro1">
          <table:table-cell office:value-type="float" office:value="3.4287387573" calcext:value-type="float">
            <text:p>3.4287387573</text:p>
          </table:table-cell>
          <table:table-cell office:value-type="float" office:value="5.57593021799444E-017" calcext:value-type="float">
            <text:p>5.57593021799444E-017</text:p>
          </table:table-cell>
          <table:table-cell table:formula="of:=[.B150]*[.$D$1]" office:value-type="float" office:value="1.39398255449861E-016" calcext:value-type="float">
            <text:p>1.39398255449861E-016</text:p>
          </table:table-cell>
          <table:table-cell office:value-type="float" office:value="1" calcext:value-type="float">
            <text:p>1</text:p>
          </table:table-cell>
          <table:table-cell table:formula="of:=[.C150]*[.D150]" office:value-type="float" office:value="1.39398255449861E-016" calcext:value-type="float">
            <text:p>1.39398255449861E-016</text:p>
          </table:table-cell>
        </table:table-row>
        <table:table-row table:style-name="ro1">
          <table:table-cell office:value-type="float" office:value="3.4287415344" calcext:value-type="float">
            <text:p>3.4287415344</text:p>
          </table:table-cell>
          <table:table-cell office:value-type="float" office:value="5.52328333901174E-017" calcext:value-type="float">
            <text:p>5.52328333901174E-017</text:p>
          </table:table-cell>
          <table:table-cell table:formula="of:=[.B151]*[.$D$1]" office:value-type="float" office:value="1.38082083475294E-016" calcext:value-type="float">
            <text:p>1.38082083475294E-016</text:p>
          </table:table-cell>
          <table:table-cell office:value-type="float" office:value="1" calcext:value-type="float">
            <text:p>1</text:p>
          </table:table-cell>
          <table:table-cell table:formula="of:=[.C151]*[.D151]" office:value-type="float" office:value="1.38082083475294E-016" calcext:value-type="float">
            <text:p>1.38082083475294E-016</text:p>
          </table:table-cell>
        </table:table-row>
        <table:table-row table:style-name="ro1">
          <table:table-cell office:value-type="float" office:value="3.4287443125" calcext:value-type="float">
            <text:p>3.4287443125</text:p>
          </table:table-cell>
          <table:table-cell office:value-type="float" office:value="5.42608703845124E-017" calcext:value-type="float">
            <text:p>5.42608703845124E-017</text:p>
          </table:table-cell>
          <table:table-cell table:formula="of:=[.B152]*[.$D$1]" office:value-type="float" office:value="1.35652175961281E-016" calcext:value-type="float">
            <text:p>1.35652175961281E-016</text:p>
          </table:table-cell>
          <table:table-cell office:value-type="float" office:value="1" calcext:value-type="float">
            <text:p>1</text:p>
          </table:table-cell>
          <table:table-cell table:formula="of:=[.C152]*[.D152]" office:value-type="float" office:value="1.35652175961281E-016" calcext:value-type="float">
            <text:p>1.35652175961281E-016</text:p>
          </table:table-cell>
        </table:table-row>
        <table:table-row table:style-name="ro1">
          <table:table-cell office:value-type="float" office:value="3.4287470908" calcext:value-type="float">
            <text:p>3.4287470908</text:p>
          </table:table-cell>
          <table:table-cell office:value-type="float" office:value="5.3201348083705E-017" calcext:value-type="float">
            <text:p>5.3201348083705E-017</text:p>
          </table:table-cell>
          <table:table-cell table:formula="of:=[.B153]*[.$D$1]" office:value-type="float" office:value="1.33003370209263E-016" calcext:value-type="float">
            <text:p>1.33003370209263E-016</text:p>
          </table:table-cell>
          <table:table-cell office:value-type="float" office:value="1" calcext:value-type="float">
            <text:p>1</text:p>
          </table:table-cell>
          <table:table-cell table:formula="of:=[.C153]*[.D153]" office:value-type="float" office:value="1.33003370209263E-016" calcext:value-type="float">
            <text:p>1.33003370209263E-016</text:p>
          </table:table-cell>
        </table:table-row>
        <table:table-row table:style-name="ro1">
          <table:table-cell office:value-type="float" office:value="3.4287498692" calcext:value-type="float">
            <text:p>3.4287498692</text:p>
          </table:table-cell>
          <table:table-cell office:value-type="float" office:value="5.21240717162043E-017" calcext:value-type="float">
            <text:p>5.21240717162043E-017</text:p>
          </table:table-cell>
          <table:table-cell table:formula="of:=[.B154]*[.$D$1]" office:value-type="float" office:value="1.30310179290511E-016" calcext:value-type="float">
            <text:p>1.30310179290511E-016</text:p>
          </table:table-cell>
          <table:table-cell office:value-type="float" office:value="1" calcext:value-type="float">
            <text:p>1</text:p>
          </table:table-cell>
          <table:table-cell table:formula="of:=[.C154]*[.D154]" office:value-type="float" office:value="1.30310179290511E-016" calcext:value-type="float">
            <text:p>1.30310179290511E-016</text:p>
          </table:table-cell>
        </table:table-row>
        <table:table-row table:style-name="ro1">
          <table:table-cell office:value-type="float" office:value="3.4287526475" calcext:value-type="float">
            <text:p>3.4287526475</text:p>
          </table:table-cell>
          <table:table-cell office:value-type="float" office:value="5.10435645344207E-017" calcext:value-type="float">
            <text:p>5.10435645344207E-017</text:p>
          </table:table-cell>
          <table:table-cell table:formula="of:=[.B155]*[.$D$1]" office:value-type="float" office:value="1.27608911336052E-016" calcext:value-type="float">
            <text:p>1.27608911336052E-016</text:p>
          </table:table-cell>
          <table:table-cell office:value-type="float" office:value="1" calcext:value-type="float">
            <text:p>1</text:p>
          </table:table-cell>
          <table:table-cell table:formula="of:=[.C155]*[.D155]" office:value-type="float" office:value="1.27608911336052E-016" calcext:value-type="float">
            <text:p>1.27608911336052E-016</text:p>
          </table:table-cell>
        </table:table-row>
        <table:table-row table:style-name="ro1">
          <table:table-cell office:value-type="float" office:value="3.4287554259" calcext:value-type="float">
            <text:p>3.4287554259</text:p>
          </table:table-cell>
          <table:table-cell office:value-type="float" office:value="4.99624188458005E-017" calcext:value-type="float">
            <text:p>4.99624188458005E-017</text:p>
          </table:table-cell>
          <table:table-cell table:formula="of:=[.B156]*[.$D$1]" office:value-type="float" office:value="1.24906047114501E-016" calcext:value-type="float">
            <text:p>1.24906047114501E-016</text:p>
          </table:table-cell>
          <table:table-cell office:value-type="float" office:value="1" calcext:value-type="float">
            <text:p>1</text:p>
          </table:table-cell>
          <table:table-cell table:formula="of:=[.C156]*[.D156]" office:value-type="float" office:value="1.24906047114501E-016" calcext:value-type="float">
            <text:p>1.24906047114501E-016</text:p>
          </table:table-cell>
        </table:table-row>
        <table:table-row table:style-name="ro1">
          <table:table-cell office:value-type="float" office:value="3.4287582043" calcext:value-type="float">
            <text:p>3.4287582043</text:p>
          </table:table-cell>
          <table:table-cell office:value-type="float" office:value="4.88806739312777E-017" calcext:value-type="float">
            <text:p>4.88806739312777E-017</text:p>
          </table:table-cell>
          <table:table-cell table:formula="of:=[.B157]*[.$D$1]" office:value-type="float" office:value="1.22201684828194E-016" calcext:value-type="float">
            <text:p>1.22201684828194E-016</text:p>
          </table:table-cell>
          <table:table-cell office:value-type="float" office:value="1" calcext:value-type="float">
            <text:p>1</text:p>
          </table:table-cell>
          <table:table-cell table:formula="of:=[.C157]*[.D157]" office:value-type="float" office:value="1.22201684828194E-016" calcext:value-type="float">
            <text:p>1.22201684828194E-016</text:p>
          </table:table-cell>
        </table:table-row>
        <table:table-row table:style-name="ro1">
          <table:table-cell office:value-type="float" office:value="3.4287609827" calcext:value-type="float">
            <text:p>3.4287609827</text:p>
          </table:table-cell>
          <table:table-cell office:value-type="float" office:value="4.7799515595249E-017" calcext:value-type="float">
            <text:p>4.7799515595249E-017</text:p>
          </table:table-cell>
          <table:table-cell table:formula="of:=[.B158]*[.$D$1]" office:value-type="float" office:value="1.19498788988122E-016" calcext:value-type="float">
            <text:p>1.19498788988122E-016</text:p>
          </table:table-cell>
          <table:table-cell office:value-type="float" office:value="1" calcext:value-type="float">
            <text:p>1</text:p>
          </table:table-cell>
          <table:table-cell table:formula="of:=[.C158]*[.D158]" office:value-type="float" office:value="1.19498788988122E-016" calcext:value-type="float">
            <text:p>1.19498788988122E-016</text:p>
          </table:table-cell>
        </table:table-row>
        <table:table-row table:style-name="ro1">
          <table:table-cell office:value-type="float" office:value="3.4287637611" calcext:value-type="float">
            <text:p>3.4287637611</text:p>
          </table:table-cell>
          <table:table-cell office:value-type="float" office:value="4.67180638761707E-017" calcext:value-type="float">
            <text:p>4.67180638761707E-017</text:p>
          </table:table-cell>
          <table:table-cell table:formula="of:=[.B159]*[.$D$1]" office:value-type="float" office:value="1.16795159690427E-016" calcext:value-type="float">
            <text:p>1.16795159690427E-016</text:p>
          </table:table-cell>
          <table:table-cell office:value-type="float" office:value="1" calcext:value-type="float">
            <text:p>1</text:p>
          </table:table-cell>
          <table:table-cell table:formula="of:=[.C159]*[.D159]" office:value-type="float" office:value="1.16795159690427E-016" calcext:value-type="float">
            <text:p>1.16795159690427E-016</text:p>
          </table:table-cell>
        </table:table-row>
        <table:table-row table:style-name="ro1">
          <table:table-cell office:value-type="float" office:value="3.4287665394" calcext:value-type="float">
            <text:p>3.4287665394</text:p>
          </table:table-cell>
          <table:table-cell office:value-type="float" office:value="4.56366120054277E-017" calcext:value-type="float">
            <text:p>4.56366120054277E-017</text:p>
          </table:table-cell>
          <table:table-cell table:formula="of:=[.B160]*[.$D$1]" office:value-type="float" office:value="1.14091530013569E-016" calcext:value-type="float">
            <text:p>1.14091530013569E-016</text:p>
          </table:table-cell>
          <table:table-cell office:value-type="float" office:value="1" calcext:value-type="float">
            <text:p>1</text:p>
          </table:table-cell>
          <table:table-cell table:formula="of:=[.C160]*[.D160]" office:value-type="float" office:value="1.14091530013569E-016" calcext:value-type="float">
            <text:p>1.14091530013569E-016</text:p>
          </table:table-cell>
        </table:table-row>
        <table:table-row table:style-name="ro1">
          <table:table-cell office:value-type="float" office:value="3.4287693178" calcext:value-type="float">
            <text:p>3.4287693178</text:p>
          </table:table-cell>
          <table:table-cell office:value-type="float" office:value="4.45551603115075E-017" calcext:value-type="float">
            <text:p>4.45551603115075E-017</text:p>
          </table:table-cell>
          <table:table-cell table:formula="of:=[.B161]*[.$D$1]" office:value-type="float" office:value="1.11387900778769E-016" calcext:value-type="float">
            <text:p>1.11387900778769E-016</text:p>
          </table:table-cell>
          <table:table-cell office:value-type="float" office:value="1" calcext:value-type="float">
            <text:p>1</text:p>
          </table:table-cell>
          <table:table-cell table:formula="of:=[.C161]*[.D161]" office:value-type="float" office:value="1.11387900778769E-016" calcext:value-type="float">
            <text:p>1.11387900778769E-016</text:p>
          </table:table-cell>
        </table:table-row>
        <table:table-row table:style-name="ro1">
          <table:table-cell office:value-type="float" office:value="3.4287720962" calcext:value-type="float">
            <text:p>3.4287720962</text:p>
          </table:table-cell>
          <table:table-cell office:value-type="float" office:value="4.34737085960233E-017" calcext:value-type="float">
            <text:p>4.34737085960233E-017</text:p>
          </table:table-cell>
          <table:table-cell table:formula="of:=[.B162]*[.$D$1]" office:value-type="float" office:value="1.08684271490058E-016" calcext:value-type="float">
            <text:p>1.08684271490058E-016</text:p>
          </table:table-cell>
          <table:table-cell office:value-type="float" office:value="1" calcext:value-type="float">
            <text:p>1</text:p>
          </table:table-cell>
          <table:table-cell table:formula="of:=[.C162]*[.D162]" office:value-type="float" office:value="1.08684271490058E-016" calcext:value-type="float">
            <text:p>1.08684271490058E-016</text:p>
          </table:table-cell>
        </table:table-row>
        <table:table-row table:style-name="ro1">
          <table:table-cell office:value-type="float" office:value="3.4287748746" calcext:value-type="float">
            <text:p>3.4287748746</text:p>
          </table:table-cell>
          <table:table-cell office:value-type="float" office:value="4.23930199158004E-017" calcext:value-type="float">
            <text:p>4.23930199158004E-017</text:p>
          </table:table-cell>
          <table:table-cell table:formula="of:=[.B163]*[.$D$1]" office:value-type="float" office:value="1.05982549789501E-016" calcext:value-type="float">
            <text:p>1.05982549789501E-016</text:p>
          </table:table-cell>
          <table:table-cell office:value-type="float" office:value="1" calcext:value-type="float">
            <text:p>1</text:p>
          </table:table-cell>
          <table:table-cell table:formula="of:=[.C163]*[.D163]" office:value-type="float" office:value="1.05982549789501E-016" calcext:value-type="float">
            <text:p>1.05982549789501E-016</text:p>
          </table:table-cell>
        </table:table-row>
        <table:table-row table:style-name="ro1">
          <table:table-cell office:value-type="float" office:value="3.428777653" calcext:value-type="float">
            <text:p>3.428777653</text:p>
          </table:table-cell>
          <table:table-cell office:value-type="float" office:value="4.1313531084171E-017" calcext:value-type="float">
            <text:p>4.1313531084171E-017</text:p>
          </table:table-cell>
          <table:table-cell table:formula="of:=[.B164]*[.$D$1]" office:value-type="float" office:value="1.03283827710427E-016" calcext:value-type="float">
            <text:p>1.03283827710427E-016</text:p>
          </table:table-cell>
          <table:table-cell office:value-type="float" office:value="1" calcext:value-type="float">
            <text:p>1</text:p>
          </table:table-cell>
          <table:table-cell table:formula="of:=[.C164]*[.D164]" office:value-type="float" office:value="1.03283827710427E-016" calcext:value-type="float">
            <text:p>1.03283827710427E-016</text:p>
          </table:table-cell>
        </table:table-row>
        <table:table-row table:style-name="ro1">
          <table:table-cell office:value-type="float" office:value="3.4287804314" calcext:value-type="float">
            <text:p>3.4287804314</text:p>
          </table:table-cell>
          <table:table-cell office:value-type="float" office:value="4.02428675662988E-017" calcext:value-type="float">
            <text:p>4.02428675662988E-017</text:p>
          </table:table-cell>
          <table:table-cell table:formula="of:=[.B165]*[.$D$1]" office:value-type="float" office:value="1.00607168915747E-016" calcext:value-type="float">
            <text:p>1.00607168915747E-016</text:p>
          </table:table-cell>
          <table:table-cell office:value-type="float" office:value="1" calcext:value-type="float">
            <text:p>1</text:p>
          </table:table-cell>
          <table:table-cell table:formula="of:=[.C165]*[.D165]" office:value-type="float" office:value="1.00607168915747E-016" calcext:value-type="float">
            <text:p>1.00607168915747E-016</text:p>
          </table:table-cell>
        </table:table-row>
        <table:table-row table:style-name="ro1">
          <table:table-cell office:value-type="float" office:value="3.42878321" calcext:value-type="float">
            <text:p>3.42878321</text:p>
          </table:table-cell>
          <table:table-cell office:value-type="float" office:value="3.9213421059145E-017" calcext:value-type="float">
            <text:p>3.9213421059145E-017</text:p>
          </table:table-cell>
          <table:table-cell table:formula="of:=[.B166]*[.$D$1]" office:value-type="float" office:value="9.80335526478625E-017" calcext:value-type="float">
            <text:p>9.80335526478625E-017</text:p>
          </table:table-cell>
          <table:table-cell office:value-type="float" office:value="1" calcext:value-type="float">
            <text:p>1</text:p>
          </table:table-cell>
          <table:table-cell table:formula="of:=[.C166]*[.D166]" office:value-type="float" office:value="9.80335526478625E-017" calcext:value-type="float">
            <text:p>9.80335526478625E-017</text:p>
          </table:table-cell>
        </table:table-row>
        <table:table-row table:style-name="ro1">
          <table:table-cell office:value-type="float" office:value="3.4287859892" calcext:value-type="float">
            <text:p>3.4287859892</text:p>
          </table:table-cell>
          <table:table-cell office:value-type="float" office:value="3.8382485073031E-017" calcext:value-type="float">
            <text:p>3.8382485073031E-017</text:p>
          </table:table-cell>
          <table:table-cell table:formula="of:=[.B167]*[.$D$1]" office:value-type="float" office:value="9.59562126825775E-017" calcext:value-type="float">
            <text:p>9.59562126825775E-017</text:p>
          </table:table-cell>
          <table:table-cell office:value-type="float" office:value="1" calcext:value-type="float">
            <text:p>1</text:p>
          </table:table-cell>
          <table:table-cell table:formula="of:=[.C167]*[.D167]" office:value-type="float" office:value="9.59562126825775E-017" calcext:value-type="float">
            <text:p>9.59562126825775E-017</text:p>
          </table:table-cell>
        </table:table-row>
        <table:table-row table:style-name="ro1">
          <table:table-cell office:value-type="float" office:value="3.4287887721" calcext:value-type="float">
            <text:p>3.4287887721</text:p>
          </table:table-cell>
          <table:table-cell office:value-type="float" office:value="3.85065254715917E-017" calcext:value-type="float">
            <text:p>3.85065254715917E-017</text:p>
          </table:table-cell>
          <table:table-cell table:formula="of:=[.B168]*[.$D$1]" office:value-type="float" office:value="9.62663136789794E-017" calcext:value-type="float">
            <text:p>9.62663136789794E-017</text:p>
          </table:table-cell>
          <table:table-cell office:value-type="float" office:value="1" calcext:value-type="float">
            <text:p>1</text:p>
          </table:table-cell>
          <table:table-cell table:formula="of:=[.C168]*[.D168]" office:value-type="float" office:value="9.62663136789794E-017" calcext:value-type="float">
            <text:p>9.62663136789794E-017</text:p>
          </table:table-cell>
        </table:table-row>
        <table:table-row table:style-name="ro1">
          <table:table-cell office:value-type="float" office:value="3.4287915728" calcext:value-type="float">
            <text:p>3.4287915728</text:p>
          </table:table-cell>
          <table:table-cell office:value-type="float" office:value="4.32139974257047E-017" calcext:value-type="float">
            <text:p>4.32139974257047E-017</text:p>
          </table:table-cell>
          <table:table-cell table:formula="of:=[.B169]*[.$D$1]" office:value-type="float" office:value="1.08034993564262E-016" calcext:value-type="float">
            <text:p>1.08034993564262E-016</text:p>
          </table:table-cell>
          <table:table-cell office:value-type="float" office:value="1" calcext:value-type="float">
            <text:p>1</text:p>
          </table:table-cell>
          <table:table-cell table:formula="of:=[.C169]*[.D169]" office:value-type="float" office:value="1.08034993564262E-016" calcext:value-type="float">
            <text:p>1.08034993564262E-016</text:p>
          </table:table-cell>
        </table:table-row>
        <table:table-row table:style-name="ro1">
          <table:table-cell office:value-type="float" office:value="3.4287944617" calcext:value-type="float">
            <text:p>3.4287944617</text:p>
          </table:table-cell>
          <table:table-cell office:value-type="float" office:value="5.93525346451222E-017" calcext:value-type="float">
            <text:p>5.93525346451222E-017</text:p>
          </table:table-cell>
          <table:table-cell table:formula="of:=[.B170]*[.$D$1]" office:value-type="float" office:value="1.48381336612805E-016" calcext:value-type="float">
            <text:p>1.48381336612805E-016</text:p>
          </table:table-cell>
          <table:table-cell office:value-type="float" office:value="1" calcext:value-type="float">
            <text:p>1</text:p>
          </table:table-cell>
          <table:table-cell table:formula="of:=[.C170]*[.D170]" office:value-type="float" office:value="1.48381336612805E-016" calcext:value-type="float">
            <text:p>1.48381336612805E-016</text:p>
          </table:table-cell>
        </table:table-row>
        <table:table-row table:style-name="ro1">
          <table:table-cell office:value-type="float" office:value="3.4287977875" calcext:value-type="float">
            <text:p>3.4287977875</text:p>
          </table:table-cell>
          <table:table-cell office:value-type="float" office:value="8.05749303926199E-017" calcext:value-type="float">
            <text:p>8.05749303926199E-017</text:p>
          </table:table-cell>
          <table:table-cell table:formula="of:=[.B171]*[.$D$1]" office:value-type="float" office:value="2.0143732598155E-016" calcext:value-type="float">
            <text:p>2.0143732598155E-016</text:p>
          </table:table-cell>
          <table:table-cell office:value-type="float" office:value="1" calcext:value-type="float">
            <text:p>1</text:p>
          </table:table-cell>
          <table:table-cell table:formula="of:=[.C171]*[.D171]" office:value-type="float" office:value="2.0143732598155E-016" calcext:value-type="float">
            <text:p>2.0143732598155E-016</text:p>
          </table:table-cell>
        </table:table-row>
        <table:table-row table:style-name="ro1">
          <table:table-cell office:value-type="float" office:value="3.4288032746" calcext:value-type="float">
            <text:p>3.4288032746</text:p>
          </table:table-cell>
          <table:table-cell office:value-type="float" office:value="1.07159794960225E-016" calcext:value-type="float">
            <text:p>1.07159794960225E-016</text:p>
          </table:table-cell>
          <table:table-cell table:formula="of:=[.B172]*[.$D$1]" office:value-type="float" office:value="2.67899487400564E-016" calcext:value-type="float">
            <text:p>2.67899487400564E-016</text:p>
          </table:table-cell>
          <table:table-cell office:value-type="float" office:value="1" calcext:value-type="float">
            <text:p>1</text:p>
          </table:table-cell>
          <table:table-cell table:formula="of:=[.C172]*[.D172]" office:value-type="float" office:value="2.67899487400564E-016" calcext:value-type="float">
            <text:p>2.67899487400564E-016</text:p>
          </table:table-cell>
        </table:table-row>
        <table:table-row table:style-name="ro1">
          <table:table-cell office:value-type="float" office:value="3.4288144029" calcext:value-type="float">
            <text:p>3.4288144029</text:p>
          </table:table-cell>
          <table:table-cell office:value-type="float" office:value="1.60118801063929E-016" calcext:value-type="float">
            <text:p>1.60118801063929E-016</text:p>
          </table:table-cell>
          <table:table-cell table:formula="of:=[.B173]*[.$D$1]" office:value-type="float" office:value="4.00297002659823E-016" calcext:value-type="float">
            <text:p>4.00297002659823E-016</text:p>
          </table:table-cell>
          <table:table-cell office:value-type="float" office:value="1" calcext:value-type="float">
            <text:p>1</text:p>
          </table:table-cell>
          <table:table-cell table:formula="of:=[.C173]*[.D173]" office:value-type="float" office:value="4.00297002659823E-016" calcext:value-type="float">
            <text:p>4.00297002659823E-016</text:p>
          </table:table-cell>
        </table:table-row>
        <table:table-row table:style-name="ro1">
          <table:table-cell office:value-type="float" office:value="3.4288285819" calcext:value-type="float">
            <text:p>3.4288285819</text:p>
          </table:table-cell>
          <table:table-cell office:value-type="float" office:value="3.43768571755987E-016" calcext:value-type="float">
            <text:p>3.43768571755987E-016</text:p>
          </table:table-cell>
          <table:table-cell table:formula="of:=[.B174]*[.$D$1]" office:value-type="float" office:value="8.59421429389967E-016" calcext:value-type="float">
            <text:p>8.59421429389967E-016</text:p>
          </table:table-cell>
          <table:table-cell office:value-type="float" office:value="1" calcext:value-type="float">
            <text:p>1</text:p>
          </table:table-cell>
          <table:table-cell table:formula="of:=[.C174]*[.D174]" office:value-type="float" office:value="8.59421429389967E-016" calcext:value-type="float">
            <text:p>8.59421429389967E-016</text:p>
          </table:table-cell>
        </table:table-row>
        <table:table-row table:style-name="ro1">
          <table:table-cell office:value-type="float" office:value="3.4288462706" calcext:value-type="float">
            <text:p>3.4288462706</text:p>
          </table:table-cell>
          <table:table-cell office:value-type="float" office:value="8.92509653816659E-016" calcext:value-type="float">
            <text:p>8.92509653816659E-016</text:p>
          </table:table-cell>
          <table:table-cell table:formula="of:=[.B175]*[.$D$1]" office:value-type="float" office:value="2.23127413454165E-015" calcext:value-type="float">
            <text:p>2.23127413454165E-015</text:p>
          </table:table-cell>
          <table:table-cell office:value-type="float" office:value="1" calcext:value-type="float">
            <text:p>1</text:p>
          </table:table-cell>
          <table:table-cell table:formula="of:=[.C175]*[.D175]" office:value-type="float" office:value="2.23127413454165E-015" calcext:value-type="float">
            <text:p>2.23127413454165E-015</text:p>
          </table:table-cell>
        </table:table-row>
        <table:table-row table:style-name="ro1">
          <table:table-cell office:value-type="float" office:value="3.4288789905" calcext:value-type="float">
            <text:p>3.4288789905</text:p>
          </table:table-cell>
          <table:table-cell office:value-type="float" office:value="1.58434070879651E-015" calcext:value-type="float">
            <text:p>1.58434070879651E-015</text:p>
          </table:table-cell>
          <table:table-cell table:formula="of:=[.B176]*[.$D$1]" office:value-type="float" office:value="3.96085177199127E-015" calcext:value-type="float">
            <text:p>3.96085177199127E-015</text:p>
          </table:table-cell>
          <table:table-cell office:value-type="float" office:value="1" calcext:value-type="float">
            <text:p>1</text:p>
          </table:table-cell>
          <table:table-cell table:formula="of:=[.C176]*[.D176]" office:value-type="float" office:value="3.96085177199127E-015" calcext:value-type="float">
            <text:p>3.96085177199127E-015</text:p>
          </table:table-cell>
        </table:table-row>
        <table:table-row table:style-name="ro1">
          <table:table-cell office:value-type="float" office:value="3.428985703" calcext:value-type="float">
            <text:p>3.428985703</text:p>
          </table:table-cell>
          <table:table-cell office:value-type="float" office:value="2.25489976653007E-015" calcext:value-type="float">
            <text:p>2.25489976653007E-015</text:p>
          </table:table-cell>
          <table:table-cell table:formula="of:=[.B177]*[.$D$1]" office:value-type="float" office:value="5.63724941632518E-015" calcext:value-type="float">
            <text:p>5.63724941632518E-015</text:p>
          </table:table-cell>
          <table:table-cell office:value-type="float" office:value="1" calcext:value-type="float">
            <text:p>1</text:p>
          </table:table-cell>
          <table:table-cell table:formula="of:=[.C177]*[.D177]" office:value-type="float" office:value="5.63724941632518E-015" calcext:value-type="float">
            <text:p>5.63724941632518E-015</text:p>
          </table:table-cell>
        </table:table-row>
        <table:table-row table:style-name="ro1">
          <table:table-cell office:value-type="float" office:value="3.4293090875" calcext:value-type="float">
            <text:p>3.4293090875</text:p>
          </table:table-cell>
          <table:table-cell office:value-type="float" office:value="2.87183146023569E-015" calcext:value-type="float">
            <text:p>2.87183146023569E-015</text:p>
          </table:table-cell>
          <table:table-cell table:formula="of:=[.B178]*[.$D$1]" office:value-type="float" office:value="7.17957865058923E-015" calcext:value-type="float">
            <text:p>7.17957865058923E-015</text:p>
          </table:table-cell>
          <table:table-cell office:value-type="float" office:value="1" calcext:value-type="float">
            <text:p>1</text:p>
          </table:table-cell>
          <table:table-cell table:formula="of:=[.C178]*[.D178]" office:value-type="float" office:value="7.17957865058923E-015" calcext:value-type="float">
            <text:p>7.17957865058923E-015</text:p>
          </table:table-cell>
        </table:table-row>
        <table:table-row table:style-name="ro1">
          <table:table-cell office:value-type="float" office:value="3.4297465695" calcext:value-type="float">
            <text:p>3.4297465695</text:p>
          </table:table-cell>
          <table:table-cell office:value-type="float" office:value="3.42078742847946E-015" calcext:value-type="float">
            <text:p>3.42078742847946E-015</text:p>
          </table:table-cell>
          <table:table-cell table:formula="of:=[.B179]*[.$D$1]" office:value-type="float" office:value="8.55196857119866E-015" calcext:value-type="float">
            <text:p>8.55196857119866E-015</text:p>
          </table:table-cell>
          <table:table-cell office:value-type="float" office:value="1" calcext:value-type="float">
            <text:p>1</text:p>
          </table:table-cell>
          <table:table-cell table:formula="of:=[.C179]*[.D179]" office:value-type="float" office:value="8.55196857119866E-015" calcext:value-type="float">
            <text:p>8.55196857119866E-015</text:p>
          </table:table-cell>
        </table:table-row>
        <table:table-row table:style-name="ro1">
          <table:table-cell office:value-type="float" office:value="3.4302079283" calcext:value-type="float">
            <text:p>3.4302079283</text:p>
          </table:table-cell>
          <table:table-cell office:value-type="float" office:value="3.85268635050657E-015" calcext:value-type="float">
            <text:p>3.85268635050657E-015</text:p>
          </table:table-cell>
          <table:table-cell table:formula="of:=[.B180]*[.$D$1]" office:value-type="float" office:value="9.63171587626642E-015" calcext:value-type="float">
            <text:p>9.63171587626642E-015</text:p>
          </table:table-cell>
          <table:table-cell office:value-type="float" office:value="1" calcext:value-type="float">
            <text:p>1</text:p>
          </table:table-cell>
          <table:table-cell table:formula="of:=[.C180]*[.D180]" office:value-type="float" office:value="9.63171587626642E-015" calcext:value-type="float">
            <text:p>9.63171587626642E-015</text:p>
          </table:table-cell>
        </table:table-row>
        <table:table-row table:style-name="ro1">
          <table:table-cell office:value-type="float" office:value="3.4306755947" calcext:value-type="float">
            <text:p>3.4306755947</text:p>
          </table:table-cell>
          <table:table-cell office:value-type="float" office:value="3.98053058769898E-015" calcext:value-type="float">
            <text:p>3.98053058769898E-015</text:p>
          </table:table-cell>
          <table:table-cell table:formula="of:=[.B181]*[.$D$1]" office:value-type="float" office:value="9.95132646924746E-015" calcext:value-type="float">
            <text:p>9.95132646924746E-015</text:p>
          </table:table-cell>
          <table:table-cell office:value-type="float" office:value="1" calcext:value-type="float">
            <text:p>1</text:p>
          </table:table-cell>
          <table:table-cell table:formula="of:=[.C181]*[.D181]" office:value-type="float" office:value="9.95132646924746E-015" calcext:value-type="float">
            <text:p>9.95132646924746E-015</text:p>
          </table:table-cell>
        </table:table-row>
        <table:table-row table:style-name="ro1">
          <table:table-cell office:value-type="float" office:value="3.4311519183" calcext:value-type="float">
            <text:p>3.4311519183</text:p>
          </table:table-cell>
          <table:table-cell office:value-type="float" office:value="3.94514743167012E-015" calcext:value-type="float">
            <text:p>3.94514743167012E-015</text:p>
          </table:table-cell>
          <table:table-cell table:formula="of:=[.B182]*[.$D$1]" office:value-type="float" office:value="9.86286857917531E-015" calcext:value-type="float">
            <text:p>9.86286857917531E-015</text:p>
          </table:table-cell>
          <table:table-cell office:value-type="float" office:value="1" calcext:value-type="float">
            <text:p>1</text:p>
          </table:table-cell>
          <table:table-cell table:formula="of:=[.C182]*[.D182]" office:value-type="float" office:value="9.86286857917531E-015" calcext:value-type="float">
            <text:p>9.86286857917531E-015</text:p>
          </table:table-cell>
        </table:table-row>
        <table:table-row table:style-name="ro1">
          <table:table-cell office:value-type="float" office:value="3.4316609182" calcext:value-type="float">
            <text:p>3.4316609182</text:p>
          </table:table-cell>
          <table:table-cell office:value-type="float" office:value="3.8874023155658E-015" calcext:value-type="float">
            <text:p>3.8874023155658E-015</text:p>
          </table:table-cell>
          <table:table-cell table:formula="of:=[.B183]*[.$D$1]" office:value-type="float" office:value="9.71850578891449E-015" calcext:value-type="float">
            <text:p>9.71850578891449E-015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9.71850578891449E-015" calcext:value-type="float">
            <text:p>9.71850578891449E-015</text:p>
          </table:table-cell>
        </table:table-row>
        <table:table-row table:style-name="ro1">
          <table:table-cell office:value-type="float" office:value="3.4322034552" calcext:value-type="float">
            <text:p>3.4322034552</text:p>
          </table:table-cell>
          <table:table-cell office:value-type="float" office:value="3.90441446576502E-015" calcext:value-type="float">
            <text:p>3.90441446576502E-015</text:p>
          </table:table-cell>
          <table:table-cell table:formula="of:=[.B184]*[.$D$1]" office:value-type="float" office:value="9.76103616441255E-015" calcext:value-type="float">
            <text:p>9.76103616441255E-015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9.76103616441255E-015" calcext:value-type="float">
            <text:p>9.76103616441255E-015</text:p>
          </table:table-cell>
        </table:table-row>
        <table:table-row table:style-name="ro1">
          <table:table-cell office:value-type="float" office:value="3.4327572251" calcext:value-type="float">
            <text:p>3.4327572251</text:p>
          </table:table-cell>
          <table:table-cell office:value-type="float" office:value="4.1330120833803E-015" calcext:value-type="float">
            <text:p>4.1330120833803E-015</text:p>
          </table:table-cell>
          <table:table-cell table:formula="of:=[.B185]*[.$D$1]" office:value-type="float" office:value="0.0000000000000103325302084507" calcext:value-type="float">
            <text:p>1.03325302084507E-014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0.0000000000000103325302084507" calcext:value-type="float">
            <text:p>1.03325302084507E-014</text:p>
          </table:table-cell>
        </table:table-row>
        <table:table-row table:style-name="ro1">
          <table:table-cell office:value-type="float" office:value="3.4333290316" calcext:value-type="float">
            <text:p>3.4333290316</text:p>
          </table:table-cell>
          <table:table-cell office:value-type="float" office:value="4.3918222342042E-015" calcext:value-type="float">
            <text:p>4.3918222342042E-015</text:p>
          </table:table-cell>
          <table:table-cell table:formula="of:=[.B186]*[.$D$1]" office:value-type="float" office:value="0.0000000000000109795555855105" calcext:value-type="float">
            <text:p>1.09795555855105E-014</text:p>
          </table:table-cell>
          <table:table-cell office:value-type="float" office:value="1" calcext:value-type="float">
            <text:p>1</text:p>
          </table:table-cell>
          <table:table-cell table:formula="of:=[.C186]*[.D186]" office:value-type="float" office:value="0.0000000000000109795555855105" calcext:value-type="float">
            <text:p>1.09795555855105E-014</text:p>
          </table:table-cell>
        </table:table-row>
        <table:table-row table:style-name="ro1">
          <table:table-cell office:value-type="float" office:value="3.433982602" calcext:value-type="float">
            <text:p>3.433982602</text:p>
          </table:table-cell>
          <table:table-cell office:value-type="float" office:value="4.62387180659712E-015" calcext:value-type="float">
            <text:p>4.62387180659712E-015</text:p>
          </table:table-cell>
          <table:table-cell table:formula="of:=[.B187]*[.$D$1]" office:value-type="float" office:value="0.0000000000000115596795164928" calcext:value-type="float">
            <text:p>1.15596795164928E-014</text:p>
          </table:table-cell>
          <table:table-cell office:value-type="float" office:value="1" calcext:value-type="float">
            <text:p>1</text:p>
          </table:table-cell>
          <table:table-cell table:formula="of:=[.C187]*[.D187]" office:value-type="float" office:value="0.0000000000000115596795164928" calcext:value-type="float">
            <text:p>1.15596795164928E-014</text:p>
          </table:table-cell>
        </table:table-row>
        <table:table-row table:style-name="ro1">
          <table:table-cell office:value-type="float" office:value="3.4348560779" calcext:value-type="float">
            <text:p>3.4348560779</text:p>
          </table:table-cell>
          <table:table-cell office:value-type="float" office:value="5.00384494951181E-015" calcext:value-type="float">
            <text:p>5.00384494951181E-015</text:p>
          </table:table-cell>
          <table:table-cell table:formula="of:=[.B188]*[.$D$1]" office:value-type="float" office:value="0.0000000000000125096123737795" calcext:value-type="float">
            <text:p>1.25096123737795E-014</text:p>
          </table:table-cell>
          <table:table-cell office:value-type="float" office:value="1" calcext:value-type="float">
            <text:p>1</text:p>
          </table:table-cell>
          <table:table-cell table:formula="of:=[.C188]*[.D188]" office:value-type="float" office:value="0.0000000000000125096123737795" calcext:value-type="float">
            <text:p>1.25096123737795E-014</text:p>
          </table:table-cell>
        </table:table-row>
        <table:table-row table:style-name="ro1">
          <table:table-cell office:value-type="float" office:value="3.4358400122" calcext:value-type="float">
            <text:p>3.4358400122</text:p>
          </table:table-cell>
          <table:table-cell office:value-type="float" office:value="6.28882239120591E-015" calcext:value-type="float">
            <text:p>6.28882239120591E-015</text:p>
          </table:table-cell>
          <table:table-cell table:formula="of:=[.B189]*[.$D$1]" office:value-type="float" office:value="0.0000000000000157220559780148" calcext:value-type="float">
            <text:p>1.57220559780148E-014</text:p>
          </table:table-cell>
          <table:table-cell office:value-type="float" office:value="1" calcext:value-type="float">
            <text:p>1</text:p>
          </table:table-cell>
          <table:table-cell table:formula="of:=[.C189]*[.D189]" office:value-type="float" office:value="0.0000000000000157220559780148" calcext:value-type="float">
            <text:p>1.57220559780148E-014</text:p>
          </table:table-cell>
        </table:table-row>
        <table:table-row table:style-name="ro1">
          <table:table-cell office:value-type="float" office:value="3.4368928377" calcext:value-type="float">
            <text:p>3.4368928377</text:p>
          </table:table-cell>
          <table:table-cell office:value-type="float" office:value="0.0000000000000101466968488507" calcext:value-type="float">
            <text:p>1.01466968488507E-014</text:p>
          </table:table-cell>
          <table:table-cell table:formula="of:=[.B190]*[.$D$1]" office:value-type="float" office:value="0.0000000000000253667421221267" calcext:value-type="float">
            <text:p>2.53667421221267E-014</text:p>
          </table:table-cell>
          <table:table-cell office:value-type="float" office:value="1" calcext:value-type="float">
            <text:p>1</text:p>
          </table:table-cell>
          <table:table-cell table:formula="of:=[.C190]*[.D190]" office:value-type="float" office:value="0.0000000000000253667421221267" calcext:value-type="float">
            <text:p>2.53667421221267E-014</text:p>
          </table:table-cell>
        </table:table-row>
        <table:table-row table:style-name="ro1">
          <table:table-cell office:value-type="float" office:value="3.4381893553" calcext:value-type="float">
            <text:p>3.4381893553</text:p>
          </table:table-cell>
          <table:table-cell office:value-type="float" office:value="0.0000000000000146500280085229" calcext:value-type="float">
            <text:p>1.46500280085229E-014</text:p>
          </table:table-cell>
          <table:table-cell table:formula="of:=[.B191]*[.$D$1]" office:value-type="float" office:value="0.0000000000000366250700213073" calcext:value-type="float">
            <text:p>3.66250700213073E-014</text:p>
          </table:table-cell>
          <table:table-cell office:value-type="float" office:value="1" calcext:value-type="float">
            <text:p>1</text:p>
          </table:table-cell>
          <table:table-cell table:formula="of:=[.C191]*[.D191]" office:value-type="float" office:value="0.0000000000000366250700213073" calcext:value-type="float">
            <text:p>3.66250700213073E-014</text:p>
          </table:table-cell>
        </table:table-row>
        <table:table-row table:style-name="ro1">
          <table:table-cell office:value-type="float" office:value="3.4406733494" calcext:value-type="float">
            <text:p>3.4406733494</text:p>
          </table:table-cell>
          <table:table-cell office:value-type="float" office:value="0.0000000000000187473893604936" calcext:value-type="float">
            <text:p>1.87473893604936E-014</text:p>
          </table:table-cell>
          <table:table-cell table:formula="of:=[.B192]*[.$D$1]" office:value-type="float" office:value="0.000000000000046868473401234" calcext:value-type="float">
            <text:p>4.6868473401234E-014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0.000000000000046868473401234" calcext:value-type="float">
            <text:p>4.6868473401234E-014</text:p>
          </table:table-cell>
        </table:table-row>
        <table:table-row table:style-name="ro1">
          <table:table-cell office:value-type="float" office:value="3.4468036209" calcext:value-type="float">
            <text:p>3.4468036209</text:p>
          </table:table-cell>
          <table:table-cell office:value-type="float" office:value="0.0000000000000233551788615948" calcext:value-type="float">
            <text:p>2.33551788615948E-014</text:p>
          </table:table-cell>
          <table:table-cell table:formula="of:=[.B193]*[.$D$1]" office:value-type="float" office:value="0.0000000000000583879471539871" calcext:value-type="float">
            <text:p>5.83879471539871E-014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0.0000000000000583879471539871" calcext:value-type="float">
            <text:p>5.83879471539871E-014</text:p>
          </table:table-cell>
        </table:table-row>
        <table:table-row table:style-name="ro1">
          <table:table-cell office:value-type="float" office:value="3.455020233" calcext:value-type="float">
            <text:p>3.455020233</text:p>
          </table:table-cell>
          <table:table-cell office:value-type="float" office:value="0.0000000000000333385463817584" calcext:value-type="float">
            <text:p>3.33385463817584E-014</text:p>
          </table:table-cell>
          <table:table-cell table:formula="of:=[.B194]*[.$D$1]" office:value-type="float" office:value="0.0000000000000833463659543959" calcext:value-type="float">
            <text:p>8.33463659543959E-014</text:p>
          </table:table-cell>
          <table:table-cell office:value-type="float" office:value="1" calcext:value-type="float">
            <text:p>1</text:p>
          </table:table-cell>
          <table:table-cell table:formula="of:=[.C194]*[.D194]" office:value-type="float" office:value="0.0000000000000833463659543959" calcext:value-type="float">
            <text:p>8.33463659543959E-014</text:p>
          </table:table-cell>
        </table:table-row>
        <table:table-row table:style-name="ro1">
          <table:table-cell office:value-type="float" office:value="3.4641736612" calcext:value-type="float">
            <text:p>3.4641736612</text:p>
          </table:table-cell>
          <table:table-cell office:value-type="float" office:value="0.0000000000000603992962877696" calcext:value-type="float">
            <text:p>6.03992962877696E-014</text:p>
          </table:table-cell>
          <table:table-cell table:formula="of:=[.B195]*[.$D$1]" office:value-type="float" office:value="0.000000000000150998240719424" calcext:value-type="float">
            <text:p>1.50998240719424E-013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0.000000000000150998240719424" calcext:value-type="float">
            <text:p>1.50998240719424E-013</text:p>
          </table:table-cell>
        </table:table-row>
        <table:table-row table:style-name="ro1">
          <table:table-cell office:value-type="float" office:value="3.4760273597" calcext:value-type="float">
            <text:p>3.4760273597</text:p>
          </table:table-cell>
          <table:table-cell office:value-type="float" office:value="0.0000000000000886272105145006" calcext:value-type="float">
            <text:p>8.86272105145006E-014</text:p>
          </table:table-cell>
          <table:table-cell table:formula="of:=[.B196]*[.$D$1]" office:value-type="float" office:value="0.000000000000221568026286251" calcext:value-type="float">
            <text:p>2.21568026286251E-013</text:p>
          </table:table-cell>
          <table:table-cell office:value-type="float" office:value="1" calcext:value-type="float">
            <text:p>1</text:p>
          </table:table-cell>
          <table:table-cell table:formula="of:=[.C196]*[.D196]" office:value-type="float" office:value="0.000000000000221568026286251" calcext:value-type="float">
            <text:p>2.21568026286251E-013</text:p>
          </table:table-cell>
        </table:table-row>
        <table:table-row table:style-name="ro1">
          <table:table-cell office:value-type="float" office:value="3.5008653063" calcext:value-type="float">
            <text:p>3.5008653063</text:p>
          </table:table-cell>
          <table:table-cell office:value-type="float" office:value="0.000000000000106300132510529" calcext:value-type="float">
            <text:p>1.06300132510529E-013</text:p>
          </table:table-cell>
          <table:table-cell table:formula="of:=[.B197]*[.$D$1]" office:value-type="float" office:value="0.000000000000265750331276323" calcext:value-type="float">
            <text:p>2.65750331276323E-013</text:p>
          </table:table-cell>
          <table:table-cell office:value-type="float" office:value="1" calcext:value-type="float">
            <text:p>1</text:p>
          </table:table-cell>
          <table:table-cell table:formula="of:=[.C197]*[.D197]" office:value-type="float" office:value="0.000000000000265750331276323" calcext:value-type="float">
            <text:p>2.65750331276323E-013</text:p>
          </table:table-cell>
        </table:table-row>
        <table:table-row table:style-name="ro1">
          <table:table-cell office:value-type="float" office:value="3.5699952062" calcext:value-type="float">
            <text:p>3.5699952062</text:p>
          </table:table-cell>
          <table:table-cell office:value-type="float" office:value="0.000000000000111621851380269" calcext:value-type="float">
            <text:p>1.11621851380269E-013</text:p>
          </table:table-cell>
          <table:table-cell table:formula="of:=[.B198]*[.$D$1]" office:value-type="float" office:value="0.000000000000279054628450672" calcext:value-type="float">
            <text:p>2.79054628450672E-013</text:p>
          </table:table-cell>
          <table:table-cell office:value-type="float" office:value="1" calcext:value-type="float">
            <text:p>1</text:p>
          </table:table-cell>
          <table:table-cell table:formula="of:=[.C198]*[.D198]" office:value-type="float" office:value="0.000000000000279054628450672" calcext:value-type="float">
            <text:p>2.79054628450672E-013</text:p>
          </table:table-cell>
        </table:table-row>
        <table:table-row table:style-name="ro1">
          <table:table-cell office:value-type="float" office:value="3.6671742892" calcext:value-type="float">
            <text:p>3.6671742892</text:p>
          </table:table-cell>
          <table:table-cell office:value-type="float" office:value="0.000000000000100360423208886" calcext:value-type="float">
            <text:p>1.00360423208886E-013</text:p>
          </table:table-cell>
          <table:table-cell table:formula="of:=[.B199]*[.$D$1]" office:value-type="float" office:value="0.000000000000250901058022216" calcext:value-type="float">
            <text:p>2.50901058022216E-013</text:p>
          </table:table-cell>
          <table:table-cell office:value-type="float" office:value="1" calcext:value-type="float">
            <text:p>1</text:p>
          </table:table-cell>
          <table:table-cell table:formula="of:=[.C199]*[.D199]" office:value-type="float" office:value="0.000000000000250901058022216" calcext:value-type="float">
            <text:p>2.50901058022216E-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1:43:40.303772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10</meta:editing-cycles>
    <meta:editing-duration>PT17M21S</meta:editing-duration>
    <dc:date>2017-06-08T01:48:02.558142782</dc:date>
    <meta:document-statistic meta:table-count="1" meta:cell-count="9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3.154cm" svg:y="3.955cm" style:legend-expansion="high" chart:style-name="ch2"/>
        <chart:plot-area chart:style-name="ch3" table:cell-range-address="Sheet1.A3:Sheet1.A199 Sheet1.C3:Sheet1.C199 Sheet1.E3:Sheet1.E199" svg:x="0.32cm" svg:y="0.18cm" svg:width="12.514cm" svg:height="8.646cm">
          <chartooo:coordinate-region svg:x="1.947cm" svg:y="0.379cm" svg:width="10.79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99" chart:class="chart:scatter">
            <chart:domain table:cell-range-address="Sheet1.A3:Sheet1.A199"/>
            <chart:data-point chart:repeated="197"/>
          </chart:series>
          <chart:series chart:style-name="ch7" chart:values-cell-range-address="Sheet1.E3:Sheet1.E199" chart:class="chart:scatter">
            <chart:data-point chart:repeated="1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8806831">
                <text:p>1.538806831</text:p>
                <draw:g>
                  <svg:desc>Sheet1.A3:Sheet1.A199</svg:desc>
                </draw:g>
              </table:table-cell>
              <table:table-cell office:value-type="float" office:value="0.0000000000239788355571191">
                <text:p>0.0000000000239788355571191</text:p>
                <draw:g>
                  <svg:desc>Sheet1.C3:Sheet1.C199</svg:desc>
                </draw:g>
              </table:table-cell>
              <table:table-cell office:value-type="float" office:value="0.0000000000239788355571191">
                <text:p>0.0000000000239788355571191</text:p>
                <draw:g>
                  <svg:desc>Sheet1.E3:Sheet1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764565524">
                <text:p>1.6764565524</text:p>
              </table:table-cell>
              <table:table-cell office:value-type="float" office:value="0.0000000000239788355571191">
                <text:p>0.0000000000239788355571191</text:p>
              </table:table-cell>
              <table:table-cell office:value-type="float" office:value="0.0000000000239788355571191">
                <text:p>0.0000000000239788355571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01665102">
                <text:p>1.8201665102</text:p>
              </table:table-cell>
              <table:table-cell office:value-type="float" office:value="0.0000000000239788355571191">
                <text:p>0.0000000000239788355571191</text:p>
              </table:table-cell>
              <table:table-cell office:value-type="float" office:value="0.0000000000239788355571191">
                <text:p>0.0000000000239788355571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42249393">
                <text:p>1.9642249393</text:p>
              </table:table-cell>
              <table:table-cell office:value-type="float" office:value="0.0000000000239788355571191">
                <text:p>0.0000000000239788355571191</text:p>
              </table:table-cell>
              <table:table-cell office:value-type="float" office:value="0.0000000000119894177785596">
                <text:p>0.0000000000119894177785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0163007">
                <text:p>2.1040163007</text:p>
              </table:table-cell>
              <table:table-cell office:value-type="float" office:value="0.0000000000232045589539763">
                <text:p>0.0000000000232045589539763</text:p>
              </table:table-cell>
              <table:table-cell office:value-type="float" office:value="0.0000000000116022794769882">
                <text:p>0.0000000000116022794769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232562464">
                <text:p>2.2232562464</text:p>
              </table:table-cell>
              <table:table-cell office:value-type="float" office:value="0.000000000021461408051427">
                <text:p>0.000000000021461408051427</text:p>
              </table:table-cell>
              <table:table-cell office:value-type="float" office:value="0.0000000000107307040257135">
                <text:p>0.0000000000107307040257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174258653">
                <text:p>2.3174258653</text:p>
              </table:table-cell>
              <table:table-cell office:value-type="float" office:value="0.0000000000195457823736997">
                <text:p>0.0000000000195457823736997</text:p>
              </table:table-cell>
              <table:table-cell office:value-type="float" office:value="0.00000000000977289118684986">
                <text:p>0.00000000000977289118684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0943485">
                <text:p>2.40943485</text:p>
              </table:table-cell>
              <table:table-cell office:value-type="float" office:value="0.0000000000175491621580514">
                <text:p>0.0000000000175491621580514</text:p>
              </table:table-cell>
              <table:table-cell office:value-type="float" office:value="0.00000000000877458107902569">
                <text:p>0.00000000000877458107902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15735317">
                <text:p>2.5015735317</text:p>
              </table:table-cell>
              <table:table-cell office:value-type="float" office:value="0.0000000000160218832486601">
                <text:p>0.0000000000160218832486601</text:p>
              </table:table-cell>
              <table:table-cell office:value-type="float" office:value="0.00000000000801094162433003">
                <text:p>0.00000000000801094162433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880223436">
                <text:p>2.5880223436</text:p>
              </table:table-cell>
              <table:table-cell office:value-type="float" office:value="0.0000000000152316198789272">
                <text:p>0.0000000000152316198789272</text:p>
              </table:table-cell>
              <table:table-cell office:value-type="float" office:value="0.00000000000761580993946358">
                <text:p>0.00000000000761580993946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670062439">
                <text:p>2.6670062439</text:p>
              </table:table-cell>
              <table:table-cell office:value-type="float" office:value="0.0000000000145979529139665">
                <text:p>0.0000000000145979529139665</text:p>
              </table:table-cell>
              <table:table-cell office:value-type="float" office:value="0.00000000000729897645698325">
                <text:p>0.00000000000729897645698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399382248">
                <text:p>2.7399382248</text:p>
              </table:table-cell>
              <table:table-cell office:value-type="float" office:value="0.0000000000139216740414536">
                <text:p>0.0000000000139216740414536</text:p>
              </table:table-cell>
              <table:table-cell office:value-type="float" office:value="0.00000000000696083702072679">
                <text:p>0.00000000000696083702072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12055597">
                <text:p>2.8112055597</text:p>
              </table:table-cell>
              <table:table-cell office:value-type="float" office:value="0.000000000013100401270784">
                <text:p>0.000000000013100401270784</text:p>
              </table:table-cell>
              <table:table-cell office:value-type="float" office:value="0.00000000000655020063539202">
                <text:p>0.00000000000655020063539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851735499">
                <text:p>2.8851735499</text:p>
              </table:table-cell>
              <table:table-cell office:value-type="float" office:value="0.0000000000121293257913212">
                <text:p>0.0000000000121293257913212</text:p>
              </table:table-cell>
              <table:table-cell office:value-type="float" office:value="0.00000000000606466289566062">
                <text:p>0.00000000000606466289566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576834374">
                <text:p>2.9576834374</text:p>
              </table:table-cell>
              <table:table-cell office:value-type="float" office:value="0.0000000000112678435905512">
                <text:p>0.0000000000112678435905512</text:p>
              </table:table-cell>
              <table:table-cell office:value-type="float" office:value="0.00000000000563392179527561">
                <text:p>0.00000000000563392179527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95179955">
                <text:p>3.0195179955</text:p>
              </table:table-cell>
              <table:table-cell office:value-type="float" office:value="0.0000000000104463196995312">
                <text:p>0.0000000000104463196995312</text:p>
              </table:table-cell>
              <table:table-cell office:value-type="float" office:value="0.0000000000052231598497656">
                <text:p>0.0000000000052231598497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686626152">
                <text:p>3.0686626152</text:p>
              </table:table-cell>
              <table:table-cell office:value-type="float" office:value="0.00000000000942738714445418">
                <text:p>0.00000000000942738714445418</text:p>
              </table:table-cell>
              <table:table-cell office:value-type="float" office:value="0.00000000000471369357222709">
                <text:p>0.00000000000471369357222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0817994">
                <text:p>3.1150817994</text:p>
              </table:table-cell>
              <table:table-cell office:value-type="float" office:value="0.00000000000830452677235175">
                <text:p>0.00000000000830452677235175</text:p>
              </table:table-cell>
              <table:table-cell office:value-type="float" office:value="0.00000000000415226338617588">
                <text:p>0.00000000000415226338617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608860315">
                <text:p>3.1608860315</text:p>
              </table:table-cell>
              <table:table-cell office:value-type="float" office:value="0.00000000000738648635308833">
                <text:p>0.00000000000738648635308833</text:p>
              </table:table-cell>
              <table:table-cell office:value-type="float" office:value="0.00000000000369324317654417">
                <text:p>0.00000000000369324317654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024688016">
                <text:p>3.2024688016</text:p>
              </table:table-cell>
              <table:table-cell office:value-type="float" office:value="0.00000000000664690597064408">
                <text:p>0.00000000000664690597064408</text:p>
              </table:table-cell>
              <table:table-cell office:value-type="float" office:value="0.00000000000332345298532204">
                <text:p>0.00000000000332345298532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38720905">
                <text:p>3.238720905</text:p>
              </table:table-cell>
              <table:table-cell office:value-type="float" office:value="0.00000000000590289666257197">
                <text:p>0.00000000000590289666257197</text:p>
              </table:table-cell>
              <table:table-cell office:value-type="float" office:value="0.00000000000295144833128598">
                <text:p>0.0000000000029514483312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708671455">
                <text:p>3.2708671455</text:p>
              </table:table-cell>
              <table:table-cell office:value-type="float" office:value="0.00000000000509144936141922">
                <text:p>0.00000000000509144936141922</text:p>
              </table:table-cell>
              <table:table-cell office:value-type="float" office:value="0.00000000000254572468070961">
                <text:p>0.00000000000254572468070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961003244">
                <text:p>3.2961003244</text:p>
              </table:table-cell>
              <table:table-cell office:value-type="float" office:value="0.00000000000430545985152564">
                <text:p>0.00000000000430545985152564</text:p>
              </table:table-cell>
              <table:table-cell office:value-type="float" office:value="0.00000000000215272992576282">
                <text:p>0.00000000000215272992576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181888067">
                <text:p>3.3181888067</text:p>
              </table:table-cell>
              <table:table-cell office:value-type="float" office:value="0.00000000000362078333770336">
                <text:p>0.00000000000362078333770336</text:p>
              </table:table-cell>
              <table:table-cell office:value-type="float" office:value="0.00000000000362078333770336">
                <text:p>0.00000000000362078333770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370558341">
                <text:p>3.3370558341</text:p>
              </table:table-cell>
              <table:table-cell office:value-type="float" office:value="0.00000000000300009180542411">
                <text:p>0.00000000000300009180542411</text:p>
              </table:table-cell>
              <table:table-cell office:value-type="float" office:value="0.00000000000300009180542411">
                <text:p>0.00000000000300009180542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522832064">
                <text:p>3.3522832064</text:p>
              </table:table-cell>
              <table:table-cell office:value-type="float" office:value="0.00000000000256137999286047">
                <text:p>0.00000000000256137999286047</text:p>
              </table:table-cell>
              <table:table-cell office:value-type="float" office:value="0.00000000000256137999286047">
                <text:p>0.00000000000256137999286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65426091">
                <text:p>3.365426091</text:p>
              </table:table-cell>
              <table:table-cell office:value-type="float" office:value="0.00000000000219678097881357">
                <text:p>0.00000000000219678097881357</text:p>
              </table:table-cell>
              <table:table-cell office:value-type="float" office:value="0.00000000000219678097881357">
                <text:p>0.00000000000219678097881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4511691">
                <text:p>3.3764511691</text:p>
              </table:table-cell>
              <table:table-cell office:value-type="float" office:value="0.00000000000186053068983543">
                <text:p>0.00000000000186053068983543</text:p>
              </table:table-cell>
              <table:table-cell office:value-type="float" office:value="0.00000000000186053068983543">
                <text:p>0.00000000000186053068983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86761978">
                <text:p>3.386761978</text:p>
              </table:table-cell>
              <table:table-cell office:value-type="float" office:value="0.0000000000015643112238606">
                <text:p>0.0000000000015643112238606</text:p>
              </table:table-cell>
              <table:table-cell office:value-type="float" office:value="0.0000000000015643112238606">
                <text:p>0.0000000000015643112238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963941907">
                <text:p>3.3963941907</text:p>
              </table:table-cell>
              <table:table-cell office:value-type="float" office:value="0.00000000000131319547732769">
                <text:p>0.00000000000131319547732769</text:p>
              </table:table-cell>
              <table:table-cell office:value-type="float" office:value="0.00000000000131319547732769">
                <text:p>0.000000000001313195477327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036753515">
                <text:p>3.4036753515</text:p>
              </table:table-cell>
              <table:table-cell office:value-type="float" office:value="0.00000000000111771144016051">
                <text:p>0.00000000000111771144016051</text:p>
              </table:table-cell>
              <table:table-cell office:value-type="float" office:value="0.00000000000111771144016051">
                <text:p>0.00000000000111771144016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086232529">
                <text:p>3.4086232529</text:p>
              </table:table-cell>
              <table:table-cell office:value-type="float" office:value="0.00000000000093220727623006">
                <text:p>0.00000000000093220727623006</text:p>
              </table:table-cell>
              <table:table-cell office:value-type="float" office:value="0.00000000000093220727623006">
                <text:p>0.00000000000093220727623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29998679">
                <text:p>3.4129998679</text:p>
              </table:table-cell>
              <table:table-cell office:value-type="float" office:value="0.000000000000726853393958552">
                <text:p>0.000000000000726853393958552</text:p>
              </table:table-cell>
              <table:table-cell office:value-type="float" office:value="0.000000000000726853393958552">
                <text:p>0.000000000000726853393958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171823643">
                <text:p>3.4171823643</text:p>
              </table:table-cell>
              <table:table-cell office:value-type="float" office:value="0.000000000000558334593982715">
                <text:p>0.000000000000558334593982715</text:p>
              </table:table-cell>
              <table:table-cell office:value-type="float" office:value="0.000000000000558334593982715">
                <text:p>0.000000000000558334593982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209350737">
                <text:p>3.4209350737</text:p>
              </table:table-cell>
              <table:table-cell office:value-type="float" office:value="0.000000000000448072450386917">
                <text:p>0.000000000000448072450386917</text:p>
              </table:table-cell>
              <table:table-cell office:value-type="float" office:value="0.000000000000448072450386917">
                <text:p>0.000000000000448072450386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231987324">
                <text:p>3.4231987324</text:p>
              </table:table-cell>
              <table:table-cell office:value-type="float" office:value="0.000000000000352888539357981">
                <text:p>0.000000000000352888539357981</text:p>
              </table:table-cell>
              <table:table-cell office:value-type="float" office:value="0.000000000000352888539357981">
                <text:p>0.000000000000352888539357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243892271">
                <text:p>3.4243892271</text:p>
              </table:table-cell>
              <table:table-cell office:value-type="float" office:value="0.000000000000262799553790032">
                <text:p>0.000000000000262799553790032</text:p>
              </table:table-cell>
              <table:table-cell office:value-type="float" office:value="0.000000000000262799553790032">
                <text:p>0.000000000000262799553790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253470948">
                <text:p>3.4253470948</text:p>
              </table:table-cell>
              <table:table-cell office:value-type="float" office:value="0.0000000000001805469340417">
                <text:p>0.0000000000001805469340417</text:p>
              </table:table-cell>
              <table:table-cell office:value-type="float" office:value="0.0000000000001805469340417">
                <text:p>0.0000000000001805469340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262512832">
                <text:p>3.4262512832</text:p>
              </table:table-cell>
              <table:table-cell office:value-type="float" office:value="0.000000000000128178601186348">
                <text:p>0.000000000000128178601186348</text:p>
              </table:table-cell>
              <table:table-cell office:value-type="float" office:value="0.000000000000128178601186348">
                <text:p>0.000000000000128178601186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71112919">
                <text:p>3.4271112919</text:p>
              </table:table-cell>
              <table:table-cell office:value-type="float" office:value="0.00000000000010042349764463">
                <text:p>0.00000000000010042349764463</text:p>
              </table:table-cell>
              <table:table-cell office:value-type="float" office:value="0.00000000000010042349764463">
                <text:p>0.00000000000010042349764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77984396">
                <text:p>3.4277984396</text:p>
              </table:table-cell>
              <table:table-cell office:value-type="float" office:value="0.0000000000000781967211953639">
                <text:p>0.0000000000000781967211953639</text:p>
              </table:table-cell>
              <table:table-cell office:value-type="float" office:value="0.0000000000000781967211953639">
                <text:p>0.0000000000000781967211953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281015799">
                <text:p>3.4281015799</text:p>
              </table:table-cell>
              <table:table-cell office:value-type="float" office:value="0.0000000000000573126933815617">
                <text:p>0.0000000000000573126933815617</text:p>
              </table:table-cell>
              <table:table-cell office:value-type="float" office:value="0.0000000000000573126933815617">
                <text:p>0.0000000000000573126933815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282544161">
                <text:p>3.4282544161</text:p>
              </table:table-cell>
              <table:table-cell office:value-type="float" office:value="0.0000000000000370782026380514">
                <text:p>0.0000000000000370782026380514</text:p>
              </table:table-cell>
              <table:table-cell office:value-type="float" office:value="0.0000000000000370782026380514">
                <text:p>0.0000000000000370782026380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283757051">
                <text:p>3.4283757051</text:p>
              </table:table-cell>
              <table:table-cell office:value-type="float" office:value="0.0000000000000202960895666365">
                <text:p>0.0000000000000202960895666365</text:p>
              </table:table-cell>
              <table:table-cell office:value-type="float" office:value="0.0000000000000202960895666365">
                <text:p>0.0000000000000202960895666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284850728">
                <text:p>3.4284850728</text:p>
              </table:table-cell>
              <table:table-cell office:value-type="float" office:value="0.0000000000000130217136490541">
                <text:p>0.0000000000000130217136490541</text:p>
              </table:table-cell>
              <table:table-cell office:value-type="float" office:value="0.0000000000000130217136490541">
                <text:p>0.0000000000000130217136490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285656256">
                <text:p>3.4285656256</text:p>
              </table:table-cell>
              <table:table-cell office:value-type="float" office:value="9.51565210158823E-015">
                <text:p>9.51565210158823E-015</text:p>
              </table:table-cell>
              <table:table-cell office:value-type="float" office:value="9.51565210158823E-015">
                <text:p>9.51565210158823E-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285996181">
                <text:p>3.4285996181</text:p>
              </table:table-cell>
              <table:table-cell office:value-type="float" office:value="6.779539311847E-015">
                <text:p>6.779539311847E-015</text:p>
              </table:table-cell>
              <table:table-cell office:value-type="float" office:value="6.779539311847E-015">
                <text:p>6.779539311847E-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286189179">
                <text:p>3.4286189179</text:p>
              </table:table-cell>
              <table:table-cell office:value-type="float" office:value="4.20995103787385E-015">
                <text:p>4.20995103787385E-015</text:p>
              </table:table-cell>
              <table:table-cell office:value-type="float" office:value="4.20995103787385E-015">
                <text:p>4.20995103787385E-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286349139">
                <text:p>3.4286349139</text:p>
              </table:table-cell>
              <table:table-cell office:value-type="float" office:value="2.25908569707863E-015">
                <text:p>2.25908569707863E-015</text:p>
              </table:table-cell>
              <table:table-cell office:value-type="float" office:value="2.25908569707863E-015">
                <text:p>2.25908569707863E-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286485648">
                <text:p>3.4286485648</text:p>
              </table:table-cell>
              <table:table-cell office:value-type="float" office:value="1.44135852359879E-015">
                <text:p>1.44135852359879E-015</text:p>
              </table:table-cell>
              <table:table-cell office:value-type="float" office:value="1.44135852359879E-015">
                <text:p>1.44135852359879E-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286556262">
                <text:p>3.4286556262</text:p>
              </table:table-cell>
              <table:table-cell office:value-type="float" office:value="9.84538880402999E-016">
                <text:p>9.84538880402999E-016</text:p>
              </table:table-cell>
              <table:table-cell office:value-type="float" office:value="9.84538880402999E-016">
                <text:p>9.84538880402999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286577509">
                <text:p>3.4286577509</text:p>
              </table:table-cell>
              <table:table-cell office:value-type="float" office:value="6.1205738433355E-016">
                <text:p>6.1205738433355E-016</text:p>
              </table:table-cell>
              <table:table-cell office:value-type="float" office:value="6.1205738433355E-016">
                <text:p>6.1205738433355E-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286587879">
                <text:p>3.4286587879</text:p>
              </table:table-cell>
              <table:table-cell office:value-type="float" office:value="3.00283667484309E-016">
                <text:p>3.00283667484309E-016</text:p>
              </table:table-cell>
              <table:table-cell office:value-type="float" office:value="3.00283667484309E-016">
                <text:p>3.00283667484309E-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286596055">
                <text:p>3.4286596055</text:p>
              </table:table-cell>
              <table:table-cell office:value-type="float" office:value="1.48890661836506E-016">
                <text:p>1.48890661836506E-016</text:p>
              </table:table-cell>
              <table:table-cell office:value-type="float" office:value="1.48890661836506E-016">
                <text:p>1.48890661836506E-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86603788">
                <text:p>3.4286603788</text:p>
              </table:table-cell>
              <table:table-cell office:value-type="float" office:value="1.15787031242545E-016">
                <text:p>1.15787031242545E-016</text:p>
              </table:table-cell>
              <table:table-cell office:value-type="float" office:value="1.15787031242545E-016">
                <text:p>1.15787031242545E-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286611431">
                <text:p>3.4286611431</text:p>
              </table:table-cell>
              <table:table-cell office:value-type="float" office:value="1.08560618986149E-016">
                <text:p>1.08560618986149E-016</text:p>
              </table:table-cell>
              <table:table-cell office:value-type="float" office:value="1.08560618986149E-016">
                <text:p>1.08560618986149E-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286619056">
                <text:p>3.4286619056</text:p>
              </table:table-cell>
              <table:table-cell office:value-type="float" office:value="1.06516490748968E-016">
                <text:p>1.06516490748968E-016</text:p>
              </table:table-cell>
              <table:table-cell office:value-type="float" office:value="1.06516490748968E-016">
                <text:p>1.06516490748968E-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86626678">
                <text:p>3.4286626678</text:p>
              </table:table-cell>
              <table:table-cell office:value-type="float" office:value="1.05514360301741E-016">
                <text:p>1.05514360301741E-016</text:p>
              </table:table-cell>
              <table:table-cell office:value-type="float" office:value="1.05514360301741E-016">
                <text:p>1.05514360301741E-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286634299">
                <text:p>3.4286634299</text:p>
              </table:table-cell>
              <table:table-cell office:value-type="float" office:value="1.04721962896795E-016">
                <text:p>1.04721962896795E-016</text:p>
              </table:table-cell>
              <table:table-cell office:value-type="float" office:value="1.04721962896795E-016">
                <text:p>1.04721962896795E-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286641919">
                <text:p>3.4286641919</text:p>
              </table:table-cell>
              <table:table-cell office:value-type="float" office:value="1.03971207648559E-016">
                <text:p>1.03971207648559E-016</text:p>
              </table:table-cell>
              <table:table-cell office:value-type="float" office:value="1.03971207648559E-016">
                <text:p>1.03971207648559E-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28664954">
                <text:p>3.428664954</text:p>
              </table:table-cell>
              <table:table-cell office:value-type="float" office:value="1.03225097603259E-016">
                <text:p>1.03225097603259E-016</text:p>
              </table:table-cell>
              <table:table-cell office:value-type="float" office:value="1.03225097603259E-016">
                <text:p>1.03225097603259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86657161">
                <text:p>3.4286657161</text:p>
              </table:table-cell>
              <table:table-cell office:value-type="float" office:value="1.02483534787839E-016">
                <text:p>1.02483534787839E-016</text:p>
              </table:table-cell>
              <table:table-cell office:value-type="float" office:value="1.02483534787839E-016">
                <text:p>1.02483534787839E-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286664782">
                <text:p>3.4286664782</text:p>
              </table:table-cell>
              <table:table-cell office:value-type="float" office:value="1.01744196767271E-016">
                <text:p>1.01744196767271E-016</text:p>
              </table:table-cell>
              <table:table-cell office:value-type="float" office:value="1.01744196767271E-016">
                <text:p>1.01744196767271E-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286672402">
                <text:p>3.4286672402</text:p>
              </table:table-cell>
              <table:table-cell office:value-type="float" office:value="1.0100040882632E-016">
                <text:p>1.0100040882632E-016</text:p>
              </table:table-cell>
              <table:table-cell office:value-type="float" office:value="1.0100040882632E-016">
                <text:p>1.0100040882632E-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286680023">
                <text:p>3.4286680023</text:p>
              </table:table-cell>
              <table:table-cell office:value-type="float" office:value="1.00258846013437E-016">
                <text:p>1.00258846013437E-016</text:p>
              </table:table-cell>
              <table:table-cell office:value-type="float" office:value="1.00258846013437E-016">
                <text:p>1.0025884601343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286687644">
                <text:p>3.4286687644</text:p>
              </table:table-cell>
              <table:table-cell office:value-type="float" office:value="9.95172835312805E-017">
                <text:p>9.95172835312805E-017</text:p>
              </table:table-cell>
              <table:table-cell office:value-type="float" office:value="9.95172835312805E-017">
                <text:p>9.95172835312805E-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286695264">
                <text:p>3.4286695264</text:p>
              </table:table-cell>
              <table:table-cell office:value-type="float" office:value="9.87757203876695E-017">
                <text:p>9.87757203876695E-017</text:p>
              </table:table-cell>
              <table:table-cell office:value-type="float" office:value="9.87757203876695E-017">
                <text:p>9.87757203876695E-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286702885">
                <text:p>3.4286702885</text:p>
              </table:table-cell>
              <table:table-cell office:value-type="float" office:value="9.8034157574786E-017">
                <text:p>9.8034157574786E-017</text:p>
              </table:table-cell>
              <table:table-cell office:value-type="float" office:value="9.8034157574786E-017">
                <text:p>9.8034157574786E-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86710506">
                <text:p>3.4286710506</text:p>
              </table:table-cell>
              <table:table-cell office:value-type="float" office:value="9.72925947766891E-017">
                <text:p>9.72925947766891E-017</text:p>
              </table:table-cell>
              <table:table-cell office:value-type="float" office:value="9.72925947766891E-017">
                <text:p>9.72925947766891E-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86718126">
                <text:p>3.4286718126</text:p>
              </table:table-cell>
              <table:table-cell office:value-type="float" office:value="9.65531438899648E-017">
                <text:p>9.65531438899648E-017</text:p>
              </table:table-cell>
              <table:table-cell office:value-type="float" office:value="9.65531438899648E-017">
                <text:p>9.65531438899648E-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86725747">
                <text:p>3.4286725747</text:p>
              </table:table-cell>
              <table:table-cell office:value-type="float" office:value="9.58094694693273E-017">
                <text:p>9.58094694693273E-017</text:p>
              </table:table-cell>
              <table:table-cell office:value-type="float" office:value="9.58094694693273E-017">
                <text:p>9.58094694693273E-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286733368">
                <text:p>3.4286733368</text:p>
              </table:table-cell>
              <table:table-cell office:value-type="float" office:value="9.50679063380389E-017">
                <text:p>9.50679063380389E-017</text:p>
              </table:table-cell>
              <table:table-cell office:value-type="float" office:value="9.50679063380389E-017">
                <text:p>9.50679063380389E-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286740989">
                <text:p>3.4286740989</text:p>
              </table:table-cell>
              <table:table-cell office:value-type="float" office:value="9.43284064905008E-017">
                <text:p>9.43284064905008E-017</text:p>
              </table:table-cell>
              <table:table-cell office:value-type="float" office:value="9.43284064905008E-017">
                <text:p>9.43284064905008E-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86748609">
                <text:p>3.4286748609</text:p>
              </table:table-cell>
              <table:table-cell office:value-type="float" office:value="9.35847810380701E-017">
                <text:p>9.35847810380701E-017</text:p>
              </table:table-cell>
              <table:table-cell office:value-type="float" office:value="9.35847810380701E-017">
                <text:p>9.35847810380701E-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28675623">
                <text:p>3.428675623</text:p>
              </table:table-cell>
              <table:table-cell office:value-type="float" office:value="9.28432182227222E-017">
                <text:p>9.28432182227222E-017</text:p>
              </table:table-cell>
              <table:table-cell office:value-type="float" office:value="9.28432182227222E-017">
                <text:p>9.28432182227222E-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286763851">
                <text:p>3.4286763851</text:p>
              </table:table-cell>
              <table:table-cell office:value-type="float" office:value="9.21016551012915E-017">
                <text:p>9.21016551012915E-017</text:p>
              </table:table-cell>
              <table:table-cell office:value-type="float" office:value="9.21016551012915E-017">
                <text:p>9.21016551012915E-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286771471">
                <text:p>3.4286771471</text:p>
              </table:table-cell>
              <table:table-cell office:value-type="float" office:value="9.13620903807874E-017">
                <text:p>9.13620903807874E-017</text:p>
              </table:table-cell>
              <table:table-cell office:value-type="float" office:value="9.13620903807874E-017">
                <text:p>9.13620903807874E-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286779092">
                <text:p>3.4286779092</text:p>
              </table:table-cell>
              <table:table-cell office:value-type="float" office:value="9.06185294903108E-017">
                <text:p>9.06185294903108E-017</text:p>
              </table:table-cell>
              <table:table-cell office:value-type="float" office:value="9.06185294903108E-017">
                <text:p>9.06185294903108E-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286786713">
                <text:p>3.4286786713</text:p>
              </table:table-cell>
              <table:table-cell office:value-type="float" office:value="8.98769669761167E-017">
                <text:p>8.98769669761167E-017</text:p>
              </table:table-cell>
              <table:table-cell office:value-type="float" office:value="8.98769669761167E-017">
                <text:p>8.98769669761167E-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286794334">
                <text:p>3.4286794334</text:p>
              </table:table-cell>
              <table:table-cell office:value-type="float" office:value="8.91373532874123E-017">
                <text:p>8.91373532874123E-017</text:p>
              </table:table-cell>
              <table:table-cell office:value-type="float" office:value="8.91373532874123E-017">
                <text:p>8.91373532874123E-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286801954">
                <text:p>3.4286801954</text:p>
              </table:table-cell>
              <table:table-cell office:value-type="float" office:value="8.83938410516606E-017">
                <text:p>8.83938410516606E-017</text:p>
              </table:table-cell>
              <table:table-cell office:value-type="float" office:value="8.83938410516606E-017">
                <text:p>8.83938410516606E-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286809575">
                <text:p>3.4286809575</text:p>
              </table:table-cell>
              <table:table-cell office:value-type="float" office:value="8.76522782535637E-017">
                <text:p>8.76522782535637E-017</text:p>
              </table:table-cell>
              <table:table-cell office:value-type="float" office:value="8.76522782535637E-017">
                <text:p>8.76522782535637E-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286817196">
                <text:p>3.4286817196</text:p>
              </table:table-cell>
              <table:table-cell office:value-type="float" office:value="8.69107157295118E-017">
                <text:p>8.69107157295118E-017</text:p>
              </table:table-cell>
              <table:table-cell office:value-type="float" office:value="8.69107157295118E-017">
                <text:p>8.69107157295118E-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286824816">
                <text:p>3.4286824816</text:p>
              </table:table-cell>
              <table:table-cell office:value-type="float" office:value="8.61691529141638E-017">
                <text:p>8.61691529141638E-017</text:p>
              </table:table-cell>
              <table:table-cell office:value-type="float" office:value="8.61691529141638E-017">
                <text:p>8.61691529141638E-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286832437">
                <text:p>3.4286832437</text:p>
              </table:table-cell>
              <table:table-cell office:value-type="float" office:value="8.54275898149132E-017">
                <text:p>8.54275898149132E-017</text:p>
              </table:table-cell>
              <table:table-cell office:value-type="float" office:value="8.54275898149132E-017">
                <text:p>8.54275898149132E-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286840058">
                <text:p>3.4286840058</text:p>
              </table:table-cell>
              <table:table-cell office:value-type="float" office:value="8.46860270168163E-017">
                <text:p>8.46860270168163E-017</text:p>
              </table:table-cell>
              <table:table-cell office:value-type="float" office:value="8.46860270168163E-017">
                <text:p>8.46860270168163E-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286847678">
                <text:p>3.4286847678</text:p>
              </table:table-cell>
              <table:table-cell office:value-type="float" office:value="8.39463003780911E-017">
                <text:p>8.39463003780911E-017</text:p>
              </table:table-cell>
              <table:table-cell office:value-type="float" office:value="8.39463003780911E-017">
                <text:p>8.39463003780911E-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286855299">
                <text:p>3.4286855299</text:p>
              </table:table-cell>
              <table:table-cell office:value-type="float" office:value="8.32029016675584E-017">
                <text:p>8.32029016675584E-017</text:p>
              </table:table-cell>
              <table:table-cell office:value-type="float" office:value="8.32029016675584E-017">
                <text:p>8.32029016675584E-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8686292">
                <text:p>3.428686292</text:p>
              </table:table-cell>
              <table:table-cell office:value-type="float" office:value="8.24613385781655E-017">
                <text:p>8.24613385781655E-017</text:p>
              </table:table-cell>
              <table:table-cell office:value-type="float" office:value="8.24613385781655E-017">
                <text:p>8.24613385781655E-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4286870541">
                <text:p>3.4286870541</text:p>
              </table:table-cell>
              <table:table-cell office:value-type="float" office:value="8.17215630205232E-017">
                <text:p>8.17215630205232E-017</text:p>
              </table:table-cell>
              <table:table-cell office:value-type="float" office:value="8.17215630205232E-017">
                <text:p>8.17215630205232E-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286878161">
                <text:p>3.4286878161</text:p>
              </table:table-cell>
              <table:table-cell office:value-type="float" office:value="8.09782129671854E-017">
                <text:p>8.09782129671854E-017</text:p>
              </table:table-cell>
              <table:table-cell office:value-type="float" office:value="8.09782129671854E-017">
                <text:p>8.09782129671854E-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286885782">
                <text:p>3.4286885782</text:p>
              </table:table-cell>
              <table:table-cell office:value-type="float" office:value="8.02366504209534E-017">
                <text:p>8.02366504209534E-017</text:p>
              </table:table-cell>
              <table:table-cell office:value-type="float" office:value="8.02366504209534E-017">
                <text:p>8.02366504209534E-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286893403">
                <text:p>3.4286893403</text:p>
              </table:table-cell>
              <table:table-cell office:value-type="float" office:value="7.94950873414184E-017">
                <text:p>7.94950873414184E-017</text:p>
              </table:table-cell>
              <table:table-cell office:value-type="float" office:value="7.94950873414184E-017">
                <text:p>7.94950873414184E-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286901023">
                <text:p>3.4286901023</text:p>
              </table:table-cell>
              <table:table-cell office:value-type="float" office:value="7.87535245285349E-017">
                <text:p>7.87535245285349E-017</text:p>
              </table:table-cell>
              <table:table-cell office:value-type="float" office:value="7.87535245285349E-017">
                <text:p>7.87535245285349E-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286908644">
                <text:p>3.4286908644</text:p>
              </table:table-cell>
              <table:table-cell office:value-type="float" office:value="7.8011961730438E-017">
                <text:p>7.8011961730438E-017</text:p>
              </table:table-cell>
              <table:table-cell office:value-type="float" office:value="7.8011961730438E-017">
                <text:p>7.8011961730438E-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286916265">
                <text:p>3.4286916265</text:p>
              </table:table-cell>
              <table:table-cell office:value-type="float" office:value="7.72703991743483E-017">
                <text:p>7.72703991743483E-017</text:p>
              </table:table-cell>
              <table:table-cell office:value-type="float" office:value="7.72703991743483E-017">
                <text:p>7.72703991743483E-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286923885">
                <text:p>3.4286923885</text:p>
              </table:table-cell>
              <table:table-cell office:value-type="float" office:value="7.65305100717699E-017">
                <text:p>7.65305100717699E-017</text:p>
              </table:table-cell>
              <table:table-cell office:value-type="float" office:value="7.65305100717699E-017">
                <text:p>7.65305100717699E-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286931506">
                <text:p>3.4286931506</text:p>
              </table:table-cell>
              <table:table-cell office:value-type="float" office:value="7.57872732917872E-017">
                <text:p>7.57872732917872E-017</text:p>
              </table:table-cell>
              <table:table-cell office:value-type="float" office:value="7.57872732917872E-017">
                <text:p>7.57872732917872E-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286939127">
                <text:p>3.4286939127</text:p>
              </table:table-cell>
              <table:table-cell office:value-type="float" office:value="7.50457104936905E-017">
                <text:p>7.50457104936905E-017</text:p>
              </table:table-cell>
              <table:table-cell office:value-type="float" office:value="7.50457104936905E-017">
                <text:p>7.50457104936905E-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286946748">
                <text:p>3.4286946748</text:p>
              </table:table-cell>
              <table:table-cell office:value-type="float" office:value="7.43057729857885E-017">
                <text:p>7.43057729857885E-017</text:p>
              </table:table-cell>
              <table:table-cell office:value-type="float" office:value="7.43057729857885E-017">
                <text:p>7.43057729857885E-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4286954368">
                <text:p>3.4286954368</text:p>
              </table:table-cell>
              <table:table-cell office:value-type="float" office:value="7.3562585112395E-017">
                <text:p>7.3562585112395E-017</text:p>
              </table:table-cell>
              <table:table-cell office:value-type="float" office:value="7.3562585112395E-017">
                <text:p>7.3562585112395E-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286961989">
                <text:p>3.4286961989</text:p>
              </table:table-cell>
              <table:table-cell office:value-type="float" office:value="7.28210220550399E-017">
                <text:p>7.28210220550399E-017</text:p>
              </table:table-cell>
              <table:table-cell office:value-type="float" office:value="7.28210220550399E-017">
                <text:p>7.28210220550399E-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28696961">
                <text:p>3.428696961</text:p>
              </table:table-cell>
              <table:table-cell office:value-type="float" office:value="7.20794592569431E-017">
                <text:p>7.20794592569431E-017</text:p>
              </table:table-cell>
              <table:table-cell office:value-type="float" office:value="7.20794592569431E-017">
                <text:p>7.20794592569431E-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28697723">
                <text:p>3.428697723</text:p>
              </table:table-cell>
              <table:table-cell office:value-type="float" office:value="7.13378966811379E-017">
                <text:p>7.13378966811379E-017</text:p>
              </table:table-cell>
              <table:table-cell office:value-type="float" office:value="7.13378966811379E-017">
                <text:p>7.13378966811379E-0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286984851">
                <text:p>3.4286984851</text:p>
              </table:table-cell>
              <table:table-cell office:value-type="float" office:value="7.05963338657898E-017">
                <text:p>7.05963338657898E-017</text:p>
              </table:table-cell>
              <table:table-cell office:value-type="float" office:value="7.05963338657898E-017">
                <text:p>7.05963338657898E-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286992472">
                <text:p>3.4286992472</text:p>
              </table:table-cell>
              <table:table-cell office:value-type="float" office:value="6.98547708182925E-017">
                <text:p>6.98547708182925E-017</text:p>
              </table:table-cell>
              <table:table-cell office:value-type="float" office:value="6.98547708182925E-017">
                <text:p>6.98547708182925E-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287000092">
                <text:p>3.4287000092</text:p>
              </table:table-cell>
              <table:table-cell office:value-type="float" office:value="6.9114719550546E-017">
                <text:p>6.9114719550546E-017</text:p>
              </table:table-cell>
              <table:table-cell office:value-type="float" office:value="6.9114719550546E-017">
                <text:p>6.9114719550546E-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287007713">
                <text:p>3.4287007713</text:p>
              </table:table-cell>
              <table:table-cell office:value-type="float" office:value="6.83716452073122E-017">
                <text:p>6.83716452073122E-017</text:p>
              </table:table-cell>
              <table:table-cell office:value-type="float" office:value="6.83716452073122E-017">
                <text:p>6.83716452073122E-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287015334">
                <text:p>3.4287015334</text:p>
              </table:table-cell>
              <table:table-cell office:value-type="float" office:value="6.76300826191848E-017">
                <text:p>6.76300826191848E-017</text:p>
              </table:table-cell>
              <table:table-cell office:value-type="float" office:value="6.76300826191848E-017">
                <text:p>6.76300826191848E-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287022955">
                <text:p>3.4287022955</text:p>
              </table:table-cell>
              <table:table-cell office:value-type="float" office:value="6.6889982457171E-017">
                <text:p>6.6889982457171E-017</text:p>
              </table:table-cell>
              <table:table-cell office:value-type="float" office:value="6.6889982457171E-017">
                <text:p>6.6889982457171E-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287030575">
                <text:p>3.4287030575</text:p>
              </table:table-cell>
              <table:table-cell office:value-type="float" office:value="6.61469567686616E-017">
                <text:p>6.61469567686616E-017</text:p>
              </table:table-cell>
              <table:table-cell office:value-type="float" office:value="6.61469567686616E-017">
                <text:p>6.61469567686616E-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4287038196">
                <text:p>3.4287038196</text:p>
              </table:table-cell>
              <table:table-cell office:value-type="float" office:value="6.54053939705648E-017">
                <text:p>6.54053939705648E-017</text:p>
              </table:table-cell>
              <table:table-cell office:value-type="float" office:value="6.54053939705648E-017">
                <text:p>6.54053939705648E-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287045817">
                <text:p>3.4287045817</text:p>
              </table:table-cell>
              <table:table-cell office:value-type="float" office:value="6.46638313725795E-017">
                <text:p>6.46638313725795E-017</text:p>
              </table:table-cell>
              <table:table-cell office:value-type="float" office:value="6.46638313725795E-017">
                <text:p>6.46638313725795E-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287053437">
                <text:p>3.4287053437</text:p>
              </table:table-cell>
              <table:table-cell office:value-type="float" office:value="6.39222685572316E-017">
                <text:p>6.39222685572316E-017</text:p>
              </table:table-cell>
              <table:table-cell office:value-type="float" office:value="6.39222685572316E-017">
                <text:p>6.39222685572316E-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287061058">
                <text:p>3.4287061058</text:p>
              </table:table-cell>
              <table:table-cell office:value-type="float" office:value="6.31807055319142E-017">
                <text:p>6.31807055319142E-017</text:p>
              </table:table-cell>
              <table:table-cell office:value-type="float" office:value="6.31807055319142E-017">
                <text:p>6.31807055319142E-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287068679">
                <text:p>3.4287068679</text:p>
              </table:table-cell>
              <table:table-cell office:value-type="float" office:value="6.24391427338174E-017">
                <text:p>6.24391427338174E-017</text:p>
              </table:table-cell>
              <table:table-cell office:value-type="float" office:value="6.24391427338174E-017">
                <text:p>6.24391427338174E-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287076299">
                <text:p>3.4287076299</text:p>
              </table:table-cell>
              <table:table-cell office:value-type="float" office:value="6.16989294739148E-017">
                <text:p>6.16989294739148E-017</text:p>
              </table:table-cell>
              <table:table-cell office:value-type="float" office:value="6.16989294739148E-017">
                <text:p>6.16989294739148E-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28708392">
                <text:p>3.428708392</text:p>
              </table:table-cell>
              <table:table-cell office:value-type="float" office:value="6.09560173106263E-017">
                <text:p>6.09560173106263E-017</text:p>
              </table:table-cell>
              <table:table-cell office:value-type="float" office:value="6.09560173106263E-017">
                <text:p>6.09560173106263E-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287091541">
                <text:p>3.4287091541</text:p>
              </table:table-cell>
              <table:table-cell office:value-type="float" office:value="6.0214454295167E-017">
                <text:p>6.0214454295167E-017</text:p>
              </table:table-cell>
              <table:table-cell office:value-type="float" office:value="6.0214454295167E-017">
                <text:p>6.0214454295167E-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287099162">
                <text:p>3.4287099162</text:p>
              </table:table-cell>
              <table:table-cell office:value-type="float" office:value="5.94741921902818E-017">
                <text:p>5.94741921902818E-017</text:p>
              </table:table-cell>
              <table:table-cell office:value-type="float" office:value="5.94741921902818E-017">
                <text:p>5.94741921902818E-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287106782">
                <text:p>3.4287106782</text:p>
              </table:table-cell>
              <table:table-cell office:value-type="float" office:value="5.87313286841865E-017">
                <text:p>5.87313286841865E-017</text:p>
              </table:table-cell>
              <table:table-cell office:value-type="float" office:value="5.87313286841865E-017">
                <text:p>5.87313286841865E-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287114403">
                <text:p>3.4287114403</text:p>
              </table:table-cell>
              <table:table-cell office:value-type="float" office:value="5.79897660640211E-017">
                <text:p>5.79897660640211E-017</text:p>
              </table:table-cell>
              <table:table-cell office:value-type="float" office:value="5.79897660640211E-017">
                <text:p>5.79897660640211E-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287122024">
                <text:p>3.4287122024</text:p>
              </table:table-cell>
              <table:table-cell office:value-type="float" office:value="5.72482030584194E-017">
                <text:p>5.72482030584194E-017</text:p>
              </table:table-cell>
              <table:table-cell office:value-type="float" office:value="5.72482030584194E-017">
                <text:p>5.72482030584194E-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287129644">
                <text:p>3.4287129644</text:p>
              </table:table-cell>
              <table:table-cell office:value-type="float" office:value="5.6506640245536E-017">
                <text:p>5.6506640245536E-017</text:p>
              </table:table-cell>
              <table:table-cell office:value-type="float" office:value="5.6506640245536E-017">
                <text:p>5.6506640245536E-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4287137265">
                <text:p>3.4287137265</text:p>
              </table:table-cell>
              <table:table-cell office:value-type="float" office:value="5.57650774474391E-017">
                <text:p>5.57650774474391E-017</text:p>
              </table:table-cell>
              <table:table-cell office:value-type="float" office:value="5.57650774474391E-017">
                <text:p>5.57650774474391E-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287144886">
                <text:p>3.4287144886</text:p>
              </table:table-cell>
              <table:table-cell office:value-type="float" office:value="5.5023514817416E-017">
                <text:p>5.5023514817416E-017</text:p>
              </table:table-cell>
              <table:table-cell office:value-type="float" office:value="5.5023514817416E-017">
                <text:p>5.5023514817416E-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287152506">
                <text:p>3.4287152506</text:p>
              </table:table-cell>
              <table:table-cell office:value-type="float" office:value="5.42831391675936E-017">
                <text:p>5.42831391675936E-017</text:p>
              </table:table-cell>
              <table:table-cell office:value-type="float" office:value="5.42831391675936E-017">
                <text:p>5.42831391675936E-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4287160127">
                <text:p>3.4287160127</text:p>
              </table:table-cell>
              <table:table-cell office:value-type="float" office:value="5.35403890087886E-017">
                <text:p>5.35403890087886E-017</text:p>
              </table:table-cell>
              <table:table-cell office:value-type="float" office:value="5.35403890087886E-017">
                <text:p>5.35403890087886E-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87167748">
                <text:p>3.4287167748</text:p>
              </table:table-cell>
              <table:table-cell office:value-type="float" office:value="5.27988262106918E-017">
                <text:p>5.27988262106918E-017</text:p>
              </table:table-cell>
              <table:table-cell office:value-type="float" office:value="5.27988262106918E-017">
                <text:p>5.27988262106918E-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287175369">
                <text:p>3.4287175369</text:p>
              </table:table-cell>
              <table:table-cell office:value-type="float" office:value="5.20584020816121E-017">
                <text:p>5.20584020816121E-017</text:p>
              </table:table-cell>
              <table:table-cell office:value-type="float" office:value="5.20584020816121E-017">
                <text:p>5.20584020816121E-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287182989">
                <text:p>3.4287182989</text:p>
              </table:table-cell>
              <table:table-cell office:value-type="float" office:value="5.13157007554628E-017">
                <text:p>5.13157007554628E-017</text:p>
              </table:table-cell>
              <table:table-cell office:value-type="float" office:value="5.13157007554628E-017">
                <text:p>5.13157007554628E-0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28719061">
                <text:p>3.428719061</text:p>
              </table:table-cell>
              <table:table-cell office:value-type="float" office:value="5.05741377720411E-017">
                <text:p>5.05741377720411E-017</text:p>
              </table:table-cell>
              <table:table-cell office:value-type="float" office:value="5.05741377720411E-017">
                <text:p>5.05741377720411E-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287198231">
                <text:p>3.4287198231</text:p>
              </table:table-cell>
              <table:table-cell office:value-type="float" office:value="4.98325749787842E-017">
                <text:p>4.98325749787842E-017</text:p>
              </table:table-cell>
              <table:table-cell office:value-type="float" office:value="4.98325749787842E-017">
                <text:p>4.98325749787842E-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87205851">
                <text:p>3.4287205851</text:p>
              </table:table-cell>
              <table:table-cell office:value-type="float" office:value="4.90920858036605E-017">
                <text:p>4.90920858036605E-017</text:p>
              </table:table-cell>
              <table:table-cell office:value-type="float" office:value="4.90920858036605E-017">
                <text:p>4.90920858036605E-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287213472">
                <text:p>3.4287213472</text:p>
              </table:table-cell>
              <table:table-cell office:value-type="float" office:value="4.83494495135535E-017">
                <text:p>4.83494495135535E-017</text:p>
              </table:table-cell>
              <table:table-cell office:value-type="float" office:value="4.83494495135535E-017">
                <text:p>4.83494495135535E-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287221093">
                <text:p>3.4287221093</text:p>
              </table:table-cell>
              <table:table-cell office:value-type="float" office:value="4.76089277412665E-017">
                <text:p>4.76089277412665E-017</text:p>
              </table:table-cell>
              <table:table-cell office:value-type="float" office:value="4.76089277412665E-017">
                <text:p>4.76089277412665E-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287228714">
                <text:p>3.4287228714</text:p>
              </table:table-cell>
              <table:table-cell office:value-type="float" office:value="4.68734986041617E-017">
                <text:p>4.68734986041617E-017</text:p>
              </table:table-cell>
              <table:table-cell office:value-type="float" office:value="4.68734986041617E-017">
                <text:p>4.68734986041617E-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87236334">
                <text:p>3.4287236334</text:p>
              </table:table-cell>
              <table:table-cell office:value-type="float" office:value="4.61590589297634E-017">
                <text:p>4.61590589297634E-017</text:p>
              </table:table-cell>
              <table:table-cell office:value-type="float" office:value="4.61590589297634E-017">
                <text:p>4.61590589297634E-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287243956">
                <text:p>3.4287243956</text:p>
              </table:table-cell>
              <table:table-cell office:value-type="float" office:value="4.55509386291575E-017">
                <text:p>4.55509386291575E-017</text:p>
              </table:table-cell>
              <table:table-cell office:value-type="float" office:value="4.55509386291575E-017">
                <text:p>4.55509386291575E-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87251582">
                <text:p>3.4287251582</text:p>
              </table:table-cell>
              <table:table-cell office:value-type="float" office:value="4.5457845908585E-017">
                <text:p>4.5457845908585E-017</text:p>
              </table:table-cell>
              <table:table-cell office:value-type="float" office:value="4.5457845908585E-017">
                <text:p>4.5457845908585E-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8725923">
                <text:p>3.428725923</text:p>
              </table:table-cell>
              <table:table-cell office:value-type="float" office:value="4.78787685844943E-017">
                <text:p>4.78787685844943E-017</text:p>
              </table:table-cell>
              <table:table-cell office:value-type="float" office:value="4.78787685844943E-017">
                <text:p>4.78787685844943E-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287266986">
                <text:p>3.4287266986</text:p>
              </table:table-cell>
              <table:table-cell office:value-type="float" office:value="5.87969093999713E-017">
                <text:p>5.87969093999713E-017</text:p>
              </table:table-cell>
              <table:table-cell office:value-type="float" office:value="5.87969093999713E-017">
                <text:p>5.87969093999713E-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287275274">
                <text:p>3.4287275274</text:p>
              </table:table-cell>
              <table:table-cell office:value-type="float" office:value="7.49736514967071E-017">
                <text:p>7.49736514967071E-017</text:p>
              </table:table-cell>
              <table:table-cell office:value-type="float" office:value="7.49736514967071E-017">
                <text:p>7.49736514967071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287286202">
                <text:p>3.4287286202</text:p>
              </table:table-cell>
              <table:table-cell office:value-type="float" office:value="9.17161055581921E-017">
                <text:p>9.17161055581921E-017</text:p>
              </table:table-cell>
              <table:table-cell office:value-type="float" office:value="9.17161055581921E-017">
                <text:p>9.17161055581921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287306248">
                <text:p>3.4287306248</text:p>
              </table:table-cell>
              <table:table-cell office:value-type="float" office:value="1.07953956410992E-016">
                <text:p>1.07953956410992E-016</text:p>
              </table:table-cell>
              <table:table-cell office:value-type="float" office:value="1.07953956410992E-016">
                <text:p>1.07953956410992E-0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287332401">
                <text:p>3.4287332401</text:p>
              </table:table-cell>
              <table:table-cell office:value-type="float" office:value="1.23124172014832E-016">
                <text:p>1.23124172014832E-016</text:p>
              </table:table-cell>
              <table:table-cell office:value-type="float" office:value="1.23124172014832E-016">
                <text:p>1.23124172014832E-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287359856">
                <text:p>3.4287359856</text:p>
              </table:table-cell>
              <table:table-cell office:value-type="float" office:value="1.35393261998013E-016">
                <text:p>1.35393261998013E-016</text:p>
              </table:table-cell>
              <table:table-cell office:value-type="float" office:value="1.35393261998013E-016">
                <text:p>1.35393261998013E-0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287387573">
                <text:p>3.4287387573</text:p>
              </table:table-cell>
              <table:table-cell office:value-type="float" office:value="1.39398255449861E-016">
                <text:p>1.39398255449861E-016</text:p>
              </table:table-cell>
              <table:table-cell office:value-type="float" office:value="1.39398255449861E-016">
                <text:p>1.39398255449861E-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287415344">
                <text:p>3.4287415344</text:p>
              </table:table-cell>
              <table:table-cell office:value-type="float" office:value="1.38082083475294E-016">
                <text:p>1.38082083475294E-016</text:p>
              </table:table-cell>
              <table:table-cell office:value-type="float" office:value="1.38082083475294E-016">
                <text:p>1.38082083475294E-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287443125">
                <text:p>3.4287443125</text:p>
              </table:table-cell>
              <table:table-cell office:value-type="float" office:value="1.35652175961281E-016">
                <text:p>1.35652175961281E-016</text:p>
              </table:table-cell>
              <table:table-cell office:value-type="float" office:value="1.35652175961281E-016">
                <text:p>1.35652175961281E-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287470908">
                <text:p>3.4287470908</text:p>
              </table:table-cell>
              <table:table-cell office:value-type="float" office:value="1.33003370209263E-016">
                <text:p>1.33003370209263E-016</text:p>
              </table:table-cell>
              <table:table-cell office:value-type="float" office:value="1.33003370209263E-016">
                <text:p>1.33003370209263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287498692">
                <text:p>3.4287498692</text:p>
              </table:table-cell>
              <table:table-cell office:value-type="float" office:value="1.30310179290511E-016">
                <text:p>1.30310179290511E-016</text:p>
              </table:table-cell>
              <table:table-cell office:value-type="float" office:value="1.30310179290511E-016">
                <text:p>1.30310179290511E-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287526475">
                <text:p>3.4287526475</text:p>
              </table:table-cell>
              <table:table-cell office:value-type="float" office:value="1.27608911336052E-016">
                <text:p>1.27608911336052E-016</text:p>
              </table:table-cell>
              <table:table-cell office:value-type="float" office:value="1.27608911336052E-016">
                <text:p>1.27608911336052E-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4287554259">
                <text:p>3.4287554259</text:p>
              </table:table-cell>
              <table:table-cell office:value-type="float" office:value="1.24906047114501E-016">
                <text:p>1.24906047114501E-016</text:p>
              </table:table-cell>
              <table:table-cell office:value-type="float" office:value="1.24906047114501E-016">
                <text:p>1.24906047114501E-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287582043">
                <text:p>3.4287582043</text:p>
              </table:table-cell>
              <table:table-cell office:value-type="float" office:value="1.22201684828194E-016">
                <text:p>1.22201684828194E-016</text:p>
              </table:table-cell>
              <table:table-cell office:value-type="float" office:value="1.22201684828194E-016">
                <text:p>1.22201684828194E-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287609827">
                <text:p>3.4287609827</text:p>
              </table:table-cell>
              <table:table-cell office:value-type="float" office:value="1.19498788988122E-016">
                <text:p>1.19498788988122E-016</text:p>
              </table:table-cell>
              <table:table-cell office:value-type="float" office:value="1.19498788988122E-016">
                <text:p>1.19498788988122E-0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4287637611">
                <text:p>3.4287637611</text:p>
              </table:table-cell>
              <table:table-cell office:value-type="float" office:value="1.16795159690427E-016">
                <text:p>1.16795159690427E-016</text:p>
              </table:table-cell>
              <table:table-cell office:value-type="float" office:value="1.16795159690427E-016">
                <text:p>1.16795159690427E-0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4287665394">
                <text:p>3.4287665394</text:p>
              </table:table-cell>
              <table:table-cell office:value-type="float" office:value="1.14091530013569E-016">
                <text:p>1.14091530013569E-016</text:p>
              </table:table-cell>
              <table:table-cell office:value-type="float" office:value="1.14091530013569E-016">
                <text:p>1.14091530013569E-0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4287693178">
                <text:p>3.4287693178</text:p>
              </table:table-cell>
              <table:table-cell office:value-type="float" office:value="1.11387900778769E-016">
                <text:p>1.11387900778769E-016</text:p>
              </table:table-cell>
              <table:table-cell office:value-type="float" office:value="1.11387900778769E-016">
                <text:p>1.11387900778769E-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4287720962">
                <text:p>3.4287720962</text:p>
              </table:table-cell>
              <table:table-cell office:value-type="float" office:value="1.08684271490058E-016">
                <text:p>1.08684271490058E-016</text:p>
              </table:table-cell>
              <table:table-cell office:value-type="float" office:value="1.08684271490058E-016">
                <text:p>1.08684271490058E-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4287748746">
                <text:p>3.4287748746</text:p>
              </table:table-cell>
              <table:table-cell office:value-type="float" office:value="1.05982549789501E-016">
                <text:p>1.05982549789501E-016</text:p>
              </table:table-cell>
              <table:table-cell office:value-type="float" office:value="1.05982549789501E-016">
                <text:p>1.05982549789501E-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428777653">
                <text:p>3.428777653</text:p>
              </table:table-cell>
              <table:table-cell office:value-type="float" office:value="1.03283827710427E-016">
                <text:p>1.03283827710427E-016</text:p>
              </table:table-cell>
              <table:table-cell office:value-type="float" office:value="1.03283827710427E-016">
                <text:p>1.03283827710427E-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4287804314">
                <text:p>3.4287804314</text:p>
              </table:table-cell>
              <table:table-cell office:value-type="float" office:value="1.00607168915747E-016">
                <text:p>1.00607168915747E-016</text:p>
              </table:table-cell>
              <table:table-cell office:value-type="float" office:value="1.00607168915747E-016">
                <text:p>1.00607168915747E-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2878321">
                <text:p>3.42878321</text:p>
              </table:table-cell>
              <table:table-cell office:value-type="float" office:value="9.80335526478625E-017">
                <text:p>9.80335526478625E-017</text:p>
              </table:table-cell>
              <table:table-cell office:value-type="float" office:value="9.80335526478625E-017">
                <text:p>9.80335526478625E-0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287859892">
                <text:p>3.4287859892</text:p>
              </table:table-cell>
              <table:table-cell office:value-type="float" office:value="9.59562126825775E-017">
                <text:p>9.59562126825775E-017</text:p>
              </table:table-cell>
              <table:table-cell office:value-type="float" office:value="9.59562126825775E-017">
                <text:p>9.59562126825775E-0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287887721">
                <text:p>3.4287887721</text:p>
              </table:table-cell>
              <table:table-cell office:value-type="float" office:value="9.62663136789794E-017">
                <text:p>9.62663136789794E-017</text:p>
              </table:table-cell>
              <table:table-cell office:value-type="float" office:value="9.62663136789794E-017">
                <text:p>9.62663136789794E-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287915728">
                <text:p>3.4287915728</text:p>
              </table:table-cell>
              <table:table-cell office:value-type="float" office:value="1.08034993564262E-016">
                <text:p>1.08034993564262E-016</text:p>
              </table:table-cell>
              <table:table-cell office:value-type="float" office:value="1.08034993564262E-016">
                <text:p>1.08034993564262E-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287944617">
                <text:p>3.4287944617</text:p>
              </table:table-cell>
              <table:table-cell office:value-type="float" office:value="1.48381336612805E-016">
                <text:p>1.48381336612805E-016</text:p>
              </table:table-cell>
              <table:table-cell office:value-type="float" office:value="1.48381336612805E-016">
                <text:p>1.48381336612805E-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287977875">
                <text:p>3.4287977875</text:p>
              </table:table-cell>
              <table:table-cell office:value-type="float" office:value="2.0143732598155E-016">
                <text:p>2.0143732598155E-016</text:p>
              </table:table-cell>
              <table:table-cell office:value-type="float" office:value="2.0143732598155E-016">
                <text:p>2.0143732598155E-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4288032746">
                <text:p>3.4288032746</text:p>
              </table:table-cell>
              <table:table-cell office:value-type="float" office:value="2.67899487400564E-016">
                <text:p>2.67899487400564E-016</text:p>
              </table:table-cell>
              <table:table-cell office:value-type="float" office:value="2.67899487400564E-016">
                <text:p>2.67899487400564E-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288144029">
                <text:p>3.4288144029</text:p>
              </table:table-cell>
              <table:table-cell office:value-type="float" office:value="4.00297002659823E-016">
                <text:p>4.00297002659823E-016</text:p>
              </table:table-cell>
              <table:table-cell office:value-type="float" office:value="4.00297002659823E-016">
                <text:p>4.00297002659823E-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88285819">
                <text:p>3.4288285819</text:p>
              </table:table-cell>
              <table:table-cell office:value-type="float" office:value="8.59421429389967E-016">
                <text:p>8.59421429389967E-016</text:p>
              </table:table-cell>
              <table:table-cell office:value-type="float" office:value="8.59421429389967E-016">
                <text:p>8.59421429389967E-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288462706">
                <text:p>3.4288462706</text:p>
              </table:table-cell>
              <table:table-cell office:value-type="float" office:value="2.23127413454165E-015">
                <text:p>2.23127413454165E-015</text:p>
              </table:table-cell>
              <table:table-cell office:value-type="float" office:value="2.23127413454165E-015">
                <text:p>2.23127413454165E-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288789905">
                <text:p>3.4288789905</text:p>
              </table:table-cell>
              <table:table-cell office:value-type="float" office:value="3.96085177199127E-015">
                <text:p>3.96085177199127E-015</text:p>
              </table:table-cell>
              <table:table-cell office:value-type="float" office:value="3.96085177199127E-015">
                <text:p>3.96085177199127E-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28985703">
                <text:p>3.428985703</text:p>
              </table:table-cell>
              <table:table-cell office:value-type="float" office:value="5.63724941632518E-015">
                <text:p>5.63724941632518E-015</text:p>
              </table:table-cell>
              <table:table-cell office:value-type="float" office:value="5.63724941632518E-015">
                <text:p>5.63724941632518E-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293090875">
                <text:p>3.4293090875</text:p>
              </table:table-cell>
              <table:table-cell office:value-type="float" office:value="7.17957865058923E-015">
                <text:p>7.17957865058923E-015</text:p>
              </table:table-cell>
              <table:table-cell office:value-type="float" office:value="7.17957865058923E-015">
                <text:p>7.17957865058923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297465695">
                <text:p>3.4297465695</text:p>
              </table:table-cell>
              <table:table-cell office:value-type="float" office:value="8.55196857119866E-015">
                <text:p>8.55196857119866E-015</text:p>
              </table:table-cell>
              <table:table-cell office:value-type="float" office:value="8.55196857119866E-015">
                <text:p>8.55196857119866E-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302079283">
                <text:p>3.4302079283</text:p>
              </table:table-cell>
              <table:table-cell office:value-type="float" office:value="9.63171587626642E-015">
                <text:p>9.63171587626642E-015</text:p>
              </table:table-cell>
              <table:table-cell office:value-type="float" office:value="9.63171587626642E-015">
                <text:p>9.63171587626642E-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306755947">
                <text:p>3.4306755947</text:p>
              </table:table-cell>
              <table:table-cell office:value-type="float" office:value="9.95132646924746E-015">
                <text:p>9.95132646924746E-015</text:p>
              </table:table-cell>
              <table:table-cell office:value-type="float" office:value="9.95132646924746E-015">
                <text:p>9.95132646924746E-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311519183">
                <text:p>3.4311519183</text:p>
              </table:table-cell>
              <table:table-cell office:value-type="float" office:value="9.86286857917531E-015">
                <text:p>9.86286857917531E-015</text:p>
              </table:table-cell>
              <table:table-cell office:value-type="float" office:value="9.86286857917531E-015">
                <text:p>9.86286857917531E-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316609182">
                <text:p>3.4316609182</text:p>
              </table:table-cell>
              <table:table-cell office:value-type="float" office:value="9.71850578891449E-015">
                <text:p>9.71850578891449E-015</text:p>
              </table:table-cell>
              <table:table-cell office:value-type="float" office:value="9.71850578891449E-015">
                <text:p>9.71850578891449E-0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322034552">
                <text:p>3.4322034552</text:p>
              </table:table-cell>
              <table:table-cell office:value-type="float" office:value="9.76103616441255E-015">
                <text:p>9.76103616441255E-015</text:p>
              </table:table-cell>
              <table:table-cell office:value-type="float" office:value="9.76103616441255E-015">
                <text:p>9.76103616441255E-0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327572251">
                <text:p>3.4327572251</text:p>
              </table:table-cell>
              <table:table-cell office:value-type="float" office:value="0.0000000000000103325302084507">
                <text:p>0.0000000000000103325302084507</text:p>
              </table:table-cell>
              <table:table-cell office:value-type="float" office:value="0.0000000000000103325302084507">
                <text:p>0.00000000000001033253020845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4333290316">
                <text:p>3.4333290316</text:p>
              </table:table-cell>
              <table:table-cell office:value-type="float" office:value="0.0000000000000109795555855105">
                <text:p>0.0000000000000109795555855105</text:p>
              </table:table-cell>
              <table:table-cell office:value-type="float" office:value="0.0000000000000109795555855105">
                <text:p>0.0000000000000109795555855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33982602">
                <text:p>3.433982602</text:p>
              </table:table-cell>
              <table:table-cell office:value-type="float" office:value="0.0000000000000115596795164928">
                <text:p>0.0000000000000115596795164928</text:p>
              </table:table-cell>
              <table:table-cell office:value-type="float" office:value="0.0000000000000115596795164928">
                <text:p>0.00000000000001155967951649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348560779">
                <text:p>3.4348560779</text:p>
              </table:table-cell>
              <table:table-cell office:value-type="float" office:value="0.0000000000000125096123737795">
                <text:p>0.0000000000000125096123737795</text:p>
              </table:table-cell>
              <table:table-cell office:value-type="float" office:value="0.0000000000000125096123737795">
                <text:p>0.00000000000001250961237377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4358400122">
                <text:p>3.4358400122</text:p>
              </table:table-cell>
              <table:table-cell office:value-type="float" office:value="0.0000000000000157220559780148">
                <text:p>0.0000000000000157220559780148</text:p>
              </table:table-cell>
              <table:table-cell office:value-type="float" office:value="0.0000000000000157220559780148">
                <text:p>0.0000000000000157220559780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368928377">
                <text:p>3.4368928377</text:p>
              </table:table-cell>
              <table:table-cell office:value-type="float" office:value="0.0000000000000253667421221267">
                <text:p>0.0000000000000253667421221267</text:p>
              </table:table-cell>
              <table:table-cell office:value-type="float" office:value="0.0000000000000253667421221267">
                <text:p>0.00000000000002536674212212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381893553">
                <text:p>3.4381893553</text:p>
              </table:table-cell>
              <table:table-cell office:value-type="float" office:value="0.0000000000000366250700213073">
                <text:p>0.0000000000000366250700213073</text:p>
              </table:table-cell>
              <table:table-cell office:value-type="float" office:value="0.0000000000000366250700213073">
                <text:p>0.00000000000003662507002130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406733494">
                <text:p>3.4406733494</text:p>
              </table:table-cell>
              <table:table-cell office:value-type="float" office:value="0.000000000000046868473401234">
                <text:p>0.000000000000046868473401234</text:p>
              </table:table-cell>
              <table:table-cell office:value-type="float" office:value="0.000000000000046868473401234">
                <text:p>0.00000000000004686847340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468036209">
                <text:p>3.4468036209</text:p>
              </table:table-cell>
              <table:table-cell office:value-type="float" office:value="0.0000000000000583879471539871">
                <text:p>0.0000000000000583879471539871</text:p>
              </table:table-cell>
              <table:table-cell office:value-type="float" office:value="0.0000000000000583879471539871">
                <text:p>0.0000000000000583879471539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55020233">
                <text:p>3.455020233</text:p>
              </table:table-cell>
              <table:table-cell office:value-type="float" office:value="0.0000000000000833463659543959">
                <text:p>0.0000000000000833463659543959</text:p>
              </table:table-cell>
              <table:table-cell office:value-type="float" office:value="0.0000000000000833463659543959">
                <text:p>0.00000000000008334636595439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641736612">
                <text:p>3.4641736612</text:p>
              </table:table-cell>
              <table:table-cell office:value-type="float" office:value="0.000000000000150998240719424">
                <text:p>0.000000000000150998240719424</text:p>
              </table:table-cell>
              <table:table-cell office:value-type="float" office:value="0.000000000000150998240719424">
                <text:p>0.0000000000001509982407194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4760273597">
                <text:p>3.4760273597</text:p>
              </table:table-cell>
              <table:table-cell office:value-type="float" office:value="0.000000000000221568026286251">
                <text:p>0.000000000000221568026286251</text:p>
              </table:table-cell>
              <table:table-cell office:value-type="float" office:value="0.000000000000221568026286251">
                <text:p>0.0000000000002215680262862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008653063">
                <text:p>3.5008653063</text:p>
              </table:table-cell>
              <table:table-cell office:value-type="float" office:value="0.000000000000265750331276323">
                <text:p>0.000000000000265750331276323</text:p>
              </table:table-cell>
              <table:table-cell office:value-type="float" office:value="0.000000000000265750331276323">
                <text:p>0.000000000000265750331276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699952062">
                <text:p>3.5699952062</text:p>
              </table:table-cell>
              <table:table-cell office:value-type="float" office:value="0.000000000000279054628450672">
                <text:p>0.000000000000279054628450672</text:p>
              </table:table-cell>
              <table:table-cell office:value-type="float" office:value="0.000000000000279054628450672">
                <text:p>0.0000000000002790546284506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671742892">
                <text:p>3.6671742892</text:p>
              </table:table-cell>
              <table:table-cell office:value-type="float" office:value="0.000000000000250901058022216">
                <text:p>0.000000000000250901058022216</text:p>
              </table:table-cell>
              <table:table-cell office:value-type="float" office:value="0.000000000000250901058022216">
                <text:p>0.000000000000250901058022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